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6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45in"/>
    </style:style>
    <style:style style:name="co4" style:family="table-column">
      <style:table-column-properties fo:break-before="auto" style:column-width="1.4752in"/>
    </style:style>
    <style:style style:name="co5" style:family="table-column">
      <style:table-column-properties fo:break-before="auto" style:column-width="0.5161in"/>
    </style:style>
    <style:style style:name="co6" style:family="table-column">
      <style:table-column-properties fo:break-before="auto" style:column-width="0.6929in"/>
    </style:style>
    <style:style style:name="co7" style:family="table-column">
      <style:table-column-properties fo:break-before="auto" style:column-width="5.2646in"/>
    </style:style>
    <style:style style:name="co8" style:family="table-column">
      <style:table-column-properties fo:break-before="auto" style:column-width="0.411in"/>
    </style:style>
    <style:style style:name="co14" style:family="table-column">
      <style:table-column-properties fo:break-before="auto" style:column-width="4.3555in"/>
    </style:style>
    <style:style style:name="co15" style:family="table-column">
      <style:table-column-properties fo:break-before="auto" style:column-width="3.9638in"/>
    </style:style>
    <style:style style:name="co13" style:family="table-column">
      <style:table-column-properties fo:break-before="auto" style:column-width="2.5598in"/>
    </style:style>
    <style:style style:name="co10" style:family="table-column">
      <style:table-column-properties fo:break-before="auto" style:column-width="0.9811in"/>
    </style:style>
    <style:style style:name="co16" style:family="table-column">
      <style:table-column-properties fo:break-before="auto" style:column-width="2.1984in"/>
    </style:style>
    <style:style style:name="co17" style:family="table-column">
      <style:table-column-properties fo:break-before="auto" style:column-width="0.8508in"/>
    </style:style>
    <style:style style:name="co18" style:family="table-column">
      <style:table-column-properties fo:break-before="auto" style:column-width="1.025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Res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#94bd5e"/>
      <style:text-properties style:use-window-font-color="true" style:text-position=""/>
    </style:style>
    <style:style style:name="ce6" style:family="table-cell" style:parent-style-name="Default">
      <style:table-cell-properties fo:background-color="#94bd5e"/>
      <style:text-properties style:use-window-font-color="true" style:text-position="" style:font-name="Liberation Sans" style:font-name-asian="Droid Sans Fallback" style:font-name-complex="Droid Sans Devanagari"/>
    </style:style>
    <style:style style:name="ce7" style:family="table-cell" style:parent-style-name="Default">
      <style:table-cell-properties fo:background-color="#cccccc"/>
      <style:text-properties style:text-position=""/>
    </style:style>
    <style:style style:name="ce8" style:family="table-cell" style:parent-style-name="Default">
      <style:table-cell-properties fo:background-color="transparent"/>
      <style:text-properties style:use-window-font-color="true" style:text-position="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Res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94bd5e"/>
      <style:text-properties style:use-window-font-color="true"/>
    </style:style>
    <style:style style:name="ce14" style:family="table-cell" style:parent-style-name="Default">
      <style:table-cell-properties fo:background-color="#94bd5e"/>
      <style:text-properties style:use-window-font-color="true" style:font-name="Liberation Sans" style:font-name-asian="Droid Sans Fallback" style:font-name-complex="Droid Sans Devanagari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ugId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Summary</text:p>
          </table:table-cell>
          <table:table-cell table:style-name="ce3" office:value-type="string" calcext:value-type="string">
            <text:p>Changed</text:p>
          </table:table-cell>
          <table:table-cell office:value-type="string" calcext:value-type="string">
            <text:p>Num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721389" xlink:type="simple">7213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721389" xlink:type="simple">Text is unlocalised in the Software Management window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12681" xlink:type="simple">8126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12681" xlink:type="simple">xorriso not available using grub2-mkrescue </text:a> </text:p>
          </table:table-cell>
          <table:table-cell table:style-name="ce3" office:value-type="string" calcext:value-type="string">
            <text:p>2014-07-04 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37978" xlink:type="simple">8379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rah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37978" xlink:type="simple">AUDIT-0: neard: NFC userspace daemon (neard) </text:a> </text:p>
          </table:table-cell>
          <table:table-cell table:style-name="ce3" office:value-type="string" calcext:value-type="string">
            <text:p>2014-02-11 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39692" xlink:type="simple">8396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arot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39692" xlink:type="simple">"openSUSE 12.3 Start-Up" document: outdated info about "Software Updater" -icon and term "patch" isn't defined precisely </text:a> </text:p>
          </table:table-cell>
          <table:table-cell table:style-name="ce3" office:value-type="string" calcext:value-type="string">
            <text:p>2014-06-17 </text:p>
          </table:table-cell>
          <table:table-cell office:value-type="float" office:value="497" calcext:value-type="float">
            <text:p>4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41434" xlink:type="simple">84143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41434" xlink:type="simple">btrfs subvolume for directories on other partitions </text:a> </text:p>
          </table:table-cell>
          <table:table-cell table:style-name="ce3" office:value-type="string" calcext:value-type="string">
            <text:p>2013-09-20 </text:p>
          </table:table-cell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41446" xlink:type="simple">8414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41446" xlink:type="simple">Empathy (chat client) gives no way to edit parameters like server and port number </text:a> </text:p>
          </table:table-cell>
          <table:table-cell table:style-name="ce3" office:value-type="string" calcext:value-type="string">
            <text:p>2014-01-10 </text:p>
          </table:table-cell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41584" xlink:type="simple">8415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41584" xlink:type="simple">Cannot deal with freezer failure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46352" xlink:type="simple">8463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srb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46352" xlink:type="simple">DRI_PRIME with anything but 0 or 1 crashes X if rendering is offloaded </text:a> </text:p>
          </table:table-cell>
          <table:table-cell table:style-name="ce3" office:value-type="string" calcext:value-type="string">
            <text:p>2014-04-25 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50461" xlink:type="simple">8504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50461" xlink:type="simple">Regression: No PolKit GUI Available Anymore </text:a> </text:p>
          </table:table-cell>
          <table:table-cell table:style-name="ce3" office:value-type="string" calcext:value-type="string">
            <text:p>2014-08-20 </text:p>
          </table:table-cell>
          <table:table-cell office:value-type="float" office:value="408" calcext:value-type="float">
            <text:p>40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52391" xlink:type="simple">8523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Java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2391" xlink:type="simple">No support for LPSS devices </text:a> </text:p>
          </table:table-cell>
          <table:table-cell table:style-name="ce3" office:value-type="string" calcext:value-type="string">
            <text:p>2014-07-04 </text:p>
          </table:table-cell>
          <table:table-cell office:value-type="float" office:value="473" calcext:value-type="float">
            <text:p>4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2581" xlink:type="simple">8525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2581" xlink:type="simple">USB sound devices on a WUSB hub don't work </text:a> </text:p>
          </table:table-cell>
          <table:table-cell table:style-name="ce3" office:value-type="string" calcext:value-type="string">
            <text:p>2014-09-04 </text:p>
          </table:table-cell>
          <table:table-cell office:value-type="float" office:value="425" calcext:value-type="float">
            <text:p>4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4495" xlink:type="simple">8544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4495" xlink:type="simple">'can't modify frozen String' popup + no user creation panel </text:a> </text:p>
          </table:table-cell>
          <table:table-cell table:style-name="ce3" office:value-type="string" calcext:value-type="string">
            <text:p>2013-12-09 </text:p>
          </table:table-cell>
          <table:table-cell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4496" xlink:type="simple">8544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moravec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4496" xlink:type="simple">"Hooks results" when no hook is run </text:a> </text:p>
          </table:table-cell>
          <table:table-cell table:style-name="ce3" office:value-type="string" calcext:value-type="string">
            <text:p>2013-12-10 </text:p>
          </table:table-cell>
          <table:table-cell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4500" xlink:type="simple">8545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4500" xlink:type="simple">NetworkManager isn't configured to be used for network handling </text:a> </text:p>
          </table:table-cell>
          <table:table-cell table:style-name="ce3" office:value-type="string" calcext:value-type="string">
            <text:p>2014-01-27 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4941" xlink:type="simple">8549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friedl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54941" xlink:type="simple">Application Guide: Firefox&amp;mdash;Disabling Features </text:a> </text:p>
          </table:table-cell>
          <table:table-cell table:style-name="ce3" office:value-type="string" calcext:value-type="string">
            <text:p>2014-02-25 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8692" xlink:type="simple">8586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chub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692" xlink:type="simple">SUSEConnect shouldn't require dmidecode on all platforms </text:a> </text:p>
          </table:table-cell>
          <table:table-cell table:style-name="ce3" office:value-type="string" calcext:value-type="string">
            <text:p>2014-01-15 </text:p>
          </table:table-cell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8853" xlink:type="simple">8588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853" xlink:type="simple">pre-alpha2 dracut doesn't mount root fs </text:a> </text:p>
          </table:table-cell>
          <table:table-cell table:style-name="ce3" office:value-type="string" calcext:value-type="string">
            <text:p>2014-06-20 </text:p>
          </table:table-cell>
          <table:table-cell office:value-type="float" office:value="249" calcext:value-type="float">
            <text:p>24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8859" xlink:type="simple">8588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859" xlink:type="simple">no autocompletion for systemd tools under bash </text:a> </text:p>
          </table:table-cell>
          <table:table-cell table:style-name="ce3" office:value-type="string" calcext:value-type="string">
            <text:p>2014-01-23 </text:p>
          </table:table-cell>
          <table:table-cell office:value-type="float" office:value="456" calcext:value-type="float">
            <text:p>45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8862" xlink:type="simple">8588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ren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862" xlink:type="simple">invalid resume udev rule in dracut </text:a> </text:p>
          </table:table-cell>
          <table:table-cell table:style-name="ce3" office:value-type="string" calcext:value-type="string">
            <text:p>2014-03-07 </text:p>
          </table:table-cell>
          <table:table-cell office:value-type="float" office:value="393" calcext:value-type="float">
            <text:p>39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8863" xlink:type="simple">8588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863" xlink:type="simple">openobex udev rules refers to unexisting group </text:a> </text:p>
          </table:table-cell>
          <table:table-cell table:style-name="ce3" office:value-type="string" calcext:value-type="string">
            <text:p>2014-08-11 </text:p>
          </table:table-cell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58864" xlink:type="simple">8588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8864" xlink:type="simple">LSB "+" dependencies aren't handled properly </text:a> </text:p>
          </table:table-cell>
          <table:table-cell table:style-name="ce3" office:value-type="string" calcext:value-type="string">
            <text:p>2014-01-23 </text:p>
          </table:table-cell>
          <table:table-cell office:value-type="float" office:value="496" calcext:value-type="float">
            <text:p>4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9047" xlink:type="simple">8590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9047" xlink:type="simple">missing dependency on gsettings-backend-dconf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59466" xlink:type="simple">8594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9466" xlink:type="simple">cheese cannot record video except as root </text:a> </text:p>
          </table:table-cell>
          <table:table-cell table:style-name="ce3" office:value-type="string" calcext:value-type="string">
            <text:p>2014-08-13 </text:p>
          </table:table-cell>
          <table:table-cell office:value-type="float" office:value="316" calcext:value-type="float">
            <text:p>3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9481" xlink:type="simple">8594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9481" xlink:type="simple">xf86-video-nouveau is missing </text:a> </text:p>
          </table:table-cell>
          <table:table-cell table:style-name="ce3" office:value-type="string" calcext:value-type="string">
            <text:p>2014-04-30 </text:p>
          </table:table-cell>
          <table:table-cell office:value-type="float" office:value="208" calcext:value-type="float">
            <text:p>2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9494" xlink:type="simple">8594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9494" xlink:type="simple">gnome-tweak-tool is missing </text:a> </text:p>
          </table:table-cell>
          <table:table-cell table:style-name="ce3" office:value-type="string" calcext:value-type="string">
            <text:p>2014-01-29 </text:p>
          </table:table-cell>
          <table:table-cell office:value-type="float" office:value="323" calcext:value-type="float">
            <text:p>3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59497" xlink:type="simple">8594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59497" xlink:type="simple">EFI installer shows still "openSUSE 13.1" </text:a> </text:p>
          </table:table-cell>
          <table:table-cell table:style-name="ce3" office:value-type="string" calcext:value-type="string">
            <text:p>2014-02-20 </text:p>
          </table:table-cell>
          <table:table-cell office:value-type="float" office:value="301" calcext:value-type="float">
            <text:p>3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1360" xlink:type="simple">8613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1360" xlink:type="simple">GNOME crashes always with activated onscreen keyboard </text:a> </text:p>
          </table:table-cell>
          <table:table-cell table:style-name="ce3" office:value-type="string" calcext:value-type="string">
            <text:p>2014-04-03 </text:p>
          </table:table-cell>
          <table:table-cell office:value-type="float" office:value="363" calcext:value-type="float">
            <text:p>36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1465" xlink:type="simple">8614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1465" xlink:type="simple">searching for system files: undefined method: 'downcase' for nil: NilClass </text:a> </text:p>
          </table:table-cell>
          <table:table-cell table:style-name="ce3" office:value-type="string" calcext:value-type="string">
            <text:p>2014-03-12 </text:p>
          </table:table-cell>
          <table:table-cell office:value-type="float" office:value="742" calcext:value-type="float">
            <text:p>7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1467" xlink:type="simple">8614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sra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1467" xlink:type="simple">Upgrade option is missing </text:a> </text:p>
          </table:table-cell>
          <table:table-cell table:style-name="ce3" office:value-type="string" calcext:value-type="string">
            <text:p>2014-01-31 </text:p>
          </table:table-cell>
          <table:table-cell office:value-type="float" office:value="471" calcext:value-type="float">
            <text:p>4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1533" xlink:type="simple">86153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1533" xlink:type="simple">libreoffice can not be installed </text:a> </text:p>
          </table:table-cell>
          <table:table-cell table:style-name="ce3" office:value-type="string" calcext:value-type="string">
            <text:p>2014-02-17 </text:p>
          </table:table-cell>
          <table:table-cell office:value-type="float" office:value="457" calcext:value-type="float">
            <text:p>45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1536" xlink:type="simple">8615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1536" xlink:type="simple">nothing provides libmwaw-0.1.so.1()(64bit) needed by libreoffice-writer-4.1.3.2-1.32.x86_64 </text:a> </text:p>
          </table:table-cell>
          <table:table-cell table:style-name="ce3" office:value-type="string" calcext:value-type="string">
            <text:p>2014-01-31 </text:p>
          </table:table-cell>
          <table:table-cell office:value-type="float" office:value="458" calcext:value-type="float">
            <text:p>45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1540" xlink:type="simple">8615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1540" xlink:type="simple">nothing provides libboost_date_time.so.1.53.0()(64bit) needed by libreoffice-4.1.3.2-1.32.x86_64 </text:a> </text:p>
          </table:table-cell>
          <table:table-cell table:style-name="ce3" office:value-type="string" calcext:value-type="string">
            <text:p>2014-01-31 </text:p>
          </table:table-cell>
          <table:table-cell office:value-type="float" office:value="459" calcext:value-type="float">
            <text:p>45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1541" xlink:type="simple">8615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1541" xlink:type="simple">libreoffice-help-en-US-4.1.3.2-1.44.noarch requires libreoffice = 4.1.3.2, but this requirement cannot be provided </text:a> </text:p>
          </table:table-cell>
          <table:table-cell table:style-name="ce3" office:value-type="string" calcext:value-type="string">
            <text:p>2014-01-31 </text:p>
          </table:table-cell>
          <table:table-cell office:value-type="float" office:value="460" calcext:value-type="float">
            <text:p>4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1543" xlink:type="simple">8615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1543" xlink:type="simple">ICAClient not installable </text:a> </text:p>
          </table:table-cell>
          <table:table-cell table:style-name="ce3" office:value-type="string" calcext:value-type="string">
            <text:p>2014-07-22 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1807" xlink:type="simple">8618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1807" xlink:type="simple">GTK GUI wanted but not found, falling back to Qt.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347" calcext:value-type="float">
            <text:p>347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table:style-name="ce1" office:value-type="string" calcext:value-type="string">
            <text:p><text:a xlink:href="https://bugzilla.suse.com/show_bug.cgi?id=861846" xlink:type="simple">8618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zypp-maintainers@forge.prov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1846" xlink:type="simple">Installer stucks while installing PackageKit-0.8.15-1.23.x86_64.rpm </text:a> </text:p>
          </table:table-cell>
          <table:table-cell table:style-name="ce3" office:value-type="string" calcext:value-type="string">
            <text:p>2014-05-21 </text:p>
          </table:table-cell>
          <table:table-cell office:value-type="float" office:value="310" calcext:value-type="float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255" xlink:type="simple">8622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255" xlink:type="simple">Battery information missing from unified menu </text:a> </text:p>
          </table:table-cell>
          <table:table-cell table:style-name="ce3" office:value-type="string" calcext:value-type="string">
            <text:p>2014-02-10 </text:p>
          </table:table-cell>
          <table:table-cell office:value-type="float" office:value="364" calcext:value-type="float">
            <text:p>364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2259" xlink:type="simple">8622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259" xlink:type="simple">Missing video driver (nouveau). Max resolution of 640 x 480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307" calcext:value-type="float">
            <text:p>30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389" xlink:type="simple">8623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ac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389" xlink:type="simple">Writing with an to big block size crashes the kernel </text:a> </text:p>
          </table:table-cell>
          <table:table-cell table:style-name="ce3" office:value-type="string" calcext:value-type="string">
            <text:p>2014-02-27 </text:p>
          </table:table-cell>
          <table:table-cell office:value-type="float" office:value="228" calcext:value-type="float">
            <text:p>2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397" xlink:type="simple">8623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Registration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397" xlink:type="simple">UAS Kernel modul does't load automatically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616" calcext:value-type="float">
            <text:p>6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400" xlink:type="simple">8624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400" xlink:type="simple">UAS Device probe fails </text:a> </text:p>
          </table:table-cell>
          <table:table-cell table:style-name="ce3" office:value-type="string" calcext:value-type="string">
            <text:p>2014-02-11 </text:p>
          </table:table-cell>
          <table:table-cell office:value-type="float" office:value="276" calcext:value-type="float">
            <text:p>27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2415" xlink:type="simple">8624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415" xlink:type="simple">Setting timezone does (and should not) require root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416" xlink:type="simple">8624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2416" xlink:type="simple">Seeing times in other timezones degraded significantly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589" xlink:type="simple">8625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589" xlink:type="simple">No input method is installed for CJK as default </text:a> </text:p>
          </table:table-cell>
          <table:table-cell table:style-name="ce3" office:value-type="string" calcext:value-type="string">
            <text:p>2014-08-25 </text:p>
          </table:table-cell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592" xlink:type="simple">8625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592" xlink:type="simple">GNOME doesn't honor the system keyboard layout </text:a> </text:p>
          </table:table-cell>
          <table:table-cell table:style-name="ce3" office:value-type="string" calcext:value-type="string">
            <text:p>2014-07-10 </text:p>
          </table:table-cell>
          <table:table-cell office:value-type="float" office:value="321" calcext:value-type="float">
            <text:p>3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593" xlink:type="simple">8625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62593" xlink:type="simple">powersave doesn't work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432" calcext:value-type="float">
            <text:p>4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596" xlink:type="simple">8625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2596" xlink:type="simple">Slow installation due to update-mime-database execution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603" xlink:type="simple">8626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603" xlink:type="simple">gnome-power-manager misdetects battery/AC status after S3 resume </text:a> </text:p>
          </table:table-cell>
          <table:table-cell table:style-name="ce3" office:value-type="string" calcext:value-type="string">
            <text:p>2014-03-18 </text:p>
          </table:table-cell>
          <table:table-cell office:value-type="float" office:value="261" calcext:value-type="float">
            <text:p>2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612" xlink:type="simple">86261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612" xlink:type="simple">Inconsistent mic LED on some HP laptops </text:a> </text:p>
          </table:table-cell>
          <table:table-cell table:style-name="ce3" office:value-type="string" calcext:value-type="string">
            <text:p>2014-02-07 </text:p>
          </table:table-cell>
          <table:table-cell office:value-type="float" office:value="498" calcext:value-type="float">
            <text:p>49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615" xlink:type="simple">8626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615" xlink:type="simple">Inconsistencies in GNOME "SLED" Classic mode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616" xlink:type="simple">8626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2616" xlink:type="simple">autologin is disabled even if you chose during installation </text:a> </text:p>
          </table:table-cell>
          <table:table-cell table:style-name="ce3" office:value-type="string" calcext:value-type="string">
            <text:p>2014-02-17 </text:p>
          </table:table-cell>
          <table:table-cell office:value-type="float" office:value="481" calcext:value-type="float">
            <text:p>481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2927" xlink:type="simple">8629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927" xlink:type="simple">bugzilla testbug for xorg-enterprise-bugs mailing list - just ignore - currently still needed! </text:a> </text:p>
          </table:table-cell>
          <table:table-cell table:style-name="ce3" office:value-type="string" calcext:value-type="string">
            <text:p>2014-06-17 </text:p>
          </table:table-cell>
          <table:table-cell office:value-type="float" office:value="433" calcext:value-type="float">
            <text:p>4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2996" xlink:type="simple">8629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2996" xlink:type="simple">FATE 316958 Intel Bluetooth device [8087:0a2a] for SLE12 </text:a> </text:p>
          </table:table-cell>
          <table:table-cell table:style-name="ce3" office:value-type="string" calcext:value-type="string">
            <text:p>2014-02-11 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3266" xlink:type="simple">8632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266" xlink:type="simple">SLED 12 documentation packages (drop reqs)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461" calcext:value-type="float">
            <text:p>46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3436" xlink:type="simple">8634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436" xlink:type="simple">Automatic login setting in the installation UI have no effect after system been installed. </text:a> </text:p>
          </table:table-cell>
          <table:table-cell table:style-name="ce3" office:value-type="string" calcext:value-type="string">
            <text:p>2014-04-21 </text:p>
          </table:table-cell>
          <table:table-cell office:value-type="float" office:value="604" calcext:value-type="float">
            <text:p>60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3446" xlink:type="simple">8634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jplack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3446" xlink:type="simple">nothing provides kdebase4-runtime and python-kde4 needed by FATE client </text:a> </text:p>
          </table:table-cell>
          <table:table-cell table:style-name="ce3" office:value-type="string" calcext:value-type="string">
            <text:p>2014-09-02 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3709" xlink:type="simple">8637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709" xlink:type="simple">Desktop style will change from Gnome Classic to Gnome when enable "automatically remember running app when logging out" in gnome-session-preperties </text:a> </text:p>
          </table:table-cell>
          <table:table-cell table:style-name="ce3" office:value-type="string" calcext:value-type="string">
            <text:p>2014-03-28 </text:p>
          </table:table-cell>
          <table:table-cell office:value-type="float" office:value="318" calcext:value-type="float">
            <text:p>31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3750" xlink:type="simple">8637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750" xlink:type="simple">vmmouse driver isn't used on QEMU/KVM </text:a> </text:p>
          </table:table-cell>
          <table:table-cell table:style-name="ce3" office:value-type="string" calcext:value-type="string">
            <text:p>2014-02-20 </text:p>
          </table:table-cell>
          <table:table-cell office:value-type="float" office:value="399" calcext:value-type="float">
            <text:p>39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3929" xlink:type="simple">8639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3929" xlink:type="simple">Password policy not same between installation and after installation </text:a> </text:p>
          </table:table-cell>
          <table:table-cell table:style-name="ce3" office:value-type="string" calcext:value-type="string">
            <text:p>2014-06-02 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3947" xlink:type="simple">8639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muell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947" xlink:type="simple">Failed to grant access of windows domain user from regular user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3950" xlink:type="simple">8639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950" xlink:type="simple">"Tab" key will open the first component when searching in YaST2 Administrator Settings interface </text:a> </text:p>
          </table:table-cell>
          <table:table-cell table:style-name="ce3" office:value-type="string" calcext:value-type="string">
            <text:p>2014-06-09 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3952" xlink:type="simple">8639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3952" xlink:type="simple">yast2 network module crash, when select 'ISDN Card', 'Modem' or 'DSL Connection' module in the list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831" calcext:value-type="float">
            <text:p>83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4425" xlink:type="simple">8644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4425" xlink:type="simple">"openSUSE" is written in GRUB_DISTRIBUTOR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148" calcext:value-type="float">
            <text:p>14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4619" xlink:type="simple">8646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4619" xlink:type="simple">Wicked is enabled on SLED 12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4832" xlink:type="simple">8648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wstephenso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4832" xlink:type="simple">can't register SLED to SCC </text:a> </text:p>
          </table:table-cell>
          <table:table-cell table:style-name="ce3" office:value-type="string" calcext:value-type="string">
            <text:p>2014-03-04 </text:p>
          </table:table-cell>
          <table:table-cell office:value-type="float" office:value="174" calcext:value-type="float">
            <text:p>17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4872" xlink:type="simple">8648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4872" xlink:type="simple">gnome-shell lock-screen should react on simple click </text:a> </text:p>
          </table:table-cell>
          <table:table-cell table:style-name="ce3" office:value-type="string" calcext:value-type="string">
            <text:p>2014-03-20 </text:p>
          </table:table-cell>
          <table:table-cell office:value-type="float" office:value="645" calcext:value-type="float">
            <text:p>64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4943" xlink:type="simple">8649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ederic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4943" xlink:type="simple">Mesa has incorrect software rendering for blits to the front buffer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331" calcext:value-type="float">
            <text:p>3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020" xlink:type="simple">8650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5020" xlink:type="simple">Some character of language will show like black square in installer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5026" xlink:type="simple">8650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LibreOffice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5026" xlink:type="simple">The first line of lists in SLED12 installer was partly covered by table header </text:a> </text:p>
          </table:table-cell>
          <table:table-cell table:style-name="ce3" office:value-type="string" calcext:value-type="string">
            <text:p>2014-02-21 </text:p>
          </table:table-cell>
          <table:table-cell office:value-type="float" office:value="507" calcext:value-type="float">
            <text:p>507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5044" xlink:type="simple">8650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5044" xlink:type="simple">Error message show "Details: undefined method `downcase' for nil:NilClass" when upgrade via hard disk </text:a> </text:p>
          </table:table-cell>
          <table:table-cell table:style-name="ce3" office:value-type="string" calcext:value-type="string">
            <text:p>2014-03-13 </text:p>
          </table:table-cell>
          <table:table-cell office:value-type="float" office:value="743" calcext:value-type="float">
            <text:p>74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051" xlink:type="simple">8650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051" xlink:type="simple">Installer hang up durning upgrade from SLED11 SP3 to SLED12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605" calcext:value-type="float">
            <text:p>60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5062" xlink:type="simple">8650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062" xlink:type="simple">System will not boot up with some grub2 menu items after SLED12 installed with Xen selected </text:a> </text:p>
          </table:table-cell>
          <table:table-cell table:style-name="ce3" office:value-type="string" calcext:value-type="string">
            <text:p>2014-03-11 </text:p>
          </table:table-cell>
          <table:table-cell office:value-type="float" office:value="611" calcext:value-type="float">
            <text:p>61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166" xlink:type="simple">8651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166" xlink:type="simple">mlocate missing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209" calcext:value-type="float">
            <text:p>20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242" xlink:type="simple">8652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242" xlink:type="simple">ISO not recognized as UEFI bootable </text:a> </text:p>
          </table:table-cell>
          <table:table-cell table:style-name="ce3" office:value-type="string" calcext:value-type="string">
            <text:p>2014-02-27 </text:p>
          </table:table-cell>
          <table:table-cell office:value-type="float" office:value="270" calcext:value-type="float">
            <text:p>27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257" xlink:type="simple">8652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pcerny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257" xlink:type="simple">Firefox about menu has parameter "%{sle_version}"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541" calcext:value-type="float">
            <text:p>54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258" xlink:type="simple">8652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nadvorni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258" xlink:type="simple">RPM verify package "wodim" failed--not list in /etc/permissions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422" calcext:value-type="float">
            <text:p>4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267" xlink:type="simple">8652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267" xlink:type="simple">Failed to use samba install SLED12 beta1 </text:a> </text:p>
          </table:table-cell>
          <table:table-cell table:style-name="ce3" office:value-type="string" calcext:value-type="string">
            <text:p>2014-03-19 </text:p>
          </table:table-cell>
          <table:table-cell office:value-type="float" office:value="622" calcext:value-type="float">
            <text:p>6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299" xlink:type="simple">8652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299" xlink:type="simple">File dialog can't show the first line properly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397" calcext:value-type="float">
            <text:p>39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300" xlink:type="simple">8653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300" xlink:type="simple">No bootsplash after a fresh installation </text:a> </text:p>
          </table:table-cell>
          <table:table-cell table:style-name="ce1" office:value-type="string" calcext:value-type="string">
            <text:p>2014-03-24 </text:p>
          </table:table-cell>
          <table:table-cell office:value-type="float" office:value="337" calcext:value-type="float">
            <text:p>33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303" xlink:type="simple">8653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303" xlink:type="simple">Rhyrthmbox cannot play MP3 files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350" xlink:type="simple">8653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350" xlink:type="simple">Remove joystick module </text:a> </text:p>
          </table:table-cell>
          <table:table-cell table:style-name="ce3" office:value-type="string" calcext:value-type="string">
            <text:p>2014-02-28 </text:p>
          </table:table-cell>
          <table:table-cell office:value-type="float" office:value="342" calcext:value-type="float">
            <text:p>3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356" xlink:type="simple">8653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356" xlink:type="simple">Missing entries in /etc/sysconfig/sound </text:a> </text:p>
          </table:table-cell>
          <table:table-cell table:style-name="ce3" office:value-type="string" calcext:value-type="string">
            <text:p>2014-02-24 </text:p>
          </table:table-cell>
          <table:table-cell office:value-type="float" office:value="499" calcext:value-type="float">
            <text:p>49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384" xlink:type="simple">8653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384" xlink:type="simple">Drop old Japanese font packages </text:a> </text:p>
          </table:table-cell>
          <table:table-cell table:style-name="ce3" office:value-type="string" calcext:value-type="string">
            <text:p>2014-07-22 </text:p>
          </table:table-cell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471" xlink:type="simple">8654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471" xlink:type="simple">Installer: the "Subvolume Handling" is empty when editing partition manually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313" calcext:value-type="float">
            <text:p>313</text:p>
          </table:table-cell>
          <table:table-cell office:value-type="float" office:value="84" calcext:value-type="float">
            <text:p>84</text:p>
          </table:table-cell>
        </table:table-row>
        <table:table-row table:style-name="ro3">
          <table:table-cell table:style-name="ce1" office:value-type="string" calcext:value-type="string">
            <text:p><text:a xlink:href="https://bugzilla.suse.com/show_bug.cgi?id=865499" xlink:type="simple">8654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zypp-maintainers@forge.prov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5499" xlink:type="simple">zypper verify complains about appdata incorrect dependencies </text:a> </text:p>
          </table:table-cell>
          <table:table-cell table:style-name="ce3" office:value-type="string" calcext:value-type="string">
            <text:p>2014-02-25 </text:p>
          </table:table-cell>
          <table:table-cell office:value-type="float" office:value="311" calcext:value-type="float">
            <text:p>31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501" xlink:type="simple">8655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501" xlink:type="simple">SDK media don't have yast2-* creator modules </text:a> </text:p>
          </table:table-cell>
          <table:table-cell table:style-name="ce3" office:value-type="string" calcext:value-type="string">
            <text:p>2014-05-21 </text:p>
          </table:table-cell>
          <table:table-cell office:value-type="float" office:value="748" calcext:value-type="float">
            <text:p>748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5507" xlink:type="simple">8655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507" xlink:type="simple">Package dhcpcd isn't droped in SLE12 </text:a> </text:p>
          </table:table-cell>
          <table:table-cell table:style-name="ce3" office:value-type="string" calcext:value-type="string">
            <text:p>2014-05-21 </text:p>
          </table:table-cell>
          <table:table-cell office:value-type="float" office:value="796" calcext:value-type="float">
            <text:p>79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540" xlink:type="simple">8655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sra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540" xlink:type="simple">Partitioning config missing from Installation Settings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237" calcext:value-type="float">
            <text:p>23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5547" xlink:type="simple">8655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libzypp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5547" xlink:type="simple">Installer crashes when cancelling systemd target configuration </text:a> </text:p>
          </table:table-cell>
          <table:table-cell table:style-name="ce3" office:value-type="string" calcext:value-type="string">
            <text:p>2014-02-25 </text:p>
          </table:table-cell>
          <table:table-cell office:value-type="float" office:value="508" calcext:value-type="float">
            <text:p>50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553" xlink:type="simple">8655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553" xlink:type="simple">dracut error installing kernel-default-extra with BIOS RAID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159" calcext:value-type="float">
            <text:p>1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677" xlink:type="simple">8656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5677" xlink:type="simple">Installation on Oracle VirtualBox will only display in 640x480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289" calcext:value-type="float">
            <text:p>289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5705" xlink:type="simple">86570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705" xlink:type="simple">Some packages installation failed when installing SLED with SDK media as add-on products </text:a> </text:p>
          </table:table-cell>
          <table:table-cell table:style-name="ce3" office:value-type="string" calcext:value-type="string">
            <text:p>2014-03-12 </text:p>
          </table:table-cell>
          <table:table-cell office:value-type="float" office:value="768" calcext:value-type="float">
            <text:p>76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713" xlink:type="simple">8657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rmilasan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713" xlink:type="simple">systemd fails to restore backlight state upon boot </text:a> </text:p>
          </table:table-cell>
          <table:table-cell table:style-name="ce3" office:value-type="string" calcext:value-type="string">
            <text:p>2014-03-13 </text:p>
          </table:table-cell>
          <table:table-cell office:value-type="float" office:value="618" calcext:value-type="float">
            <text:p>6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720" xlink:type="simple">8657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720" xlink:type="simple">xdg-user-dir and xdg-user-dirs-update should be installed by default </text:a> </text:p>
          </table:table-cell>
          <table:table-cell table:style-name="ce3" office:value-type="string" calcext:value-type="string">
            <text:p>2014-03-04 </text:p>
          </table:table-cell>
          <table:table-cell office:value-type="float" office:value="462" calcext:value-type="float">
            <text:p>46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819" xlink:type="simple">8658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819" xlink:type="simple">Installer should favor ISO over download when both available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245" calcext:value-type="float">
            <text:p>24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956" xlink:type="simple">8659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956" xlink:type="simple">The shell of installer: no echo'd back of typed commands </text:a> </text:p>
          </table:table-cell>
          <table:table-cell table:style-name="ce3" office:value-type="string" calcext:value-type="string">
            <text:p>2014-03-21 </text:p>
          </table:table-cell>
          <table:table-cell office:value-type="float" office:value="794" calcext:value-type="float">
            <text:p>7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5977" xlink:type="simple">8659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5977" xlink:type="simple">Poweroff icon should not there on the integrated system status area in the lock screen </text:a> </text:p>
          </table:table-cell>
          <table:table-cell table:style-name="ce3" office:value-type="string" calcext:value-type="string">
            <text:p>2014-03-11 </text:p>
          </table:table-cell>
          <table:table-cell office:value-type="float" office:value="643" calcext:value-type="float">
            <text:p>64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022" xlink:type="simple">8660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66022" xlink:type="simple">SLE-12 installer layout/theme problems </text:a> </text:p>
          </table:table-cell>
          <table:table-cell table:style-name="ce3" office:value-type="string" calcext:value-type="string">
            <text:p>2014-11-10 </text:p>
          </table:table-cell>
          <table:table-cell office:value-type="float" office:value="314" calcext:value-type="float">
            <text:p>31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023" xlink:type="simple">8660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023" xlink:type="simple">SLE-12 installer theme colours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398" calcext:value-type="float">
            <text:p>3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051" xlink:type="simple">8660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mlin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051" xlink:type="simple">keyboard mapping not applied anymore </text:a> </text:p>
          </table:table-cell>
          <table:table-cell table:style-name="ce3" office:value-type="string" calcext:value-type="string">
            <text:p>2014-04-10 </text:p>
          </table:table-cell>
          <table:table-cell office:value-type="float" office:value="538" calcext:value-type="float">
            <text:p>5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055" xlink:type="simple">8660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055" xlink:type="simple">gdm doesn't terminate Xorg properly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02" calcext:value-type="float">
            <text:p>2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100" xlink:type="simple">8661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100" xlink:type="simple">No automatic mic selection on HP laptops </text:a> </text:p>
          </table:table-cell>
          <table:table-cell table:style-name="ce3" office:value-type="string" calcext:value-type="string">
            <text:p>2014-02-28 </text:p>
          </table:table-cell>
          <table:table-cell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197" xlink:type="simple">8661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ptesari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6197" xlink:type="simple">Network: name of network interfaces are irregular (enp2s0) </text:a> </text:p>
          </table:table-cell>
          <table:table-cell table:style-name="ce3" office:value-type="string" calcext:value-type="string">
            <text:p>2014-02-28 </text:p>
          </table:table-cell>
          <table:table-cell office:value-type="float" office:value="833" calcext:value-type="float">
            <text:p>83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200" xlink:type="simple">8662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ptesari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6200" xlink:type="simple">Get 2 ip addresses if setting ip address manually during installation </text:a> </text:p>
          </table:table-cell>
          <table:table-cell table:style-name="ce3" office:value-type="string" calcext:value-type="string">
            <text:p>2014-02-28 </text:p>
          </table:table-cell>
          <table:table-cell office:value-type="float" office:value="487" calcext:value-type="float">
            <text:p>48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211" xlink:type="simple">8662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6211" xlink:type="simple">Snapper: snapperd exited after created a snapshot manually </text:a> </text:p>
          </table:table-cell>
          <table:table-cell table:style-name="ce3" office:value-type="string" calcext:value-type="string">
            <text:p>2014-03-03 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6225" xlink:type="simple">8662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225" xlink:type="simple">TGCS: [SLED12BETA1] 6410-A30 (Ichigan) Unable to proceed to stage 1 installation. In SLED11SP3, it has at least proceed up to stage 2 of DVD installation as in SLED11SP3..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745" calcext:value-type="float">
            <text:p>74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235" xlink:type="simple">8662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235" xlink:type="simple">tracker preferences and tweak-ui should be accessible from GNOME control center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333" calcext:value-type="float">
            <text:p>333</text:p>
          </table:table-cell>
          <table:table-cell office:value-type="float" office:value="107" calcext:value-type="float">
            <text:p>107</text:p>
          </table:table-cell>
        </table:table-row>
        <table:table-row table:style-name="ro3">
          <table:table-cell table:style-name="ce1" office:value-type="string" calcext:value-type="string">
            <text:p><text:a xlink:href="https://bugzilla.suse.com/show_bug.cgi?id=866346" xlink:type="simple">8663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346" xlink:type="simple">SUSEConnect not installed by default and fails to run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423" calcext:value-type="float">
            <text:p>4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455" xlink:type="simple">8664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455" xlink:type="simple">Pidgin will be crashed in the first run after installation </text:a> </text:p>
          </table:table-cell>
          <table:table-cell table:style-name="ce3" office:value-type="string" calcext:value-type="string">
            <text:p>2014-06-23 </text:p>
          </table:table-cell>
          <table:table-cell office:value-type="float" office:value="319" calcext:value-type="float">
            <text:p>31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456" xlink:type="simple">8664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456" xlink:type="simple">CRITICAL-No warning dialog when files were moved from /tmp to trash in Nautilus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627" calcext:value-type="float">
            <text:p>62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458" xlink:type="simple">8664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66458" xlink:type="simple">evolution: server type could not be edited </text:a> </text:p>
          </table:table-cell>
          <table:table-cell table:style-name="ce3" office:value-type="string" calcext:value-type="string">
            <text:p>2014-04-28 </text:p>
          </table:table-cell>
          <table:table-cell office:value-type="float" office:value="416" calcext:value-type="float">
            <text:p>4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564" xlink:type="simple">8665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564" xlink:type="simple">Unreadable texts in release notes </text:a> </text:p>
          </table:table-cell>
          <table:table-cell table:style-name="ce3" office:value-type="string" calcext:value-type="string">
            <text:p>2014-03-04 </text:p>
          </table:table-cell>
          <table:table-cell office:value-type="float" office:value="504" calcext:value-type="float">
            <text:p>50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565" xlink:type="simple">8665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565" xlink:type="simple">Unreadable head strings in password expert settings dialog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302" calcext:value-type="float">
            <text:p>3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566" xlink:type="simple">8665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566" xlink:type="simple">Unreadable head string in firewall/SSH config dialog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6575" xlink:type="simple">8665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575" xlink:type="simple">Checkboxes clipped in some dialog in Japanese locale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373" calcext:value-type="float">
            <text:p>37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583" xlink:type="simple">86658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arot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583" xlink:type="simple">[doc] SLED 12 isn't available on i586 </text:a> </text:p>
          </table:table-cell>
          <table:table-cell table:style-name="ce3" office:value-type="string" calcext:value-type="string">
            <text:p>2014-03-06 </text:p>
          </table:table-cell>
          <table:table-cell office:value-type="float" office:value="292" calcext:value-type="float">
            <text:p>29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696" xlink:type="simple">8666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moravec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696" xlink:type="simple">virt-manager.desktop references non-existing icons </text:a> </text:p>
          </table:table-cell>
          <table:table-cell table:style-name="ce3" office:value-type="string" calcext:value-type="string">
            <text:p>2014-03-10 </text:p>
          </table:table-cell>
          <table:table-cell office:value-type="float" office:value="396" calcext:value-type="float">
            <text:p>39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705" xlink:type="simple">86670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705" xlink:type="simple">Japanese glyphs corrupted randomly at installation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374" calcext:value-type="float">
            <text:p>374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6826" xlink:type="simple">8668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826" xlink:type="simple">yast sw_single won't load because it is missing libyui-ncurses-pkg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641" calcext:value-type="float">
            <text:p>64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6856" xlink:type="simple">8668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856" xlink:type="simple">Gnote: There is no UI entrance to set preferences </text:a> </text:p>
          </table:table-cell>
          <table:table-cell table:style-name="ce3" office:value-type="string" calcext:value-type="string">
            <text:p>2014-05-07 </text:p>
          </table:table-cell>
          <table:table-cell office:value-type="float" office:value="638" calcext:value-type="float">
            <text:p>63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6937" xlink:type="simple">86693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6937" xlink:type="simple">AMD HDMI/DP audio doesn't work properly </text:a> </text:p>
          </table:table-cell>
          <table:table-cell table:style-name="ce3" office:value-type="string" calcext:value-type="string">
            <text:p>2014-03-07 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66941" xlink:type="simple">8669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libzypp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6941" xlink:type="simple">Installer freezes if an FAT formatted disk is plugged in the VM </text:a> </text:p>
          </table:table-cell>
          <table:table-cell table:style-name="ce3" office:value-type="string" calcext:value-type="string">
            <text:p>2014-03-05 </text:p>
          </table:table-cell>
          <table:table-cell office:value-type="float" office:value="509" calcext:value-type="float">
            <text:p>50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035" xlink:type="simple">8670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035" xlink:type="simple">[SLED12 Beta1 ] UEFI installation failed on all platforms. </text:a> </text:p>
          </table:table-cell>
          <table:table-cell table:style-name="ce3" office:value-type="string" calcext:value-type="string">
            <text:p>2014-05-21 </text:p>
          </table:table-cell>
          <table:table-cell office:value-type="float" office:value="211" calcext:value-type="float">
            <text:p>21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077" xlink:type="simple">8670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7077" xlink:type="simple">Login action does not available without mouse after gdm restored from dimmed screen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554" calcext:value-type="float">
            <text:p>55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120" xlink:type="simple">8671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120" xlink:type="simple">registratin is broken </text:a> </text:p>
          </table:table-cell>
          <table:table-cell table:style-name="ce3" office:value-type="string" calcext:value-type="string">
            <text:p>2014-03-06 </text:p>
          </table:table-cell>
          <table:table-cell office:value-type="float" office:value="155" calcext:value-type="float">
            <text:p>15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273" xlink:type="simple">8672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srb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273" xlink:type="simple">[Test Case 1369975] Install OS with vnc--http vnc is not accessable </text:a> </text:p>
          </table:table-cell>
          <table:table-cell table:style-name="ce3" office:value-type="string" calcext:value-type="string">
            <text:p>2014-04-03 </text:p>
          </table:table-cell>
          <table:table-cell office:value-type="float" office:value="271" calcext:value-type="float">
            <text:p>27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296" xlink:type="simple">8672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296" xlink:type="simple">Error message "segmentation fault" show when closing yast2 lan "Network settings" </text:a> </text:p>
          </table:table-cell>
          <table:table-cell table:style-name="ce3" office:value-type="string" calcext:value-type="string">
            <text:p>2014-05-15 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7298" xlink:type="simple">8672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298" xlink:type="simple">Table can not be changed in Yast2 -&gt; Network settings </text:a> </text:p>
          </table:table-cell>
          <table:table-cell table:style-name="ce3" office:value-type="string" calcext:value-type="string">
            <text:p>2014-04-21 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7309" xlink:type="simple">8673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309" xlink:type="simple">After installation, icons are not show in desktop in the first run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644" calcext:value-type="float">
            <text:p>64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313" xlink:type="simple">8673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7313" xlink:type="simple">System won't boot after install--grub2 didn't install to mbr by default </text:a> </text:p>
          </table:table-cell>
          <table:table-cell table:style-name="ce3" office:value-type="string" calcext:value-type="string">
            <text:p>2014-03-10 </text:p>
          </table:table-cell>
          <table:table-cell office:value-type="float" office:value="493" calcext:value-type="float">
            <text:p>493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7325" xlink:type="simple">8673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libzypp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7325" xlink:type="simple">[Test Case 1369943] Using DVD media, upgrade from SLED10 SP4 (full) </text:a> </text:p>
          </table:table-cell>
          <table:table-cell table:style-name="ce3" office:value-type="string" calcext:value-type="string">
            <text:p>2014-03-07 </text:p>
          </table:table-cell>
          <table:table-cell office:value-type="float" office:value="510" calcext:value-type="float">
            <text:p>51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344" xlink:type="simple">8673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344" xlink:type="simple">disable journal support in gdm </text:a> </text:p>
          </table:table-cell>
          <table:table-cell table:style-name="ce3" office:value-type="string" calcext:value-type="string">
            <text:p>2014-03-27 </text:p>
          </table:table-cell>
          <table:table-cell office:value-type="float" office:value="555" calcext:value-type="float">
            <text:p>555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7356" xlink:type="simple">8673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67356" xlink:type="simple">choosing "use the password for root" in installer causes polkit to not work properly </text:a> </text:p>
          </table:table-cell>
          <table:table-cell table:style-name="ce3" office:value-type="string" calcext:value-type="string">
            <text:p>2014-04-08 </text:p>
          </table:table-cell>
          <table:table-cell office:value-type="float" office:value="187" calcext:value-type="float">
            <text:p>187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7358" xlink:type="simple">8673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358" xlink:type="simple">white fonts with white background </text:a> </text:p>
          </table:table-cell>
          <table:table-cell table:style-name="ce3" office:value-type="string" calcext:value-type="string">
            <text:p>2014-03-24 </text:p>
          </table:table-cell>
          <table:table-cell office:value-type="float" office:value="403" calcext:value-type="float">
            <text:p>4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384" xlink:type="simple">8673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384" xlink:type="simple">Cannot change tabs in installation and YaST2 dialogs </text:a> </text:p>
          </table:table-cell>
          <table:table-cell table:style-name="ce3" office:value-type="string" calcext:value-type="string">
            <text:p>2014-03-18 </text:p>
          </table:table-cell>
          <table:table-cell office:value-type="float" office:value="272" calcext:value-type="float">
            <text:p>27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389" xlink:type="simple">8673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sra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389" xlink:type="simple">Relese Note button disappears </text:a> </text:p>
          </table:table-cell>
          <table:table-cell table:style-name="ce3" office:value-type="string" calcext:value-type="string">
            <text:p>2014-03-10 </text:p>
          </table:table-cell>
          <table:table-cell office:value-type="float" office:value="472" calcext:value-type="float">
            <text:p>47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402" xlink:type="simple">86740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7402" xlink:type="simple">Rhythmbox stalls when playing radio after MP3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430" xlink:type="simple">8674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430" xlink:type="simple">Fonts in SLE-12 installer too big, causes layout issues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304" calcext:value-type="float">
            <text:p>30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433" xlink:type="simple">86743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7433" xlink:type="simple">systemctl not working in SLE-12 installer </text:a> </text:p>
          </table:table-cell>
          <table:table-cell table:style-name="ce3" office:value-type="string" calcext:value-type="string">
            <text:p>2014-03-11 </text:p>
          </table:table-cell>
          <table:table-cell office:value-type="float" office:value="494" calcext:value-type="float">
            <text:p>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435" xlink:type="simple">8674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435" xlink:type="simple">unable to install bootloader in SLE12 Beta2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231" calcext:value-type="float">
            <text:p>23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452" xlink:type="simple">8674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452" xlink:type="simple">hplip installed by default results hp-systray icon in message tray by default </text:a> </text:p>
          </table:table-cell>
          <table:table-cell table:style-name="ce3" office:value-type="string" calcext:value-type="string">
            <text:p>2014-03-12 </text:p>
          </table:table-cell>
          <table:table-cell office:value-type="float" office:value="326" calcext:value-type="float">
            <text:p>32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454" xlink:type="simple">8674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7454" xlink:type="simple">grub boot entries cut off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352" calcext:value-type="float">
            <text:p>352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7538" xlink:type="simple">86753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7538" xlink:type="simple">[Test Case 1376224] Gnote: When gnote already running, launch gnote will create a new window. </text:a> </text:p>
          </table:table-cell>
          <table:table-cell table:style-name="ce3" office:value-type="string" calcext:value-type="string">
            <text:p>2014-06-26 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7550" xlink:type="simple">8675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7550" xlink:type="simple">SCC registration return un-correct repo address </text:a> </text:p>
          </table:table-cell>
          <table:table-cell table:style-name="ce3" office:value-type="string" calcext:value-type="string">
            <text:p>2014-08-15 </text:p>
          </table:table-cell>
          <table:table-cell office:value-type="float" office:value="797" calcext:value-type="float">
            <text:p>79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556" xlink:type="simple">8675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7556" xlink:type="simple">Gnote: The default hot key invalid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67569" xlink:type="simple">8675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libzypp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7569" xlink:type="simple">System installed as UEFI w/o SecureBoot not able to boot after installation </text:a> </text:p>
          </table:table-cell>
          <table:table-cell table:style-name="ce3" office:value-type="string" calcext:value-type="string">
            <text:p>2014-03-10 </text:p>
          </table:table-cell>
          <table:table-cell office:value-type="float" office:value="511" calcext:value-type="float">
            <text:p>511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7575" xlink:type="simple">8675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7575" xlink:type="simple">Right pulldown menu disappears after re-login </text:a> </text:p>
          </table:table-cell>
          <table:table-cell table:style-name="ce3" office:value-type="string" calcext:value-type="string">
            <text:p>2014-03-10 </text:p>
          </table:table-cell>
          <table:table-cell office:value-type="float" office:value="437" calcext:value-type="float">
            <text:p>43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974" xlink:type="simple">8679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gl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7974" xlink:type="simple">shim with Microsoft certificate is refused to boot </text:a> </text:p>
          </table:table-cell>
          <table:table-cell table:style-name="ce3" office:value-type="string" calcext:value-type="string">
            <text:p>2014-10-22 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7976" xlink:type="simple">8679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67976" xlink:type="simple">SUSE Linux Enterprise Server 12 still displayed in various locations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68019" xlink:type="simple">8680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homas.blum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68019" xlink:type="simple">systemd doesn't allow login with the closed lid </text:a> </text:p>
          </table:table-cell>
          <table:table-cell table:style-name="ce3" office:value-type="string" calcext:value-type="string">
            <text:p>2014-07-24 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8050" xlink:type="simple">8680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chvata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68050" xlink:type="simple">Missing packages vsftp (replacing pure-ftpd) and nfsserver </text:a> </text:p>
          </table:table-cell>
          <table:table-cell table:style-name="ce3" office:value-type="string" calcext:value-type="string">
            <text:p>2014-05-23 </text:p>
          </table:table-cell>
          <table:table-cell office:value-type="float" office:value="429" calcext:value-type="float">
            <text:p>42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8088" xlink:type="simple">8680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pcerny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8088" xlink:type="simple">Regression case 1369683: "warn me when closing multiple tabs" doesn't work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8101" xlink:type="simple">8681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Registration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101" xlink:type="simple">[libyui-qt-pkg] changelog, filelist, versions of package are blank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615" calcext:value-type="float">
            <text:p>61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8149" xlink:type="simple">8681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8149" xlink:type="simple">Some shortcut keys does not exist when setting UI languages as CJK in the installer </text:a> </text:p>
          </table:table-cell>
          <table:table-cell table:style-name="ce3" office:value-type="string" calcext:value-type="string">
            <text:p>2014-03-14 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8318" xlink:type="simple">8683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8318" xlink:type="simple">gnome3 - wipe screen key stroke to get past? </text:a> </text:p>
          </table:table-cell>
          <table:table-cell table:style-name="ce3" office:value-type="string" calcext:value-type="string">
            <text:p>2014-03-17 </text:p>
          </table:table-cell>
          <table:table-cell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8323" xlink:type="simple">8683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323" xlink:type="simple">WiFI connection internet access limited SLED12beta2 </text:a> </text:p>
          </table:table-cell>
          <table:table-cell table:style-name="ce3" office:value-type="string" calcext:value-type="string">
            <text:p>2014-05-29 </text:p>
          </table:table-cell>
          <table:table-cell office:value-type="float" office:value="371" calcext:value-type="float">
            <text:p>37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8399" xlink:type="simple">8683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8399" xlink:type="simple">[Test Case 1376237] Gnote: Unmodified note of the day is not removed in the next day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8589" xlink:type="simple">8685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589" xlink:type="simple">Providing passphrase for encrypted partition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8649" xlink:type="simple">8686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libzypp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8649" xlink:type="simple">Beta2 - Not able to create an encrypted btrfs partition on installation </text:a> </text:p>
          </table:table-cell>
          <table:table-cell table:style-name="ce3" office:value-type="string" calcext:value-type="string">
            <text:p>2014-03-17 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8803" xlink:type="simple">8688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ro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803" xlink:type="simple">Got weird character/font when "zypper if sled-release" </text:a> </text:p>
          </table:table-cell>
          <table:table-cell table:style-name="ce3" office:value-type="string" calcext:value-type="string">
            <text:p>2014-03-21 </text:p>
          </table:table-cell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8821" xlink:type="simple">8688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jkosin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68821" xlink:type="simple">TGCS: SLED12 Beta2 elographics module does not exist for Elo serial touch screen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655" calcext:value-type="float">
            <text:p>655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8829" xlink:type="simple">8688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829" xlink:type="simple">[SLED12BETA1] 4852-566 (Denali) Unable to proceed to stage 1 installation. need Set BIOS-Integrated Peripherals-Operating System to 'Windows 7'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746" calcext:value-type="float">
            <text:p>746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8836" xlink:type="simple">8688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8836" xlink:type="simple">Cannot switch tabs in some yast modules </text:a> </text:p>
          </table:table-cell>
          <table:table-cell table:style-name="ce3" office:value-type="string" calcext:value-type="string">
            <text:p>2014-03-18 </text:p>
          </table:table-cell>
          <table:table-cell office:value-type="float" office:value="513" calcext:value-type="float">
            <text:p>5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8911" xlink:type="simple">8689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8911" xlink:type="simple">kernel-syms is requiring kernel-trace-devel </text:a> </text:p>
          </table:table-cell>
          <table:table-cell table:style-name="ce3" office:value-type="string" calcext:value-type="string">
            <text:p>2014-03-26 </text:p>
          </table:table-cell>
          <table:table-cell office:value-type="float" office:value="367" calcext:value-type="float">
            <text:p>367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9051" xlink:type="simple">8690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051" xlink:type="simple">Unchecked "enable firewall" and checked "open ssh port and enable ssh service" during installation will not enable ssh service </text:a> </text:p>
          </table:table-cell>
          <table:table-cell table:style-name="ce3" office:value-type="string" calcext:value-type="string">
            <text:p>2014-04-03 </text:p>
          </table:table-cell>
          <table:table-cell office:value-type="float" office:value="255" calcext:value-type="float">
            <text:p>25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088" xlink:type="simple">8690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088" xlink:type="simple">SCC registration: deselected repo is also enabled </text:a> </text:p>
          </table:table-cell>
          <table:table-cell table:style-name="ce3" office:value-type="string" calcext:value-type="string">
            <text:p>2014-04-04 </text:p>
          </table:table-cell>
          <table:table-cell office:value-type="float" office:value="606" calcext:value-type="float">
            <text:p>606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9091" xlink:type="simple">8690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091" xlink:type="simple">migration: Using DVD media upgrade from SLED11 SP3 (full), sp3 system not listed in [system for update] table </text:a> </text:p>
          </table:table-cell>
          <table:table-cell table:style-name="ce3" office:value-type="string" calcext:value-type="string">
            <text:p>2014-04-21 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69093" xlink:type="simple">8690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9093" xlink:type="simple">[Migration test] No installed product (SLED11 SP3) can be found during the SLED12 Beta3 migration. </text:a> </text:p>
          </table:table-cell>
          <table:table-cell table:style-name="ce3" office:value-type="string" calcext:value-type="string">
            <text:p>2014-03-19 </text:p>
          </table:table-cell>
          <table:table-cell office:value-type="float" office:value="836" calcext:value-type="float">
            <text:p>83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113" xlink:type="simple">8691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113" xlink:type="simple">dhcp always failed when boot from Build0141-Media1 DVD to install sled12 via network </text:a> </text:p>
          </table:table-cell>
          <table:table-cell table:style-name="ce3" office:value-type="string" calcext:value-type="string">
            <text:p>2014-04-09 </text:p>
          </table:table-cell>
          <table:table-cell office:value-type="float" office:value="623" calcext:value-type="float">
            <text:p>62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119" xlink:type="simple">8691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9119" xlink:type="simple">Broken dependencies in kernel-syms </text:a> </text:p>
          </table:table-cell>
          <table:table-cell table:style-name="ce3" office:value-type="string" calcext:value-type="string">
            <text:p>2014-03-19 </text:p>
          </table:table-cell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9128" xlink:type="simple">86912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128" xlink:type="simple">Limited Graphics Support on IBM SurePOS 700 4800-7X3 during Installation </text:a> </text:p>
          </table:table-cell>
          <table:table-cell table:style-name="ce3" office:value-type="string" calcext:value-type="string">
            <text:p>2014-03-20 </text:p>
          </table:table-cell>
          <table:table-cell office:value-type="float" office:value="343" calcext:value-type="float">
            <text:p>34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157" xlink:type="simple">8691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157" xlink:type="simple">TIPC kernel module not avaiable in SLE12 </text:a> </text:p>
          </table:table-cell>
          <table:table-cell table:style-name="ce3" office:value-type="string" calcext:value-type="string">
            <text:p>2014-04-07 </text:p>
          </table:table-cell>
          <table:table-cell office:value-type="float" office:value="368" calcext:value-type="float">
            <text:p>368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9348" xlink:type="simple">8693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rinting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348" xlink:type="simple">Shotwell: Remove a picture on show, this picture will not be removed. Then delete again, shotwell going crash.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613" calcext:value-type="float">
            <text:p>6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353" xlink:type="simple">8693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353" xlink:type="simple">Can't go back to language / keyboard selection dialog </text:a> </text:p>
          </table:table-cell>
          <table:table-cell table:style-name="ce3" office:value-type="string" calcext:value-type="string">
            <text:p>2014-03-25 </text:p>
          </table:table-cell>
          <table:table-cell office:value-type="float" office:value="354" calcext:value-type="float">
            <text:p>354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9363" xlink:type="simple">8693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9363" xlink:type="simple">SLED12-Build0149: partitioner cannot change FS for /home </text:a> </text:p>
          </table:table-cell>
          <table:table-cell table:style-name="ce3" office:value-type="string" calcext:value-type="string">
            <text:p>2014-03-20 </text:p>
          </table:table-cell>
          <table:table-cell office:value-type="float" office:value="514" calcext:value-type="float">
            <text:p>514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9403" xlink:type="simple">8694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403" xlink:type="simple">The default values in comment in /etc/sysconfig/sound don't match with the actual values </text:a> </text:p>
          </table:table-cell>
          <table:table-cell table:style-name="ce3" office:value-type="string" calcext:value-type="string">
            <text:p>2014-03-24 </text:p>
          </table:table-cell>
          <table:table-cell office:value-type="float" office:value="391" calcext:value-type="float">
            <text:p>39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408" xlink:type="simple">86940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408" xlink:type="simple">sysconfig editor mentions about the obsoleted SuSEconfig </text:a> </text:p>
          </table:table-cell>
          <table:table-cell table:style-name="ce3" office:value-type="string" calcext:value-type="string">
            <text:p>2014-03-28 </text:p>
          </table:table-cell>
          <table:table-cell office:value-type="float" office:value="348" calcext:value-type="float">
            <text:p>34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414" xlink:type="simple">86941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414" xlink:type="simple">Fix Oops in cirrus, mgag200 and ast KMS drivers </text:a> </text:p>
          </table:table-cell>
          <table:table-cell table:style-name="ce3" office:value-type="string" calcext:value-type="string">
            <text:p>2014-07-17 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9461" xlink:type="simple">8694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9461" xlink:type="simple">Ekiga "mute button" does not work </text:a> </text:p>
          </table:table-cell>
          <table:table-cell table:style-name="ce3" office:value-type="string" calcext:value-type="string">
            <text:p>2014-07-22 </text:p>
          </table:table-cell>
          <table:table-cell office:value-type="float" office:value="31" calcext:value-type="float">
            <text:p>31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69540" xlink:type="simple">8695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9540" xlink:type="simple">[Test Case 1376234] Gnote: Automatic links in notes will not create, if the name is not default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556" xlink:type="simple">8695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556" xlink:type="simple">Time Zone picker in "Yast2 - Date and Time" is missing the map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560" calcext:value-type="float">
            <text:p>56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562" xlink:type="simple">8695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562" xlink:type="simple">[Test Case 1369803] Cannot drag text from firefox to evolution composer </text:a> </text:p>
          </table:table-cell>
          <table:table-cell table:style-name="ce3" office:value-type="string" calcext:value-type="string">
            <text:p>2014-09-17 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9572" xlink:type="simple">8695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572" xlink:type="simple">yast2-printer: automatic printer configuration not working </text:a> </text:p>
          </table:table-cell>
          <table:table-cell table:style-name="ce3" office:value-type="string" calcext:value-type="string">
            <text:p>2014-05-20 </text:p>
          </table:table-cell>
          <table:table-cell office:value-type="float" office:value="607" calcext:value-type="float">
            <text:p>60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573" xlink:type="simple">8695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573" xlink:type="simple">SLED12 Beta 3 - Backlight and Wireless control not working </text:a> </text:p>
          </table:table-cell>
          <table:table-cell table:style-name="ce3" office:value-type="string" calcext:value-type="string">
            <text:p>2014-03-24 </text:p>
          </table:table-cell>
          <table:table-cell office:value-type="float" office:value="392" calcext:value-type="float">
            <text:p>39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589" xlink:type="simple">8695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ecurity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589" xlink:type="simple">Failed to send file to paired device via bluetooth </text:a> </text:p>
          </table:table-cell>
          <table:table-cell table:style-name="ce3" office:value-type="string" calcext:value-type="string">
            <text:p>2014-08-15 </text:p>
          </table:table-cell>
          <table:table-cell office:value-type="float" office:value="628" calcext:value-type="float">
            <text:p>62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598" xlink:type="simple">8695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9598" xlink:type="simple">Some GnuGP keys can not be shown in PGP keys table of seahorse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24" xlink:type="simple">86962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vmoravec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9624" xlink:type="simple">Cannot select either multi-user or graphic login in Services Manager </text:a> </text:p>
          </table:table-cell>
          <table:table-cell table:style-name="ce3" office:value-type="string" calcext:value-type="string">
            <text:p>2014-03-21 </text:p>
          </table:table-cell>
          <table:table-cell office:value-type="float" office:value="835" calcext:value-type="float">
            <text:p>83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27" xlink:type="simple">8696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27" xlink:type="simple">Japanese texts totally broken on YaST </text:a> </text:p>
          </table:table-cell>
          <table:table-cell table:style-name="ce3" office:value-type="string" calcext:value-type="string">
            <text:p>2014-05-21 </text:p>
          </table:table-cell>
          <table:table-cell office:value-type="float" office:value="273" calcext:value-type="float">
            <text:p>2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32" xlink:type="simple">8696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ac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32" xlink:type="simple">Machine hangs during suspend with kernel 3.12.14-1 </text:a> </text:p>
          </table:table-cell>
          <table:table-cell table:style-name="ce3" office:value-type="string" calcext:value-type="string">
            <text:p>2014-03-27 </text:p>
          </table:table-cell>
          <table:table-cell office:value-type="float" office:value="564" calcext:value-type="float">
            <text:p>56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36" xlink:type="simple">8696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36" xlink:type="simple">After selecting none US Keymap in Installer System has two keymaps </text:a> </text:p>
          </table:table-cell>
          <table:table-cell table:style-name="ce3" office:value-type="string" calcext:value-type="string">
            <text:p>2014-07-22 </text:p>
          </table:table-cell>
          <table:table-cell office:value-type="float" office:value="204" calcext:value-type="float">
            <text:p>2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39" xlink:type="simple">86963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9639" xlink:type="simple">Selecting Add-On in installer always results in an error </text:a> </text:p>
          </table:table-cell>
          <table:table-cell table:style-name="ce3" office:value-type="string" calcext:value-type="string">
            <text:p>2014-04-01 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41" xlink:type="simple">8696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9641" xlink:type="simple">Installation from DVD also uses pool channel for some packages after registration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349" calcext:value-type="float">
            <text:p>34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43" xlink:type="simple">8696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69643" xlink:type="simple">Network timeout for package installation is to long </text:a> </text:p>
          </table:table-cell>
          <table:table-cell table:style-name="ce3" office:value-type="string" calcext:value-type="string">
            <text:p>2014-03-27 </text:p>
          </table:table-cell>
          <table:table-cell office:value-type="float" office:value="350" calcext:value-type="float">
            <text:p>3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44" xlink:type="simple">8696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44" xlink:type="simple">Remove lftp menu item </text:a> </text:p>
          </table:table-cell>
          <table:table-cell table:style-name="ce3" office:value-type="string" calcext:value-type="string">
            <text:p>2014-06-11 </text:p>
          </table:table-cell>
          <table:table-cell office:value-type="float" office:value="394" calcext:value-type="float">
            <text:p>3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45" xlink:type="simple">8696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strba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69645" xlink:type="simple">Do not install Java Policy by default </text:a> </text:p>
          </table:table-cell>
          <table:table-cell table:style-name="ce3" office:value-type="string" calcext:value-type="string">
            <text:p>2014-07-22 </text:p>
          </table:table-cell>
          <table:table-cell office:value-type="float" office:value="35" calcext:value-type="float">
            <text:p>3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46" xlink:type="simple">8696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46" xlink:type="simple">Do not install Pulseaudio settings by default </text:a> </text:p>
          </table:table-cell>
          <table:table-cell table:style-name="ce3" office:value-type="string" calcext:value-type="string">
            <text:p>2014-03-26 </text:p>
          </table:table-cell>
          <table:table-cell office:value-type="float" office:value="328" calcext:value-type="float">
            <text:p>32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48" xlink:type="simple">8696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48" xlink:type="simple">Move LibreOffice Math Menu Item to Office </text:a> </text:p>
          </table:table-cell>
          <table:table-cell table:style-name="ce3" office:value-type="string" calcext:value-type="string">
            <text:p>2014-03-28 </text:p>
          </table:table-cell>
          <table:table-cell office:value-type="float" office:value="329" calcext:value-type="float">
            <text:p>32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49" xlink:type="simple">8696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49" xlink:type="simple">Do not install dasher by default </text:a> </text:p>
          </table:table-cell>
          <table:table-cell table:style-name="ce3" office:value-type="string" calcext:value-type="string">
            <text:p>2014-03-24 </text:p>
          </table:table-cell>
          <table:table-cell office:value-type="float" office:value="330" calcext:value-type="float">
            <text:p>33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685" xlink:type="simple">8696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685" xlink:type="simple">screensaver switch to power off screen after 5s in gdm </text:a> </text:p>
          </table:table-cell>
          <table:table-cell table:style-name="ce3" office:value-type="string" calcext:value-type="string">
            <text:p>2014-09-09 </text:p>
          </table:table-cell>
          <table:table-cell office:value-type="float" office:value="195" calcext:value-type="float">
            <text:p>19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711" xlink:type="simple">8697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9711" xlink:type="simple">GRUB menu cannot be recovered after broken S4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69748" xlink:type="simple">8697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748" xlink:type="simple">grub2 "randomly" fails to read initrd from btrfs </text:a> </text:p>
          </table:table-cell>
          <table:table-cell table:style-name="ce3" office:value-type="string" calcext:value-type="string">
            <text:p>2014-08-28 </text:p>
          </table:table-cell>
          <table:table-cell office:value-type="float" office:value="160" calcext:value-type="float">
            <text:p>16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764" xlink:type="simple">8697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764" xlink:type="simple">SLED12 Beta 3 - Boot failure due to what appears to be missing mount points. </text:a> </text:p>
          </table:table-cell>
          <table:table-cell table:style-name="ce3" office:value-type="string" calcext:value-type="string">
            <text:p>2014-03-25 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953" xlink:type="simple">8699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69953" xlink:type="simple">"systemctl hibernate" hangs up with Intel machines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298" calcext:value-type="float">
            <text:p>29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69981" xlink:type="simple">8699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eff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69981" xlink:type="simple">Kernel-syms depends on an rpm only provided on SDK disk #1. </text:a> </text:p>
          </table:table-cell>
          <table:table-cell table:style-name="ce3" office:value-type="string" calcext:value-type="string">
            <text:p>2014-03-26 </text:p>
          </table:table-cell>
          <table:table-cell office:value-type="float" office:value="467" calcext:value-type="float">
            <text:p>467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0047" xlink:type="simple">8700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0047" xlink:type="simple">System could not resume from suspend. </text:a> </text:p>
          </table:table-cell>
          <table:table-cell table:style-name="ce3" office:value-type="string" calcext:value-type="string">
            <text:p>2014-03-27 </text:p>
          </table:table-cell>
          <table:table-cell office:value-type="float" office:value="474" calcext:value-type="float">
            <text:p>47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048" xlink:type="simple">8700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70048" xlink:type="simple">Airplane mode turned ON after turned OFF Wi-Fi in Network Manager setting. </text:a> </text:p>
          </table:table-cell>
          <table:table-cell table:style-name="ce3" office:value-type="string" calcext:value-type="string">
            <text:p>2014-09-23 </text:p>
          </table:table-cell>
          <table:table-cell office:value-type="float" office:value="427" calcext:value-type="float">
            <text:p>42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172" xlink:type="simple">8701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172" xlink:type="simple">grub should not be proposed in installer </text:a> </text:p>
          </table:table-cell>
          <table:table-cell table:style-name="ce3" office:value-type="string" calcext:value-type="string">
            <text:p>2014-03-26 </text:p>
          </table:table-cell>
          <table:table-cell office:value-type="float" office:value="287" calcext:value-type="float">
            <text:p>28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213" xlink:type="simple">8702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lin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0213" xlink:type="simple">Mismatching parentheses for "English (US)" and "English (UK)" in Arabic installation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129" calcext:value-type="float">
            <text:p>12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217" xlink:type="simple">8702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217" xlink:type="simple">gdm login disappears after failing multiple times </text:a> </text:p>
          </table:table-cell>
          <table:table-cell table:style-name="ce3" office:value-type="string" calcext:value-type="string">
            <text:p>2014-06-18 </text:p>
          </table:table-cell>
          <table:table-cell office:value-type="float" office:value="556" calcext:value-type="float">
            <text:p>556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0223" xlink:type="simple">8702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0223" xlink:type="simple">No action via power button on Linux console </text:a> </text:p>
          </table:table-cell>
          <table:table-cell table:style-name="ce3" office:value-type="string" calcext:value-type="string">
            <text:p>2014-03-26 </text:p>
          </table:table-cell>
          <table:table-cell office:value-type="float" office:value="475" calcext:value-type="float">
            <text:p>47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322" xlink:type="simple">8703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0322" xlink:type="simple">Wireless access point cannot be listed on Network Manager sometimes. </text:a> </text:p>
          </table:table-cell>
          <table:table-cell table:style-name="ce3" office:value-type="string" calcext:value-type="string">
            <text:p>2014-09-25 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384" xlink:type="simple">8703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384" xlink:type="simple">trash / home icons are not translated </text:a> </text:p>
          </table:table-cell>
          <table:table-cell table:style-name="ce3" office:value-type="string" calcext:value-type="string">
            <text:p>2014-06-09 </text:p>
          </table:table-cell>
          <table:table-cell office:value-type="float" office:value="764" calcext:value-type="float">
            <text:p>76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482" xlink:type="simple">8704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fs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482" xlink:type="simple">No option to select a secondary language during installation in SLE-12 </text:a> </text:p>
          </table:table-cell>
          <table:table-cell table:style-name="ce3" office:value-type="string" calcext:value-type="string">
            <text:p>2014-05-23 </text:p>
          </table:table-cell>
          <table:table-cell office:value-type="float" office:value="654" calcext:value-type="float">
            <text:p>65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488" xlink:type="simple">8704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488" xlink:type="simple">grub2 won't boot after installation - enters grub rescue mode on SLED12 beta3 </text:a> </text:p>
          </table:table-cell>
          <table:table-cell table:style-name="ce3" office:value-type="string" calcext:value-type="string">
            <text:p>2014-04-09 </text:p>
          </table:table-cell>
          <table:table-cell office:value-type="float" office:value="251" calcext:value-type="float">
            <text:p>25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489" xlink:type="simple">8704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sch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0489" xlink:type="simple">Installer boot loader for SLE12-Desktop shows text "SUSE Linux Enterprise Server 12" </text:a> </text:p>
          </table:table-cell>
          <table:table-cell table:style-name="ce3" office:value-type="string" calcext:value-type="string">
            <text:p>2014-03-28 </text:p>
          </table:table-cell>
          <table:table-cell office:value-type="float" office:value="452" calcext:value-type="float">
            <text:p>45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525" xlink:type="simple">8705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fehli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525" xlink:type="simple">Failed with libxenlight error when creating virtual machine in SLED12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0558" xlink:type="simple">8705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0558" xlink:type="simple">GDM Login screen translation is not complete </text:a> </text:p>
          </table:table-cell>
          <table:table-cell table:style-name="ce3" office:value-type="string" calcext:value-type="string">
            <text:p>2014-05-26 </text:p>
          </table:table-cell>
          <table:table-cell office:value-type="float" office:value="33" calcext:value-type="float">
            <text:p>3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560" xlink:type="simple">8705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560" xlink:type="simple">Session choice gets reset to previous session after password error.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413" calcext:value-type="float">
            <text:p>41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580" xlink:type="simple">8705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580" xlink:type="simple">can't drag menu item from "Applications" to Desktop </text:a> </text:p>
          </table:table-cell>
          <table:table-cell table:style-name="ce3" office:value-type="string" calcext:value-type="string">
            <text:p>2014-04-30 </text:p>
          </table:table-cell>
          <table:table-cell office:value-type="float" office:value="646" calcext:value-type="float">
            <text:p>646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0603" xlink:type="simple">8706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0603" xlink:type="simple">SLED12 Beta 3 - Incorrect lsblk output returned with btrfs volumes </text:a> </text:p>
          </table:table-cell>
          <table:table-cell table:style-name="ce3" office:value-type="string" calcext:value-type="string">
            <text:p>2014-03-27 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0677" xlink:type="simple">8706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Evolution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0677" xlink:type="simple">[libyui-qt-pkg][libqdialogsolver] in dependency graph popup, libqdialogsolver should be replaced by libqdialogsolver1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0683" xlink:type="simple">87068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683" xlink:type="simple">package manager crashes when libqdialogsolver1 is installed </text:a> </text:p>
          </table:table-cell>
          <table:table-cell table:style-name="ce3" office:value-type="string" calcext:value-type="string">
            <text:p>2014-07-04 </text:p>
          </table:table-cell>
          <table:table-cell office:value-type="float" office:value="274" calcext:value-type="float">
            <text:p>274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0795" xlink:type="simple">8707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0795" xlink:type="simple">Network Manager - Mobile Broadband: The created connection can't show in the network list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0961" xlink:type="simple">8709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0961" xlink:type="simple">nautilus-open-terminal should not modify $PATH </text:a> </text:p>
          </table:table-cell>
          <table:table-cell table:style-name="ce3" office:value-type="string" calcext:value-type="string">
            <text:p>2014-04-22 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0989" xlink:type="simple">8709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0989" xlink:type="simple">systray minimizes when certain icons like HP-Tray are right-clicked on in SLE-12 beta 3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1125" xlink:type="simple">8711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125" xlink:type="simple">installation images not detected in SLED 12 </text:a> </text:p>
          </table:table-cell>
          <table:table-cell table:style-name="ce3" office:value-type="string" calcext:value-type="string">
            <text:p>2014-04-08 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1584" xlink:type="simple">8715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584" xlink:type="simple">TGCS: GNOME desktop suppresses the audible bell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763" calcext:value-type="float">
            <text:p>763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1585" xlink:type="simple">8715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1585" xlink:type="simple">AD: Dependency happened during install packages when join a windows domain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756" calcext:value-type="float">
            <text:p>756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1590" xlink:type="simple">8715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590" xlink:type="simple">AD: When join a windows domain membership, some options can't be marked </text:a> </text:p>
          </table:table-cell>
          <table:table-cell table:style-name="ce3" office:value-type="string" calcext:value-type="string">
            <text:p>2014-05-11 </text:p>
          </table:table-cell>
          <table:table-cell office:value-type="float" office:value="757" calcext:value-type="float">
            <text:p>75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1628" xlink:type="simple">87162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628" xlink:type="simple">switch user doesn't work anymore </text:a> </text:p>
          </table:table-cell>
          <table:table-cell table:style-name="ce3" office:value-type="string" calcext:value-type="string">
            <text:p>2014-04-29 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1761" xlink:type="simple">8717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761" xlink:type="simple">[openSUSE goes SLE12]: xrdp: Change and/or patches may have been lost </text:a> </text:p>
          </table:table-cell>
          <table:table-cell table:style-name="ce3" office:value-type="string" calcext:value-type="string">
            <text:p>2014-04-30 </text:p>
          </table:table-cell>
          <table:table-cell office:value-type="float" office:value="220" calcext:value-type="float">
            <text:p>22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1865" xlink:type="simple">8718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865" xlink:type="simple">During login username is not replaced by password field - SLED 12 beta3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557" calcext:value-type="float">
            <text:p>557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1958" xlink:type="simple">8719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1958" xlink:type="simple">session preferences stored in ~/,dmrc now stored in /var/lib/AccountService/users/$USER in SLED12 beta3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85" calcext:value-type="float">
            <text:p>8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1965" xlink:type="simple">8719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965" xlink:type="simple">SIGFPE, Arithmetic exception in Mesa. </text:a> </text:p>
          </table:table-cell>
          <table:table-cell table:style-name="ce3" office:value-type="string" calcext:value-type="string">
            <text:p>2014-04-28 </text:p>
          </table:table-cell>
          <table:table-cell office:value-type="float" office:value="286" calcext:value-type="float">
            <text:p>28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1980" xlink:type="simple">8719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ambo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1980" xlink:type="simple">SLED listed itself as an extension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184" calcext:value-type="float">
            <text:p>184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2036" xlink:type="simple">8720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rinting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036" xlink:type="simple">Unsatisfied dependencies occurred after clean full installation from x86_64 DVD media + SDK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612" calcext:value-type="float">
            <text:p>6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039" xlink:type="simple">87203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039" xlink:type="simple">SLED12 X server will not start after upgrading from SLED11 SP3 </text:a> </text:p>
          </table:table-cell>
          <table:table-cell table:style-name="ce3" office:value-type="string" calcext:value-type="string">
            <text:p>2014-06-11 </text:p>
          </table:table-cell>
          <table:table-cell office:value-type="float" office:value="534" calcext:value-type="float">
            <text:p>534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2173" xlink:type="simple">8721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2173" xlink:type="simple">GNOME hangs after opening a terminal and entering a command. </text:a> </text:p>
          </table:table-cell>
          <table:table-cell table:style-name="ce3" office:value-type="string" calcext:value-type="string">
            <text:p>2014-04-15 </text:p>
          </table:table-cell>
          <table:table-cell office:value-type="float" office:value="400" calcext:value-type="float">
            <text:p>400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2336" xlink:type="simple">8723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336" xlink:type="simple">Unable to setup network during installation because ifplugd couldn't be installed </text:a> </text:p>
          </table:table-cell>
          <table:table-cell table:style-name="ce3" office:value-type="string" calcext:value-type="string">
            <text:p>2014-04-23 </text:p>
          </table:table-cell>
          <table:table-cell office:value-type="float" office:value="515" calcext:value-type="float">
            <text:p>515</text:p>
          </table:table-cell>
          <table:table-cell office:value-type="float" office:value="218" calcext:value-type="float">
            <text:p>218</text:p>
          </table:table-cell>
        </table:table-row>
        <table:table-row table:style-name="ro3">
          <table:table-cell table:style-name="ce1" office:value-type="string" calcext:value-type="string">
            <text:p><text:a xlink:href="https://bugzilla.suse.com/show_bug.cgi?id=872399" xlink:type="simple">8723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399" xlink:type="simple">SLED cannot authenticate a Windows Domain user.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275" calcext:value-type="float">
            <text:p>27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491" xlink:type="simple">8724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2491" xlink:type="simple">dual boot with windows XP: failed to install grub2 </text:a> </text:p>
          </table:table-cell>
          <table:table-cell table:style-name="ce3" office:value-type="string" calcext:value-type="string">
            <text:p>2014-05-29 </text:p>
          </table:table-cell>
          <table:table-cell office:value-type="float" office:value="252" calcext:value-type="float">
            <text:p>25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503" xlink:type="simple">8725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rw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503" xlink:type="simple">Optical Disk Drive(UEFI) boot fail under UEFI secure boot enabled on HP firmware. </text:a> </text:p>
          </table:table-cell>
          <table:table-cell table:style-name="ce3" office:value-type="string" calcext:value-type="string">
            <text:p>2014-10-22 </text:p>
          </table:table-cell>
          <table:table-cell office:value-type="float" office:value="544" calcext:value-type="float">
            <text:p>54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568" xlink:type="simple">8725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568" xlink:type="simple">Incorrect hint on gdm for ActiveDirectory login </text:a> </text:p>
          </table:table-cell>
          <table:table-cell table:style-name="ce3" office:value-type="string" calcext:value-type="string">
            <text:p>2014-04-30 </text:p>
          </table:table-cell>
          <table:table-cell office:value-type="float" office:value="647" calcext:value-type="float">
            <text:p>64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708" xlink:type="simple">87270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2708" xlink:type="simple">Set network to static ip address with wicked not working without system rebooted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128" calcext:value-type="float">
            <text:p>128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2740" xlink:type="simple">8727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740" xlink:type="simple">Drawing remains after moving window on icewm </text:a> </text:p>
          </table:table-cell>
          <table:table-cell table:style-name="ce3" office:value-type="string" calcext:value-type="string">
            <text:p>2014-04-18 </text:p>
          </table:table-cell>
          <table:table-cell office:value-type="float" office:value="438" calcext:value-type="float">
            <text:p>43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744" xlink:type="simple">8727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744" xlink:type="simple">Unreadable gnome-terminal on icewm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385" calcext:value-type="float">
            <text:p>38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786" xlink:type="simple">8727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srb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786" xlink:type="simple">Broken graphics output with qxl driver on QEMU/KVM </text:a> </text:p>
          </table:table-cell>
          <table:table-cell table:style-name="ce3" office:value-type="string" calcext:value-type="string">
            <text:p>2014-05-09 </text:p>
          </table:table-cell>
          <table:table-cell office:value-type="float" office:value="370" calcext:value-type="float">
            <text:p>37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820" xlink:type="simple">8728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ederic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820" xlink:type="simple">SLED 12 Beta 4 - Nautilus windows lack minimize and maximize buttons </text:a> </text:p>
          </table:table-cell>
          <table:table-cell table:style-name="ce3" office:value-type="string" calcext:value-type="string">
            <text:p>2014-09-26 </text:p>
          </table:table-cell>
          <table:table-cell office:value-type="float" office:value="332" calcext:value-type="float">
            <text:p>33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844" xlink:type="simple">8728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844" xlink:type="simple">The ftp client returns unknown command `open` when trying to connect to ftp server. </text:a> </text:p>
          </table:table-cell>
          <table:table-cell table:style-name="ce3" office:value-type="string" calcext:value-type="string">
            <text:p>2014-05-30 </text:p>
          </table:table-cell>
          <table:table-cell office:value-type="float" office:value="299" calcext:value-type="float">
            <text:p>29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910" xlink:type="simple">87291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2910" xlink:type="simple">libguess could be dropped from repository </text:a> </text:p>
          </table:table-cell>
          <table:table-cell table:style-name="ce3" office:value-type="string" calcext:value-type="string">
            <text:p>2014-04-18 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925" xlink:type="simple">8729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srain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925" xlink:type="simple">feature 316326 - Failed to deploy OEMboot-type images with SLE12 installer </text:a> </text:p>
          </table:table-cell>
          <table:table-cell table:style-name="ce3" office:value-type="string" calcext:value-type="string">
            <text:p>2014-05-04 </text:p>
          </table:table-cell>
          <table:table-cell office:value-type="float" office:value="724" calcext:value-type="float">
            <text:p>72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927" xlink:type="simple">8729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927" xlink:type="simple">USB Autosuspend is activated by default in battery mode and interrupts input devices </text:a> </text:p>
          </table:table-cell>
          <table:table-cell table:style-name="ce3" office:value-type="string" calcext:value-type="string">
            <text:p>2014-04-11 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2945" xlink:type="simple">8729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hpj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2945" xlink:type="simple">Restart DBUS Daemon leads to X fail to login again. </text:a> </text:p>
          </table:table-cell>
          <table:table-cell table:style-name="ce3" office:value-type="string" calcext:value-type="string">
            <text:p>2014-07-24 </text:p>
          </table:table-cell>
          <table:table-cell office:value-type="float" office:value="146" calcext:value-type="float">
            <text:p>14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2988" xlink:type="simple">8729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2988" xlink:type="simple">Invalid shutdown and reboot commands in /etc/icewm/preferences </text:a> </text:p>
          </table:table-cell>
          <table:table-cell table:style-name="ce3" office:value-type="string" calcext:value-type="string">
            <text:p>2014-06-07 </text:p>
          </table:table-cell>
          <table:table-cell office:value-type="float" office:value="297" calcext:value-type="float">
            <text:p>29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016" xlink:type="simple">8730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016" xlink:type="simple">restart of gnome-shell causes keymap reset if ibus is installed </text:a> </text:p>
          </table:table-cell>
          <table:table-cell table:style-name="ce3" office:value-type="string" calcext:value-type="string">
            <text:p>2014-05-20 </text:p>
          </table:table-cell>
          <table:table-cell office:value-type="float" office:value="197" calcext:value-type="float">
            <text:p>19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207" xlink:type="simple">8732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207" xlink:type="simple">Unable install gstreamer-devel from SLE SDK 12 Beta 4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256" calcext:value-type="float">
            <text:p>25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210" xlink:type="simple">87321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3210" xlink:type="simple">SLED 12 Beta 4 - sftp bookmarks in Nautilus does not work properly. </text:a> </text:p>
          </table:table-cell>
          <table:table-cell table:style-name="ce3" office:value-type="string" calcext:value-type="string">
            <text:p>2014-08-18 </text:p>
          </table:table-cell>
          <table:table-cell office:value-type="float" office:value="111" calcext:value-type="float">
            <text:p>11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211" xlink:type="simple">8732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211" xlink:type="simple">Unable to install subversion from SLE SDK 12 Beta 4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356" calcext:value-type="float">
            <text:p>35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225" xlink:type="simple">8732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225" xlink:type="simple">dconf-editor Default values are wrong in certain circumstance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365" calcext:value-type="float">
            <text:p>36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345" xlink:type="simple">8733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3345" xlink:type="simple">lftp does not link to gnutls library. </text:a> </text:p>
          </table:table-cell>
          <table:table-cell table:style-name="ce3" office:value-type="string" calcext:value-type="string">
            <text:p>2014-05-29 </text:p>
          </table:table-cell>
          <table:table-cell office:value-type="float" office:value="395" calcext:value-type="float">
            <text:p>395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3376" xlink:type="simple">8733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smeix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376" xlink:type="simple">CUPS banners and test page no longer supported since CUPS &gt;= 1.6 (cups-filters must be used)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723" calcext:value-type="float">
            <text:p>723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404" xlink:type="simple">8734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3404" xlink:type="simple">Empty options in Rhythmbox Tools list.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06" calcext:value-type="float">
            <text:p>10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567" xlink:type="simple">8735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puze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3567" xlink:type="simple">parted show incompatible info when there is more than one disk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426" calcext:value-type="float">
            <text:p>42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572" xlink:type="simple">8735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3572" xlink:type="simple">sled12 could not boot up after installed on system with legacy BIOS and GPT disk </text:a> </text:p>
          </table:table-cell>
          <table:table-cell table:style-name="ce3" office:value-type="string" calcext:value-type="string">
            <text:p>2014-05-29 </text:p>
          </table:table-cell>
          <table:table-cell office:value-type="float" office:value="253" calcext:value-type="float">
            <text:p>25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609" xlink:type="simple">8736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3609" xlink:type="simple">removal of rdesktop affects default tsclient functionality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334" calcext:value-type="float">
            <text:p>33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702" xlink:type="simple">87370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702" xlink:type="simple">SLED 12 Beta 4 - IceWM configuration calls non-existant Netscape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765" calcext:value-type="float">
            <text:p>765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3706" xlink:type="simple">8737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3706" xlink:type="simple">The Windows Domain Accounts once created once, it was not possible to delete </text:a> </text:p>
          </table:table-cell>
          <table:table-cell table:style-name="ce3" office:value-type="string" calcext:value-type="string">
            <text:p>2014-05-06 </text:p>
          </table:table-cell>
          <table:table-cell office:value-type="float" office:value="284" calcext:value-type="float">
            <text:p>28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816" xlink:type="simple">8738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16" xlink:type="simple">rpm-build package missing from SLED media </text:a> </text:p>
          </table:table-cell>
          <table:table-cell table:style-name="ce3" office:value-type="string" calcext:value-type="string">
            <text:p>2014-04-30 </text:p>
          </table:table-cell>
          <table:table-cell office:value-type="float" office:value="464" calcext:value-type="float">
            <text:p>464</text:p>
          </table:table-cell>
          <table:table-cell office:value-type="float" office:value="246" calcext:value-type="float">
            <text:p>246</text:p>
          </table:table-cell>
        </table:table-row>
        <table:table-row table:style-name="ro3">
          <table:table-cell table:style-name="ce1" office:value-type="string" calcext:value-type="string">
            <text:p><text:a xlink:href="https://bugzilla.suse.com/show_bug.cgi?id=873848" xlink:type="simple">8738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48" xlink:type="simple">[SLED12 Beta4] /sbin and /usr/sbin are not in terminal path, can't find ifconfig and other commands.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375" calcext:value-type="float">
            <text:p>37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849" xlink:type="simple">8738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49" xlink:type="simple">Default software patterns are empty when installing system from SLED12 media. </text:a> </text:p>
          </table:table-cell>
          <table:table-cell table:style-name="ce3" office:value-type="string" calcext:value-type="string">
            <text:p>2014-04-16 </text:p>
          </table:table-cell>
          <table:table-cell office:value-type="float" office:value="532" calcext:value-type="float">
            <text:p>53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870" xlink:type="simple">8738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70" xlink:type="simple">[Test Case 1369985] Hang happened during clean installing from SMB </text:a> </text:p>
          </table:table-cell>
          <table:table-cell table:style-name="ce3" office:value-type="string" calcext:value-type="string">
            <text:p>2014-04-18 </text:p>
          </table:table-cell>
          <table:table-cell office:value-type="float" office:value="834" calcext:value-type="float">
            <text:p>83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877" xlink:type="simple">8738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77" xlink:type="simple">after sled installation, grub2 show the boot menu as sles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3882" xlink:type="simple">8738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82" xlink:type="simple">Launch 2nd SCC Configuration in Yast2 causes "undefined method '[]' for nil:NilClass" error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744" calcext:value-type="float">
            <text:p>74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3885" xlink:type="simple">8738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3885" xlink:type="simple">There is a warning when running zypper command on a fresh installed SLED12 system </text:a> </text:p>
          </table:table-cell>
          <table:table-cell table:style-name="ce1" office:value-type="string" calcext:value-type="string">
            <text:p>2014-05-16 </text:p>
          </table:table-cell>
          <table:table-cell office:value-type="float" office:value="608" calcext:value-type="float">
            <text:p>608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3900" xlink:type="simple">8739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3900" xlink:type="simple">[Test Case 1369925] Upgrading from SLED11 SP3 (Gnome) does not lead a bootable system. </text:a> </text:p>
          </table:table-cell>
          <table:table-cell table:style-name="ce1" office:value-type="string" calcext:value-type="string">
            <text:p>2014-05-22 </text:p>
          </table:table-cell>
          <table:table-cell office:value-type="float" office:value="624" calcext:value-type="float">
            <text:p>62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4084" xlink:type="simple">8740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4084" xlink:type="simple">modprobe list is not available after module-init-tools is replaced by kmod </text:a> </text:p>
          </table:table-cell>
          <table:table-cell table:style-name="ce1" office:value-type="string" calcext:value-type="string">
            <text:p>2014-08-14 </text:p>
          </table:table-cell>
          <table:table-cell office:value-type="float" office:value="267" calcext:value-type="float">
            <text:p>26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4090" xlink:type="simple">8740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74090" xlink:type="simple">Install OS with LVM partition(x86_64) failed </text:a> </text:p>
          </table:table-cell>
          <table:table-cell table:style-name="ce1" office:value-type="string" calcext:value-type="string">
            <text:p>2014-06-16 </text:p>
          </table:table-cell>
          <table:table-cell office:value-type="float" office:value="247" calcext:value-type="float">
            <text:p>247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4115" xlink:type="simple">8741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4115" xlink:type="simple">Register SCC again causes "undefined method '[]' for nil:NilClass" error if SLED registered durning installation </text:a> </text:p>
          </table:table-cell>
          <table:table-cell table:style-name="ce1" office:value-type="string" calcext:value-type="string">
            <text:p>2014-05-08 </text:p>
          </table:table-cell>
          <table:table-cell office:value-type="float" office:value="837" calcext:value-type="float">
            <text:p>837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4116" xlink:type="simple">8741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116" xlink:type="simple">Pattern seems not fullly selected when upgrading from SLED11 SP3 (Gnome default). </text:a> </text:p>
          </table:table-cell>
          <table:table-cell table:style-name="ce1" office:value-type="string" calcext:value-type="string">
            <text:p>2014-05-15 </text:p>
          </table:table-cell>
          <table:table-cell office:value-type="float" office:value="241" calcext:value-type="float">
            <text:p>24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4284" xlink:type="simple">8742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284" xlink:type="simple">osc package refuses to install in SLED 12 + SDK 12 environment </text:a> </text:p>
          </table:table-cell>
          <table:table-cell table:style-name="ce3" office:value-type="string" calcext:value-type="string">
            <text:p>2014-06-04 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4400" xlink:type="simple">8744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400" xlink:type="simple">neard missing from SLED media </text:a> </text:p>
          </table:table-cell>
          <table:table-cell table:style-name="ce3" office:value-type="string" calcext:value-type="string">
            <text:p>2014-04-28 </text:p>
          </table:table-cell>
          <table:table-cell office:value-type="float" office:value="212" calcext:value-type="float">
            <text:p>21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4407" xlink:type="simple">8744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407" xlink:type="simple">tsclient included without rdesktop, freerdp included without remmina </text:a> </text:p>
          </table:table-cell>
          <table:table-cell table:style-name="ce3" office:value-type="string" calcext:value-type="string">
            <text:p>2014-07-24 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4426" xlink:type="simple">8744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4426" xlink:type="simple">One of the notice window is empty after launching "Install Hypervisor and Tools" in Yast2 </text:a> </text:p>
          </table:table-cell>
          <table:table-cell table:style-name="ce3" office:value-type="string" calcext:value-type="string">
            <text:p>2014-06-12 </text:p>
          </table:table-cell>
          <table:table-cell office:value-type="float" office:value="126" calcext:value-type="float">
            <text:p>12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4539" xlink:type="simple">87453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4539" xlink:type="simple">Machine cannot hang with Automatic Suspened enabled </text:a> </text:p>
          </table:table-cell>
          <table:table-cell table:style-name="ce3" office:value-type="string" calcext:value-type="string">
            <text:p>2014-08-27 </text:p>
          </table:table-cell>
          <table:table-cell office:value-type="float" office:value="37" calcext:value-type="float">
            <text:p>37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4711" xlink:type="simple">8747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4711" xlink:type="simple">Environment : </text:a> </text:p>
          </table:table-cell>
          <table:table-cell table:style-name="ce3" office:value-type="string" calcext:value-type="string">
            <text:p>2014-04-23 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4712" xlink:type="simple">87471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712" xlink:type="simple">SLED12 Beta 5 : Battery Power Icon Status Not Updating. </text:a> </text:p>
          </table:table-cell>
          <table:table-cell table:style-name="ce3" office:value-type="string" calcext:value-type="string">
            <text:p>2014-06-09 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4713" xlink:type="simple">8747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4713" xlink:type="simple">SLED12 Beta 5 : '/etc/resolv.conf' not populated with custom DNS entries from NetworkManager. </text:a> </text:p>
          </table:table-cell>
          <table:table-cell table:style-name="ce3" office:value-type="string" calcext:value-type="string">
            <text:p>2014-06-19 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4756" xlink:type="simple">8747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74756" xlink:type="simple">Help content in Rhythmbox is outdated.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4945" xlink:type="simple">8749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ehler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4945" xlink:type="simple">Build0218: "pattern desktop-base does not exist" then stuck in evaluation </text:a> </text:p>
          </table:table-cell>
          <table:table-cell table:style-name="ce3" office:value-type="string" calcext:value-type="string">
            <text:p>2014-04-24 </text:p>
          </table:table-cell>
          <table:table-cell office:value-type="float" office:value="135" calcext:value-type="float">
            <text:p>13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145" xlink:type="simple">8751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5145" xlink:type="simple">rfcomm: sleeping function called from invalid context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177" calcext:value-type="float">
            <text:p>17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171" xlink:type="simple">8751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s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75171" xlink:type="simple">Pattern's inconsistency between DVD installation and kiwi appliance instance. </text:a> </text:p>
          </table:table-cell>
          <table:table-cell table:style-name="ce3" office:value-type="string" calcext:value-type="string">
            <text:p>2014-06-27 </text:p>
          </table:table-cell>
          <table:table-cell office:value-type="float" office:value="791" calcext:value-type="float">
            <text:p>79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172" xlink:type="simple">8751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5172" xlink:type="simple">nothing provides /usr/bin/tack needed by ncurses-devel-5.9-40.16.x86_64 (SDK package) </text:a> </text:p>
          </table:table-cell>
          <table:table-cell table:style-name="ce3" office:value-type="string" calcext:value-type="string">
            <text:p>2014-07-18 </text:p>
          </table:table-cell>
          <table:table-cell office:value-type="float" office:value="790" calcext:value-type="float">
            <text:p>79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400" xlink:type="simple">8754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wims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75400" xlink:type="simple">With language set to 'English (United Kingdom)' Application menu spelt as favorite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428" calcext:value-type="float">
            <text:p>42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436" xlink:type="simple">8754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5436" xlink:type="simple">Fail to import audio via Http remote location in Rhythmbox mediaplayer.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46" calcext:value-type="float">
            <text:p>4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481" xlink:type="simple">8754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5481" xlink:type="simple">GDM - can't use banner message without user list </text:a> </text:p>
          </table:table-cell>
          <table:table-cell table:style-name="ce3" office:value-type="string" calcext:value-type="string">
            <text:p>2014-04-29 </text:p>
          </table:table-cell>
          <table:table-cell office:value-type="float" office:value="63" calcext:value-type="float">
            <text:p>6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494" xlink:type="simple">8754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5494" xlink:type="simple">Remote Access (VPN) through IP tunnelling is not working in SLED 12 Beta 4 </text:a> </text:p>
          </table:table-cell>
          <table:table-cell table:style-name="ce3" office:value-type="string" calcext:value-type="string">
            <text:p>2014-09-05 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5592" xlink:type="simple">8755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5592" xlink:type="simple">installation splash screen shows ?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288" calcext:value-type="float">
            <text:p>28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637" xlink:type="simple">87563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record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5637" xlink:type="simple">supportconfig does not finish X server data collection </text:a> </text:p>
          </table:table-cell>
          <table:table-cell table:style-name="ce3" office:value-type="string" calcext:value-type="string">
            <text:p>2014-04-29 </text:p>
          </table:table-cell>
          <table:table-cell office:value-type="float" office:value="468" calcext:value-type="float">
            <text:p>46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641" xlink:type="simple">8756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record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5641" xlink:type="simple">supportconfig generates overly large supportconfig with root fa on btrfs </text:a> </text:p>
          </table:table-cell>
          <table:table-cell table:style-name="ce3" office:value-type="string" calcext:value-type="string">
            <text:p>2014-04-29 </text:p>
          </table:table-cell>
          <table:table-cell office:value-type="float" office:value="469" calcext:value-type="float">
            <text:p>4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644" xlink:type="simple">8756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record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5644" xlink:type="simple">supportconfig is not ready to handle default route through a point-to-point link </text:a> </text:p>
          </table:table-cell>
          <table:table-cell table:style-name="ce3" office:value-type="string" calcext:value-type="string">
            <text:p>2014-05-02 </text:p>
          </table:table-cell>
          <table:table-cell office:value-type="float" office:value="829" calcext:value-type="float">
            <text:p>82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5890" xlink:type="simple">8758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5890" xlink:type="simple">fcitx leaks the preedit letters in password dialog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558" calcext:value-type="float">
            <text:p>558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5985" xlink:type="simple">8759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5985" xlink:type="simple">Windows Domain Accounts created once, but coulde not be deleted </text:a> </text:p>
          </table:table-cell>
          <table:table-cell table:style-name="ce3" office:value-type="string" calcext:value-type="string">
            <text:p>2014-05-06 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5990" xlink:type="simple">8759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ecurity </text:p>
          </table:table-cell>
          <table:table-cell table:style-name="ce1" office:value-type="string" calcext:value-type="string">
            <text:p>vcize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5990" xlink:type="simple">SLED12 [Beta5] - Enabling insults on sudo creates politically incorrect insult. </text:a> </text:p>
          </table:table-cell>
          <table:table-cell table:style-name="ce3" office:value-type="string" calcext:value-type="string">
            <text:p>2014-05-07 </text:p>
          </table:table-cell>
          <table:table-cell office:value-type="float" office:value="629" calcext:value-type="float">
            <text:p>62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089" xlink:type="simple">8760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gdsouza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6089" xlink:type="simple">TGCS: [SLE12 Beta 5] Elo USB touch no longer accurate in SLE12 </text:a> </text:p>
          </table:table-cell>
          <table:table-cell table:style-name="ce3" office:value-type="string" calcext:value-type="string">
            <text:p>2014-11-19 </text:p>
          </table:table-cell>
          <table:table-cell office:value-type="float" office:value="68" calcext:value-type="float">
            <text:p>6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272" xlink:type="simple">8762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272" xlink:type="simple">Empathy crashes after adding Google Talk accounts </text:a> </text:p>
          </table:table-cell>
          <table:table-cell table:style-name="ce3" office:value-type="string" calcext:value-type="string">
            <text:p>2014-07-01 </text:p>
          </table:table-cell>
          <table:table-cell office:value-type="float" office:value="162" calcext:value-type="float">
            <text:p>162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6453" xlink:type="simple">8764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6453" xlink:type="simple">udev-configure-printer should no longer recommend system-config-printer-applet </text:a> </text:p>
          </table:table-cell>
          <table:table-cell table:style-name="ce3" office:value-type="string" calcext:value-type="string">
            <text:p>2014-08-12 </text:p>
          </table:table-cell>
          <table:table-cell office:value-type="float" office:value="53" calcext:value-type="float">
            <text:p>53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6526" xlink:type="simple">8765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526" xlink:type="simple">libreoffice-4.2.3.3-2.7.x86_64 requires libreoffice-l10n-en = 4.2.3.3 </text:a> </text:p>
          </table:table-cell>
          <table:table-cell table:style-name="ce3" office:value-type="string" calcext:value-type="string">
            <text:p>2014-05-06 </text:p>
          </table:table-cell>
          <table:table-cell office:value-type="float" office:value="448" calcext:value-type="float">
            <text:p>44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552" xlink:type="simple">8765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6552" xlink:type="simple">RFCOMM connection silently disappearing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83" calcext:value-type="float">
            <text:p>8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571" xlink:type="simple">8765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571" xlink:type="simple">internal error when installing in french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232" calcext:value-type="float">
            <text:p>23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593" xlink:type="simple">8765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6593" xlink:type="simple">Can't install some devel packages from SDK disks - SLED12 Beta 5 </text:a> </text:p>
          </table:table-cell>
          <table:table-cell table:style-name="ce3" office:value-type="string" calcext:value-type="string">
            <text:p>2014-06-10 </text:p>
          </table:table-cell>
          <table:table-cell office:value-type="float" office:value="127" calcext:value-type="float">
            <text:p>127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685" xlink:type="simple">8766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685" xlink:type="simple">gnome-session shouldn't log to systemd-journal </text:a> </text:p>
          </table:table-cell>
          <table:table-cell table:style-name="ce3" office:value-type="string" calcext:value-type="string">
            <text:p>2014-05-20 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6694" xlink:type="simple">8766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694" xlink:type="simple">systemd user journal isn't accessible by user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388" calcext:value-type="float">
            <text:p>38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820" xlink:type="simple">8768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rmilasan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6820" xlink:type="simple">migration: Using DVD media upgrade from sled11 SP3(KDE) did not lead bootable system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619" calcext:value-type="float">
            <text:p>619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6838" xlink:type="simple">87683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6838" xlink:type="simple">'installation of package filesystem failed' warning show up during install system in several different file systems </text:a> </text:p>
          </table:table-cell>
          <table:table-cell table:style-name="ce3" office:value-type="string" calcext:value-type="string">
            <text:p>2014-05-12 </text:p>
          </table:table-cell>
          <table:table-cell office:value-type="float" office:value="516" calcext:value-type="float">
            <text:p>516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6840" xlink:type="simple">8768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6840" xlink:type="simple">Migration: Using NFS, upgrade from SLED11 SP3 (default KDE) in Text Mode, unable to create repository </text:a> </text:p>
          </table:table-cell>
          <table:table-cell table:style-name="ce3" office:value-type="string" calcext:value-type="string">
            <text:p>2014-05-08 </text:p>
          </table:table-cell>
          <table:table-cell office:value-type="float" office:value="517" calcext:value-type="float">
            <text:p>51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863" xlink:type="simple">8768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6863" xlink:type="simple">Dazzling icons in installer slide show.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305" calcext:value-type="float">
            <text:p>305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6967" xlink:type="simple">8769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967" xlink:type="simple">System boot hanged after migrating from SLED11SP3 to SLED12 with hard disk </text:a> </text:p>
          </table:table-cell>
          <table:table-cell table:style-name="ce3" office:value-type="string" calcext:value-type="string">
            <text:p>2014-07-29 </text:p>
          </table:table-cell>
          <table:table-cell office:value-type="float" office:value="551" calcext:value-type="float">
            <text:p>551</text:p>
          </table:table-cell>
          <table:table-cell office:value-type="float" office:value="286" calcext:value-type="float">
            <text:p>28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6974" xlink:type="simple">8769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6974" xlink:type="simple">vesa driver conflicts with KMS after miigration to sle12 </text:a> </text:p>
          </table:table-cell>
          <table:table-cell table:style-name="ce3" office:value-type="string" calcext:value-type="string">
            <text:p>2014-05-12 </text:p>
          </table:table-cell>
          <table:table-cell office:value-type="float" office:value="434" calcext:value-type="float">
            <text:p>43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6985" xlink:type="simple">8769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985" xlink:type="simple">Migration from sled11sp3: both sled11sp3 and sled12 become update targets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609" calcext:value-type="float">
            <text:p>609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6992" xlink:type="simple">8769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6992" xlink:type="simple">XDM used after upgrading SLED11 SP3 (default KDE)+(all update applied) to SLED12 through FTP </text:a> </text:p>
          </table:table-cell>
          <table:table-cell table:style-name="ce3" office:value-type="string" calcext:value-type="string">
            <text:p>2014-06-09 </text:p>
          </table:table-cell>
          <table:table-cell office:value-type="float" office:value="547" calcext:value-type="float">
            <text:p>54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007" xlink:type="simple">8770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007" xlink:type="simple">Take several shots in evince fullscreen mode will always save the first screen image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417" calcext:value-type="float">
            <text:p>41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155" xlink:type="simple">8771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155" xlink:type="simple">[scatool] Missing SCA Tool packages on SLED12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254" xlink:type="simple">8772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7254" xlink:type="simple">Progress bar stop at 7% even all packages installation nearly finished during SLE12 installing.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7267" xlink:type="simple">8772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267" xlink:type="simple">Oversized beta 6 SLED Media1 iso image </text:a> </text:p>
          </table:table-cell>
          <table:table-cell table:style-name="ce3" office:value-type="string" calcext:value-type="string">
            <text:p>2014-05-26 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274" xlink:type="simple">8772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7274" xlink:type="simple">During installation, no 'slide show' and '...release note' tab exist, only show 'Details' tab info </text:a> </text:p>
          </table:table-cell>
          <table:table-cell table:style-name="ce3" office:value-type="string" calcext:value-type="string">
            <text:p>2014-05-13 </text:p>
          </table:table-cell>
          <table:table-cell office:value-type="float" office:value="404" calcext:value-type="float">
            <text:p>404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300" xlink:type="simple">8773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00" xlink:type="simple">SLED/SLES12_LOC : ALL_LANGS:Untranslated text on Installer screen in install </text:a> </text:p>
          </table:table-cell>
          <table:table-cell table:style-name="ce3" office:value-type="string" calcext:value-type="string">
            <text:p>2014-10-07 </text:p>
          </table:table-cell>
          <table:table-cell office:value-type="float" office:value="760" calcext:value-type="float">
            <text:p>760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01" xlink:type="simple">8773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01" xlink:type="simple">SLED/SLES12_LOC : ALL_LANGS:Untranslated text in F3 menu on Installer screen in install </text:a> </text:p>
          </table:table-cell>
          <table:table-cell table:style-name="ce3" office:value-type="string" calcext:value-type="string">
            <text:p>2014-10-07 </text:p>
          </table:table-cell>
          <table:table-cell office:value-type="float" office:value="761" calcext:value-type="float">
            <text:p>76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304" xlink:type="simple">8773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Update Problem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04" xlink:type="simple">SLED/SLES12_LOC :ALL_LANGS:Untranslated EULA in install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57" calcext:value-type="float">
            <text:p>65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7306" xlink:type="simple">8773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06" xlink:type="simple">SLED/SLES12_LOC : ALL_LANGS:Untranslated text in 'System Probing' screen in install </text:a> </text:p>
          </table:table-cell>
          <table:table-cell table:style-name="ce3" office:value-type="string" calcext:value-type="string">
            <text:p>2014-06-09 </text:p>
          </table:table-cell>
          <table:table-cell office:value-type="float" office:value="591" calcext:value-type="float">
            <text:p>59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309" xlink:type="simple">8773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09" xlink:type="simple">SLED/SLES12_LOC : ALL_LANGS:Untranslated text in 'Registration' screen in install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651" calcext:value-type="float">
            <text:p>651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13" xlink:type="simple">8773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13" xlink:type="simple">SLED/SLES12_LOC : JA:Inconsistent Font size in 'Language, Keyboard and License Agreement' screen in install </text:a> </text:p>
          </table:table-cell>
          <table:table-cell table:style-name="ce3" office:value-type="string" calcext:value-type="string">
            <text:p>2014-06-19 </text:p>
          </table:table-cell>
          <table:table-cell office:value-type="float" office:value="786" calcext:value-type="float">
            <text:p>786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25" xlink:type="simple">8773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25" xlink:type="simple">SLED/SLES12_LOC : ALL_LANGS:Untranslated text in 'Suggested Partitioning' screen in install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328" xlink:type="simple">87732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7328" xlink:type="simple">SLED/SLES12_LOC : JA:Inconsistent Font size in 'Suggested Partitioning' screen in install </text:a> </text:p>
          </table:table-cell>
          <table:table-cell table:style-name="ce3" office:value-type="string" calcext:value-type="string">
            <text:p>2014-06-19 </text:p>
          </table:table-cell>
          <table:table-cell office:value-type="float" office:value="787" calcext:value-type="float">
            <text:p>787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31" xlink:type="simple">87733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Update Problem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31" xlink:type="simple">SLED/SLES12_LOC : ALL_LANGS:Untranslated text in 'Clock and Time Zone' screen in install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658" calcext:value-type="float">
            <text:p>658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333" xlink:type="simple">87733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7333" xlink:type="simple">SLED/SLES12_LOC : JA:Inconsistent Font size in ''Clock and Time Zone' screen in install </text:a> </text:p>
          </table:table-cell>
          <table:table-cell table:style-name="ce3" office:value-type="string" calcext:value-type="string">
            <text:p>2014-06-19 </text:p>
          </table:table-cell>
          <table:table-cell office:value-type="float" office:value="788" calcext:value-type="float">
            <text:p>788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36" xlink:type="simple">8773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vmoravec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336" xlink:type="simple">SLED/SLES12_LOC : ALL_LANGS:Untranslated text in 'Installation Settings' screen in install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342" xlink:type="simple">8773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Guest Installation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42" xlink:type="simple">SLED/SLES12_LOC : ALL_LANGS:Untranslated text in Installation Settings/Firewall and SSH screen in install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659" calcext:value-type="float">
            <text:p>659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344" xlink:type="simple">8773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vmoravec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344" xlink:type="simple">SLED/SLES12_LOC : ALL_LANGS:Untranslated text in Installation Settings/Set Default Systemd Target screen in install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347" xlink:type="simple">8773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47" xlink:type="simple">SLED/SLES12_LOC : ALL_LANGS:Untranslated tab headings in Installation Settings/Boot Loader Settings screen in install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721" calcext:value-type="float">
            <text:p>721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50" xlink:type="simple">8773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50" xlink:type="simple">SLED/SLES12_LOC : ALL_LANGS:Untranslated text in Installation Settings/Hardware Detection dialogs in install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355" xlink:type="simple">8773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55" xlink:type="simple">SLED/SLES12_LOC : ALL_LANGS:Untranslated text in Installation Settings/Hardware Detection/Kernel Settings dialogs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725" calcext:value-type="float">
            <text:p>725</text:p>
          </table:table-cell>
          <table:table-cell office:value-type="float" office:value="301" calcext:value-type="float">
            <text:p>30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58" xlink:type="simple">8773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dmuell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358" xlink:type="simple">SLED/SLES12_LOC : ALL_LANGS:Untranslated text in Installation settings/Export Configuration/Save to File dialog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86" calcext:value-type="float">
            <text:p>86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360" xlink:type="simple">8773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360" xlink:type="simple">SLED/SLES12_LOC : ALL_LANGS:Untranslated text in 'Performing Installation' dialog and Slide Show in Install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7369" xlink:type="simple">8773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369" xlink:type="simple">SLED/SLES12_LOC : ALL_LANGS:Untranslated section headings in YaST2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66" calcext:value-type="float">
            <text:p>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449" xlink:type="simple">8774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delvar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449" xlink:type="simple">NFC kernel drivers aren't marked as supported </text:a> </text:p>
          </table:table-cell>
          <table:table-cell table:style-name="ce3" office:value-type="string" calcext:value-type="string">
            <text:p>2014-05-20 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526" xlink:type="simple">8775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526" xlink:type="simple">Installer process is often taking 100% cpu while rpm is removing package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7639" xlink:type="simple">87763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werner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639" xlink:type="simple">Bash does not abbreviate $HOME in prompt when $HOME ends in slash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674" xlink:type="simple">8776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674" xlink:type="simple">pam-config is not properly updating /etc/pam.d/common-session to add pam_systemd lines when upgrading from SLED11SP3 </text:a> </text:p>
          </table:table-cell>
          <table:table-cell table:style-name="ce3" office:value-type="string" calcext:value-type="string">
            <text:p>2014-06-02 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680" xlink:type="simple">8776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tren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680" xlink:type="simple">/var/run and /var/lock are not properly upgraded to symlink when upgrading from SLED11 SP3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171" calcext:value-type="float">
            <text:p>171</text:p>
          </table:table-cell>
          <table:table-cell office:value-type="float" office:value="305" calcext:value-type="float">
            <text:p>30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681" xlink:type="simple">8776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681" xlink:type="simple">SLED/SLES12_LOC : ES: "Slide Show" strings truncation in 'Performing Installation' dialog in Install </text:a> </text:p>
          </table:table-cell>
          <table:table-cell table:style-name="ce3" office:value-type="string" calcext:value-type="string">
            <text:p>2014-08-07 </text:p>
          </table:table-cell>
          <table:table-cell office:value-type="float" office:value="775" calcext:value-type="float">
            <text:p>775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688" xlink:type="simple">8776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Guest Installation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688" xlink:type="simple">SLED/SLES12_LOC : ALL_LANGS: Untranslated text in 'Registration' screen in install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660" calcext:value-type="float">
            <text:p>660</text:p>
          </table:table-cell>
          <table:table-cell office:value-type="float" office:value="306" calcext:value-type="float">
            <text:p>306</text:p>
          </table:table-cell>
        </table:table-row>
        <table:table-row table:style-name="ro4">
          <table:table-cell table:style-name="ce1" office:value-type="string" calcext:value-type="string">
            <text:p><text:a xlink:href="https://bugzilla.suse.com/show_bug.cgi?id=877707" xlink:type="simple">8777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7707" xlink:type="simple">SLED12_LOC : ALL_LANGS： Untranslated in Network section on right of Gnome toolbar </text:a> </text:p>
          </table:table-cell>
          <table:table-cell table:style-name="ce3" office:value-type="string" calcext:value-type="string">
            <text:p>2014-09-17 </text:p>
          </table:table-cell>
          <table:table-cell office:value-type="float" office:value="131" calcext:value-type="float">
            <text:p>131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714" xlink:type="simple">87771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Management Tool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14" xlink:type="simple">SLED12_LOC : ES, DE,NL: "Time Format" missing in Applications / System / Settings / Date &amp;Time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661" calcext:value-type="float">
            <text:p>66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722" xlink:type="simple">8777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22" xlink:type="simple">SLED12_LOC : ES: "Displays" icon text is truncated in 'All Settings' dialog in Gnome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776" calcext:value-type="float">
            <text:p>77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7736" xlink:type="simple">8777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36" xlink:type="simple">SLES/SLED12_LOC : ALL_LANGS: Untranslated text in 'Proxy' screen in YaST2 </text:a> </text:p>
          </table:table-cell>
          <table:table-cell table:style-name="ce3" office:value-type="string" calcext:value-type="string">
            <text:p>2014-06-10 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744" xlink:type="simple">8777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Management Tool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44" xlink:type="simple">SLES/SLED12_LOC : ALL_LANGS: Untranslated text in 'Windows Domain Membership' screen in YaST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7751" xlink:type="simple">8777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51" xlink:type="simple">SLED12_LOC : ALL_LANGS: Untranslated text in 'Kernel Settings' screen in YaST2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727" calcext:value-type="float">
            <text:p>727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7753" xlink:type="simple">8777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Management Tool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53" xlink:type="simple">SLED12_LOC : ALL_LANGS: Untranslated text in 'Relocation Server Configuration' screen in YaST2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63" calcext:value-type="float">
            <text:p>663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756" xlink:type="simple">8777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7756" xlink:type="simple">SLED12_LOC : ALL_LANGS,ENG::Duplicate 'Services Manager' item in YaST2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69" calcext:value-type="float">
            <text:p>76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7760" xlink:type="simple">8777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7760" xlink:type="simple">SLED12_LOC : ES: "Other Settings" button truncation in "date and time" in YaST2.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89" calcext:value-type="float">
            <text:p>78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761" xlink:type="simple">8777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61" xlink:type="simple">No dmidecode package available for SLED 12 Beta 5 </text:a> </text:p>
          </table:table-cell>
          <table:table-cell table:style-name="ce3" office:value-type="string" calcext:value-type="string">
            <text:p>2014-05-16 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3">
          <table:table-cell table:style-name="ce1" office:value-type="string" calcext:value-type="string">
            <text:p><text:a xlink:href="https://bugzilla.suse.com/show_bug.cgi?id=877767" xlink:type="simple">8777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67" xlink:type="simple">SLED 12 Beta 6: No libpeas-loader-python3 package </text:a> </text:p>
          </table:table-cell>
          <table:table-cell table:style-name="ce3" office:value-type="string" calcext:value-type="string">
            <text:p>2014-05-15 </text:p>
          </table:table-cell>
          <table:table-cell office:value-type="float" office:value="484" calcext:value-type="float">
            <text:p>48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781" xlink:type="simple">8777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781" xlink:type="simple">Dependencies missing for readline-devel from SLE 12 SDK </text:a> </text:p>
          </table:table-cell>
          <table:table-cell table:style-name="ce3" office:value-type="string" calcext:value-type="string">
            <text:p>2014-06-04 </text:p>
          </table:table-cell>
          <table:table-cell office:value-type="float" office:value="257" calcext:value-type="float">
            <text:p>25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801" xlink:type="simple">8778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801" xlink:type="simple">SLED Addon image bigger than SLED Base image </text:a> </text:p>
          </table:table-cell>
          <table:table-cell table:style-name="ce3" office:value-type="string" calcext:value-type="string">
            <text:p>2014-05-15 </text:p>
          </table:table-cell>
          <table:table-cell office:value-type="float" office:value="214" calcext:value-type="float">
            <text:p>214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7859" xlink:type="simple">8778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859" xlink:type="simple">During installation packages are copied to RAM-disk which can freeze on small RAM systems - SLED12 Beta 6 </text:a> </text:p>
          </table:table-cell>
          <table:table-cell table:style-name="ce3" office:value-type="string" calcext:value-type="string">
            <text:p>2014-05-27 </text:p>
          </table:table-cell>
          <table:table-cell office:value-type="float" office:value="156" calcext:value-type="float">
            <text:p>15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898" xlink:type="simple">8778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898" xlink:type="simple">Notifications cover part of the bottom pannel in GNOME Classic - SLES12 Beta 6 </text:a> </text:p>
          </table:table-cell>
          <table:table-cell table:style-name="ce3" office:value-type="string" calcext:value-type="string">
            <text:p>2014-09-05 </text:p>
          </table:table-cell>
          <table:table-cell office:value-type="float" office:value="414" calcext:value-type="float">
            <text:p>41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7901" xlink:type="simple">8779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7901" xlink:type="simple">xorg-X11-devel package won't install because of missing dependencies - SLED12 Beta 6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8001" xlink:type="simple">8780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pargaonka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001" xlink:type="simple">sysfsutils package still include libsysfs </text:a> </text:p>
          </table:table-cell>
          <table:table-cell table:style-name="ce3" office:value-type="string" calcext:value-type="string">
            <text:p>2014-08-15 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8038" xlink:type="simple">87803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sra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038" xlink:type="simple">Installer - The timezone setting page lose a button to see release note </text:a> </text:p>
          </table:table-cell>
          <table:table-cell table:style-name="ce3" office:value-type="string" calcext:value-type="string">
            <text:p>2014-05-15 </text:p>
          </table:table-cell>
          <table:table-cell office:value-type="float" office:value="420" calcext:value-type="float">
            <text:p>420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066" xlink:type="simple">8780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Registration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066" xlink:type="simple">[SLED12 Beta 6] 4810-350 (Jaspar) and 4800-783 (Keystone Hi) serial ports on the IO card are not responding </text:a> </text:p>
          </table:table-cell>
          <table:table-cell table:style-name="ce3" office:value-type="string" calcext:value-type="string">
            <text:p>2014-08-04 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8068" xlink:type="simple">8780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068" xlink:type="simple">SLED 12 Beta 6: autoconf automake libtool not in SDK </text:a> </text:p>
          </table:table-cell>
          <table:table-cell table:style-name="ce3" office:value-type="string" calcext:value-type="string">
            <text:p>2014-06-26 </text:p>
          </table:table-cell>
          <table:table-cell office:value-type="float" office:value="359" calcext:value-type="float">
            <text:p>359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076" xlink:type="simple">8780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076" xlink:type="simple">SLED 12 Beta 6: bison and flex not in SDK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360" calcext:value-type="float">
            <text:p>360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179" xlink:type="simple">8781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179" xlink:type="simple">SLED12_LOC : ALL_LANGS:"allowallforanybody" "authenticated" "default" Untranslated text in 'Printer' screen in YaST2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8189" xlink:type="simple">8781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Management Tool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189" xlink:type="simple">SLED12_LOC : ALL_LANGS:"Package Selection" Untranslated text in 'Autoinstallation' screen in YaST2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664" calcext:value-type="float">
            <text:p>664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195" xlink:type="simple">8781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Management Tool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195" xlink:type="simple">SLED12_LOC : ALL_LANGS: Untranslated text in 'Installation Server' error message in YasT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65" calcext:value-type="float">
            <text:p>665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198" xlink:type="simple">8781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irtualization: Oth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198" xlink:type="simple">SLED12_LOC : ALL_LANGS:The dialog Untranslated text in 'SUSE Customer Center Configuration' screen in YaST2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666" calcext:value-type="float">
            <text:p>666</text:p>
          </table:table-cell>
          <table:table-cell office:value-type="float" office:value="321" calcext:value-type="float">
            <text:p>32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203" xlink:type="simple">8782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203" xlink:type="simple">SLED12_LOC : ALL_LANGS:Untranslated text in Security and Users\ ‘User and Group Administration’dialog in YaST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733" calcext:value-type="float">
            <text:p>733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218" xlink:type="simple">8782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218" xlink:type="simple">SLED12_LOC : AL_LANGS:Untranslated text in the ‘Keyboard’dialog in Gnome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35" calcext:value-type="float">
            <text:p>735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283" xlink:type="simple">87828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ithk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283" xlink:type="simple">SLES/SLED12_LOC : ALL_LANGS: Untranslated text in System Keyboard Layout\ ‘Expert Keyboard Settings’ dialog in YaST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595" calcext:value-type="float">
            <text:p>59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343" xlink:type="simple">8783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343" xlink:type="simple">zypper verify errors on newly installed SLED12 Beta6 </text:a> </text:p>
          </table:table-cell>
          <table:table-cell table:style-name="ce3" office:value-type="string" calcext:value-type="string">
            <text:p>2014-06-19 </text:p>
          </table:table-cell>
          <table:table-cell office:value-type="float" office:value="749" calcext:value-type="float">
            <text:p>74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459" xlink:type="simple">8784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459" xlink:type="simple">Installer does not configure any network cards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355" calcext:value-type="float">
            <text:p>35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513" xlink:type="simple">8785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VPN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513" xlink:type="simple">SLED12_LOC : ALL_LANGS:Untranslated text in Authentication Client dialog in YaST </text:a> </text:p>
          </table:table-cell>
          <table:table-cell table:style-name="ce3" office:value-type="string" calcext:value-type="string">
            <text:p>2014-06-26 </text:p>
          </table:table-cell>
          <table:table-cell office:value-type="float" office:value="667" calcext:value-type="float">
            <text:p>667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514" xlink:type="simple">87851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Console Applications </text:p>
          </table:table-cell>
          <table:table-cell table:style-name="ce1" office:value-type="string" calcext:value-type="string">
            <text:p>varkoly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8514" xlink:type="simple">SLED12_LOC : ALL_LANGS:Untranslated text in Mail Server dialog in YaST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81" calcext:value-type="float">
            <text:p>81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516" xlink:type="simple">87851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ATI/fglrx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8516" xlink:type="simple">SLED12_LOC : ALL_LANGS:Untranslated text in YaST2-Linux Audit Franmework(LAF) dialog in YaST </text:a> </text:p>
          </table:table-cell>
          <table:table-cell table:style-name="ce3" office:value-type="string" calcext:value-type="string">
            <text:p>2014-05-29 </text:p>
          </table:table-cell>
          <table:table-cell office:value-type="float" office:value="668" calcext:value-type="float">
            <text:p>66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517" xlink:type="simple">8785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ATI/fglrx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517" xlink:type="simple">SLED12_LOC : ALL_LANGS:Untranslated text in Autoinstallation dialog in YaST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669" calcext:value-type="float">
            <text:p>669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519" xlink:type="simple">8785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519" xlink:type="simple">SLED12_LOC : ALL_LANGS:Untranslated text in the ‘Displays’dialog in Gnome </text:a> </text:p>
          </table:table-cell>
          <table:table-cell table:style-name="ce3" office:value-type="string" calcext:value-type="string">
            <text:p>2014-06-27 </text:p>
          </table:table-cell>
          <table:table-cell office:value-type="float" office:value="639" calcext:value-type="float">
            <text:p>639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530" xlink:type="simple">8785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530" xlink:type="simple">SLES/SLED12_LOC : ALL_LANGS:Untranslated text in Authentication Client dialog in YaST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36" calcext:value-type="float">
            <text:p>73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565" xlink:type="simple">8785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565" xlink:type="simple">SLED12_LOC : DE:The text layout is confused on YAST2-Bootloader dialog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777" calcext:value-type="float">
            <text:p>77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573" xlink:type="simple">8785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573" xlink:type="simple">SLED12_LOC : ALL_LANGS:Untranslated text in YaST2-Proxy dialog in YaST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578" xlink:type="simple">8785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578" xlink:type="simple">SLED12_LOC : ALL_LANGS:Untranslated text in Windows Domain Membership dialog in YaST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38" calcext:value-type="float">
            <text:p>738</text:p>
          </table:table-cell>
          <table:table-cell office:value-type="float" office:value="335" calcext:value-type="float">
            <text:p>33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584" xlink:type="simple">8785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8584" xlink:type="simple">SLED12_LOC : ALL_LANGS: Untranslated text in Windows Domain Membership dialog in YaST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620" calcext:value-type="float">
            <text:p>620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587" xlink:type="simple">8785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587" xlink:type="simple">SLED12_LOC : ALL_LANGS: Untranslated text in AppArmor\Configure Profile Mode dialog in YaST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592" calcext:value-type="float">
            <text:p>592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598" xlink:type="simple">8785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598" xlink:type="simple">SLED12_LOC : DE:The text layout is confused on ’AppArmor Profile Dialog’ dialog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567" calcext:value-type="float">
            <text:p>567</text:p>
          </table:table-cell>
          <table:table-cell office:value-type="float" office:value="338" calcext:value-type="float">
            <text:p>33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603" xlink:type="simple">8786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603" xlink:type="simple">SLED12_LOC : ALL_LANGS:Untranslated error message in ‘User and Group Management’ dialog in YaST </text:a> </text:p>
          </table:table-cell>
          <table:table-cell table:style-name="ce3" office:value-type="string" calcext:value-type="string">
            <text:p>2014-06-10 </text:p>
          </table:table-cell>
          <table:table-cell office:value-type="float" office:value="593" calcext:value-type="float">
            <text:p>593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8606" xlink:type="simple">8786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606" xlink:type="simple">SLES/SLED12_LOC : ALL_LANGS:Untranslated text in AutoInstallation\‘Administrator Settings’ dialog in YaST </text:a> </text:p>
          </table:table-cell>
          <table:table-cell table:style-name="ce3" office:value-type="string" calcext:value-type="string">
            <text:p>2014-07-15 </text:p>
          </table:table-cell>
          <table:table-cell office:value-type="float" office:value="602" calcext:value-type="float">
            <text:p>60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613" xlink:type="simple">8786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613" xlink:type="simple">SLED12_LOC: ALL_LANGS: Untranslated text in ‘Snapper’ dialog in YaST </text:a> </text:p>
          </table:table-cell>
          <table:table-cell table:style-name="ce3" office:value-type="string" calcext:value-type="string">
            <text:p>2014-06-26 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8618" xlink:type="simple">8786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618" xlink:type="simple">SLED12_LOC : RU:Untranslated text in ‘Login’ screen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640" calcext:value-type="float">
            <text:p>640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620" xlink:type="simple">8786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8620" xlink:type="simple">SLED12_LOC : ALL_LANGS:Untranslated text in All Settings\ ‘Details’ screen in Gnome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125" calcext:value-type="float">
            <text:p>125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622" xlink:type="simple">8786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8622" xlink:type="simple">SLED12_LOC : ALL_LANGS: Untranslated text in Folder Properties\Access Control List ' dialog in Gnome </text:a> </text:p>
          </table:table-cell>
          <table:table-cell table:style-name="ce3" office:value-type="string" calcext:value-type="string">
            <text:p>2014-08-19 </text:p>
          </table:table-cell>
          <table:table-cell office:value-type="float" office:value="84" calcext:value-type="float">
            <text:p>84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625" xlink:type="simple">8786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625" xlink:type="simple">SLED12_LOC : DE:Symbols are inconsistent with the English in ’Add printer configuration’ dialog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778" calcext:value-type="float">
            <text:p>778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691" xlink:type="simple">8786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dvaleev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691" xlink:type="simple">canna causes failure with systemctl status systemd-tmpfiles-setup -l - SLED12 Beta6 </text:a> </text:p>
          </table:table-cell>
          <table:table-cell table:style-name="ce3" office:value-type="string" calcext:value-type="string">
            <text:p>2014-07-17 </text:p>
          </table:table-cell>
          <table:table-cell office:value-type="float" office:value="322" calcext:value-type="float">
            <text:p>322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789" xlink:type="simple">8787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789" xlink:type="simple">SLED12_LOC : zh_CN:Untranslated text in User and Group Management dialog in YaST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39" calcext:value-type="float">
            <text:p>73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794" xlink:type="simple">8787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8794" xlink:type="simple">SLED12: zh_CN: Untranslated text in Registration dialog in YaST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3">
          <table:table-cell table:style-name="ce1" office:value-type="string" calcext:value-type="string">
            <text:p><text:a xlink:href="https://bugzilla.suse.com/show_bug.cgi?id=878800" xlink:type="simple">8788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8800" xlink:type="simple">SLED12_LOC :ALL_LANGS: Untranslated text in Zypper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130" calcext:value-type="float">
            <text:p>13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8811" xlink:type="simple">8788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ATI/fglrx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8811" xlink:type="simple">SLED12_LOC : DE: Paragraph is breaked in Zypper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8817" xlink:type="simple">8788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78817" xlink:type="simple">cheese stops working after changing resolution of webcam </text:a> </text:p>
          </table:table-cell>
          <table:table-cell table:style-name="ce3" office:value-type="string" calcext:value-type="string">
            <text:p>2014-10-10 </text:p>
          </table:table-cell>
          <table:table-cell office:value-type="float" office:value="32" calcext:value-type="float">
            <text:p>32</text:p>
          </table:table-cell>
          <table:table-cell office:value-type="float" office:value="347" calcext:value-type="float">
            <text:p>34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8831" xlink:type="simple">87883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78831" xlink:type="simple">multimedia key can mute but not unmute sound </text:a> </text:p>
          </table:table-cell>
          <table:table-cell table:style-name="ce3" office:value-type="string" calcext:value-type="string">
            <text:p>2014-05-26 </text:p>
          </table:table-cell>
          <table:table-cell office:value-type="float" office:value="774" calcext:value-type="float">
            <text:p>77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065" xlink:type="simple">8790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065" xlink:type="simple">ICAClient need to be updated in SLE12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9145" xlink:type="simple">8791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mozilla@forge.prov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145" xlink:type="simple">proxy settings from GNOME 3 are not used by Firefox </text:a> </text:p>
          </table:table-cell>
          <table:table-cell table:style-name="ce3" office:value-type="string" calcext:value-type="string">
            <text:p>2014-07-17 </text:p>
          </table:table-cell>
          <table:table-cell office:value-type="float" office:value="136" calcext:value-type="float">
            <text:p>136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257" xlink:type="simple">8792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9257" xlink:type="simple">Modules' description is SLES specific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795" calcext:value-type="float">
            <text:p>795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259" xlink:type="simple">8792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wstephenso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259" xlink:type="simple">Web &amp; Scripting Module is offered by SCC when installing SLED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306" calcext:value-type="float">
            <text:p>306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262" xlink:type="simple">8792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262" xlink:type="simple">X.org port 6000 "open" during installation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405" calcext:value-type="float">
            <text:p>405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269" xlink:type="simple">8792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9269" xlink:type="simple">"Package installation" progress bar counts up to 50%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518" calcext:value-type="float">
            <text:p>518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271" xlink:type="simple">8792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271" xlink:type="simple">Default installation ends up with unbootable system </text:a> </text:p>
          </table:table-cell>
          <table:table-cell table:style-name="ce3" office:value-type="string" calcext:value-type="string">
            <text:p>2014-06-17 </text:p>
          </table:table-cell>
          <table:table-cell office:value-type="float" office:value="233" calcext:value-type="float">
            <text:p>233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313" xlink:type="simple">8793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9313" xlink:type="simple">X cannot be started after network installation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308" calcext:value-type="float">
            <text:p>308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360" xlink:type="simple">8793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9360" xlink:type="simple">Failed to start desktop after upgrading from SLED11SP3 full installation to SLED12 </text:a> </text:p>
          </table:table-cell>
          <table:table-cell table:style-name="ce3" office:value-type="string" calcext:value-type="string">
            <text:p>2014-06-11 </text:p>
          </table:table-cell>
          <table:table-cell office:value-type="float" office:value="766" calcext:value-type="float">
            <text:p>76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373" xlink:type="simple">8793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373" xlink:type="simple">"Gnome" session is using after upgrading from SLD11SP3(Gnome) to SLED12 </text:a> </text:p>
          </table:table-cell>
          <table:table-cell table:style-name="ce3" office:value-type="string" calcext:value-type="string">
            <text:p>2014-06-18 </text:p>
          </table:table-cell>
          <table:table-cell office:value-type="float" office:value="561" calcext:value-type="float">
            <text:p>561</text:p>
          </table:table-cell>
          <table:table-cell office:value-type="float" office:value="357" calcext:value-type="float">
            <text:p>35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459" xlink:type="simple">8794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79459" xlink:type="simple">No slideshow during installation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309" calcext:value-type="float">
            <text:p>30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9480" xlink:type="simple">8794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79480" xlink:type="simple">[yast2-proxy] YaST2 network should fill dconf/gsettings proxy information system-wide </text:a> </text:p>
          </table:table-cell>
          <table:table-cell table:style-name="ce3" office:value-type="string" calcext:value-type="string">
            <text:p>2014-10-01 </text:p>
          </table:table-cell>
          <table:table-cell office:value-type="float" office:value="215" calcext:value-type="float">
            <text:p>215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79481" xlink:type="simple">8794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481" xlink:type="simple">laptop_mode complains too much about /etc/laptop-mode/conf.d/board-specific </text:a> </text:p>
          </table:table-cell>
          <table:table-cell table:style-name="ce3" office:value-type="string" calcext:value-type="string">
            <text:p>2014-05-22 </text:p>
          </table:table-cell>
          <table:table-cell office:value-type="float" office:value="449" calcext:value-type="float">
            <text:p>44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512" xlink:type="simple">87951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lchiquitt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512" xlink:type="simple">gnome panel clock and time zone irregular </text:a> </text:p>
          </table:table-cell>
          <table:table-cell table:style-name="ce3" office:value-type="string" calcext:value-type="string">
            <text:p>2014-10-06 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79563" xlink:type="simple">8795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79563" xlink:type="simple">SLE-12-Desktop-MINI-ISO-x86_64-Build0274-Media.iso could not be burn successfully </text:a> </text:p>
          </table:table-cell>
          <table:table-cell table:style-name="ce3" office:value-type="string" calcext:value-type="string">
            <text:p>2014-05-23 </text:p>
          </table:table-cell>
          <table:table-cell office:value-type="float" office:value="799" calcext:value-type="float">
            <text:p>799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591" xlink:type="simple">8795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591" xlink:type="simple">GNOME failed to start when booting system after SLED12 installed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648" calcext:value-type="float">
            <text:p>64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594" xlink:type="simple">8795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594" xlink:type="simple">Network cannot be configured when starting upgrade from SLED11SP3 to SLED12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603" calcext:value-type="float">
            <text:p>60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641" xlink:type="simple">8796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641" xlink:type="simple">desktop: add to desktop/favorites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758" calcext:value-type="float">
            <text:p>75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79647" xlink:type="simple">8796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647" xlink:type="simple">desktop: keyboard popup not translated </text:a> </text:p>
          </table:table-cell>
          <table:table-cell table:style-name="ce3" office:value-type="string" calcext:value-type="string">
            <text:p>2014-10-17 </text:p>
          </table:table-cell>
          <table:table-cell office:value-type="float" office:value="621" calcext:value-type="float">
            <text:p>62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661" xlink:type="simple">8796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79661" xlink:type="simple">viafb kernel module not available </text:a> </text:p>
          </table:table-cell>
          <table:table-cell table:style-name="ce3" office:value-type="string" calcext:value-type="string">
            <text:p>2014-07-02 </text:p>
          </table:table-cell>
          <table:table-cell office:value-type="float" office:value="652" calcext:value-type="float">
            <text:p>65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663" xlink:type="simple">8796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663" xlink:type="simple">[SLED12 Beta 6] 4900-745 (Jade Lo) - Desktop boots in dual display by default </text:a> </text:p>
          </table:table-cell>
          <table:table-cell table:style-name="ce3" office:value-type="string" calcext:value-type="string">
            <text:p>2014-07-10 </text:p>
          </table:table-cell>
          <table:table-cell office:value-type="float" office:value="649" calcext:value-type="float">
            <text:p>64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79686" xlink:type="simple">8796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79686" xlink:type="simple">during upgrade, installer doesn't enable grub2-branding-SLE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234" calcext:value-type="float">
            <text:p>234</text:p>
          </table:table-cell>
          <table:table-cell office:value-type="float" office:value="366" calcext:value-type="float">
            <text:p>36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0175" xlink:type="simple">8801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0175" xlink:type="simple">On occasionally initramfs unpacking fails - SLED12 Beta7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291" calcext:value-type="float">
            <text:p>291</text:p>
          </table:table-cell>
          <table:table-cell office:value-type="float" office:value="367" calcext:value-type="float">
            <text:p>36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0181" xlink:type="simple">8801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0181" xlink:type="simple">evince document view doesn't allow toolbar customization - SLED12 Beta7 </text:a> </text:p>
          </table:table-cell>
          <table:table-cell table:style-name="ce3" office:value-type="string" calcext:value-type="string">
            <text:p>2014-05-28 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0188" xlink:type="simple">8801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0188" xlink:type="simple">Need to run inputattach -elo /dev/ttyX when machines wakes from S3 - SLED12 Beta7 </text:a> </text:p>
          </table:table-cell>
          <table:table-cell table:style-name="ce3" office:value-type="string" calcext:value-type="string">
            <text:p>2014-08-18 </text:p>
          </table:table-cell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0202" xlink:type="simple">88020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vdziewieck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202" xlink:type="simple">lftp_wrapper file corruption </text:a> </text:p>
          </table:table-cell>
          <table:table-cell table:style-name="ce3" office:value-type="string" calcext:value-type="string">
            <text:p>2014-06-12 </text:p>
          </table:table-cell>
          <table:table-cell office:value-type="float" office:value="172" calcext:value-type="float">
            <text:p>172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0390" xlink:type="simple">8803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dbyt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80390" xlink:type="simple">touch on dual display extended mode with 2 touchscreen monitors has problem with coordinates - SLED12 Beta7 </text:a> </text:p>
          </table:table-cell>
          <table:table-cell table:style-name="ce3" office:value-type="string" calcext:value-type="string">
            <text:p>2014-06-18 </text:p>
          </table:table-cell>
          <table:table-cell office:value-type="float" office:value="453" calcext:value-type="float">
            <text:p>453</text:p>
          </table:table-cell>
          <table:table-cell/>
        </table:table-row>
        <table:table-row table:style-name="ro4">
          <table:table-cell table:style-name="ce1" office:value-type="string" calcext:value-type="string">
            <text:p><text:a xlink:href="https://bugzilla.suse.com/show_bug.cgi?id=880489" xlink:type="simple">8804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0489" xlink:type="simple">SLED12_LOC : AR：The text is cutted-off in Basic Firewall and SSH Configuration screen on install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792" calcext:value-type="float">
            <text:p>792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560" xlink:type="simple">8805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wims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0560" xlink:type="simple">SLED 12 Beta 7. With language set to English (UK) Trash is inconsistently named </text:a> </text:p>
          </table:table-cell>
          <table:table-cell table:style-name="ce3" office:value-type="string" calcext:value-type="string">
            <text:p>2014-06-03 </text:p>
          </table:table-cell>
          <table:table-cell office:value-type="float" office:value="386" calcext:value-type="float">
            <text:p>386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0561" xlink:type="simple">8805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561" xlink:type="simple">SLE12 Beta6: Not able to install 'kiwi' package: perl-Class-Singleton should be added to SDK </text:a> </text:p>
          </table:table-cell>
          <table:table-cell table:style-name="ce3" office:value-type="string" calcext:value-type="string">
            <text:p>2014-06-10 </text:p>
          </table:table-cell>
          <table:table-cell office:value-type="float" office:value="258" calcext:value-type="float">
            <text:p>25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563" xlink:type="simple">8805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barnum@novell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563" xlink:type="simple">[SLED12 Beta 7] No suspend package available for SLED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793" calcext:value-type="float">
            <text:p>793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0627" xlink:type="simple">8806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627" xlink:type="simple">Windows Domain Membership can't authenticate after reboot - SLED12 Beta7 </text:a> </text:p>
          </table:table-cell>
          <table:table-cell table:style-name="ce3" office:value-type="string" calcext:value-type="string">
            <text:p>2014-08-07 </text:p>
          </table:table-cell>
          <table:table-cell office:value-type="float" office:value="285" calcext:value-type="float">
            <text:p>28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641" xlink:type="simple">8806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0641" xlink:type="simple">SLED12_LOC : NL: Untranslated text in Administrator Settings dialog in YaST2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0642" xlink:type="simple">8806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dis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0642" xlink:type="simple">mount command options changed to not allow a password file - SLED12 Beta7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201" calcext:value-type="float">
            <text:p>201</text:p>
          </table:table-cell>
          <table:table-cell office:value-type="float" office:value="374" calcext:value-type="float">
            <text:p>374</text:p>
          </table:table-cell>
        </table:table-row>
        <table:table-row table:style-name="ro4">
          <table:table-cell table:style-name="ce1" office:value-type="string" calcext:value-type="string">
            <text:p><text:a xlink:href="https://bugzilla.suse.com/show_bug.cgi?id=880643" xlink:type="simple">8806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0643" xlink:type="simple">SLED12_LOC : All_Langs：Untranslated text in Hardware Information dialog on YaST2 </text:a> </text:p>
          </table:table-cell>
          <table:table-cell table:style-name="ce3" office:value-type="string" calcext:value-type="string">
            <text:p>2014-08-26 </text:p>
          </table:table-cell>
          <table:table-cell office:value-type="float" office:value="89" calcext:value-type="float">
            <text:p>89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0658" xlink:type="simple">8806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0658" xlink:type="simple">SLED12_LOC : ALL_LANGS: Duplicate "Services Manager" exist in Autoinstallation, both ENU and local build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672" calcext:value-type="float">
            <text:p>672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0659" xlink:type="simple">8806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659" xlink:type="simple">SLED12_LOC : ALL_LANGS: Untranslated text in ‘Windows Domain Membership’ package Install in YaST2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0690" xlink:type="simple">8806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Evolution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0690" xlink:type="simple">SLED12_LOC : AR: Typesetting format should from right to left in all YaST2 dialogs </text:a> </text:p>
          </table:table-cell>
          <table:table-cell table:style-name="ce3" office:value-type="string" calcext:value-type="string">
            <text:p>2014-07-21 </text:p>
          </table:table-cell>
          <table:table-cell office:value-type="float" office:value="93" calcext:value-type="float">
            <text:p>9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701" xlink:type="simple">8807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0701" xlink:type="simple">SLED12_LOC : AR: Group labels are truncated (QGroupBox, YFrame) </text:a> </text:p>
          </table:table-cell>
          <table:table-cell table:style-name="ce3" office:value-type="string" calcext:value-type="string">
            <text:p>2014-10-02 </text:p>
          </table:table-cell>
          <table:table-cell office:value-type="float" office:value="82" calcext:value-type="float">
            <text:p>82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705" xlink:type="simple">88070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0705" xlink:type="simple">SLED12_LOC : SV: Untranslated text in Printers dialog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41" calcext:value-type="float">
            <text:p>741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0712" xlink:type="simple">88071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0712" xlink:type="simple">SLED12_LOC : SV: Untranslated text in Add NFS Share dialog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770" calcext:value-type="float">
            <text:p>77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715" xlink:type="simple">8807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0715" xlink:type="simple">SLED12_LOC : AR: Strings truncation in netwrok settings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753" calcext:value-type="float">
            <text:p>753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718" xlink:type="simple">8807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718" xlink:type="simple">SLED12_LOC : SV: Untranslated text in Color dialog </text:a> </text:p>
          </table:table-cell>
          <table:table-cell table:style-name="ce3" office:value-type="string" calcext:value-type="string">
            <text:p>2014-10-17 </text:p>
          </table:table-cell>
          <table:table-cell office:value-type="float" office:value="759" calcext:value-type="float">
            <text:p>759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720" xlink:type="simple">8807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0720" xlink:type="simple">SLED12_LOC : AR: Strings truncation / QGroupBox dup in installation.qss </text:a> </text:p>
          </table:table-cell>
          <table:table-cell table:style-name="ce3" office:value-type="string" calcext:value-type="string">
            <text:p>2014-06-11 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0746" xlink:type="simple">8807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0746" xlink:type="simple">NVIDIA driver installs properly, but X turns display off, Quadro K2000M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0755" xlink:type="simple">8807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ys@microsoft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0755" xlink:type="simple">Freeze when installing on Hyper-v Gen 2 guest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1020" xlink:type="simple">8810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020" xlink:type="simple">Little documentation on gnome-shell-extension-tool - SLED12 Beta7 </text:a> </text:p>
          </table:table-cell>
          <table:table-cell table:style-name="ce3" office:value-type="string" calcext:value-type="string">
            <text:p>2014-06-23 </text:p>
          </table:table-cell>
          <table:table-cell office:value-type="float" office:value="415" calcext:value-type="float">
            <text:p>415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1214" xlink:type="simple">88121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tchvatal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1214" xlink:type="simple">Failed to launch reprots wizard in libreoffice-base with error "java.lang.NoClassDefFoundError" </text:a> </text:p>
          </table:table-cell>
          <table:table-cell table:style-name="ce3" office:value-type="string" calcext:value-type="string">
            <text:p>2014-09-23 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1221" xlink:type="simple">8812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221" xlink:type="simple">No reminder to trigger reboot action after updating some packages which require reboot system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542" calcext:value-type="float">
            <text:p>542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1245" xlink:type="simple">8812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245" xlink:type="simple">Update package "update-test-affects-package-manager" from "Software Update" trigger relogin instead of restarting gpk-update-viewer </text:a> </text:p>
          </table:table-cell>
          <table:table-cell table:style-name="ce3" office:value-type="string" calcext:value-type="string">
            <text:p>2014-10-30 </text:p>
          </table:table-cell>
          <table:table-cell office:value-type="float" office:value="543" calcext:value-type="float">
            <text:p>54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294" xlink:type="simple">8812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pmlad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294" xlink:type="simple">libreoffice python wizzards crash </text:a> </text:p>
          </table:table-cell>
          <table:table-cell table:style-name="ce3" office:value-type="string" calcext:value-type="string">
            <text:p>2014-06-06 </text:p>
          </table:table-cell>
          <table:table-cell office:value-type="float" office:value="281" calcext:value-type="float">
            <text:p>28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368" xlink:type="simple">8813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1368" xlink:type="simple">Not able to establish rdesktop connection to xrdp - SLED12 Beta7 </text:a> </text:p>
          </table:table-cell>
          <table:table-cell table:style-name="ce3" office:value-type="string" calcext:value-type="string">
            <text:p>2014-07-10 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1377" xlink:type="simple">8813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377" xlink:type="simple">pam_apparmor error in logs </text:a> </text:p>
          </table:table-cell>
          <table:table-cell table:style-name="ce3" office:value-type="string" calcext:value-type="string">
            <text:p>2014-06-13 </text:p>
          </table:table-cell>
          <table:table-cell office:value-type="float" office:value="216" calcext:value-type="float">
            <text:p>216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1384" xlink:type="simple">8813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1384" xlink:type="simple">Missing dependency for glade3 ( folibgladeui-1.so) and jython (jakarta-oro &amp; servletapi5 ) packages - SLED12 Beta7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259" calcext:value-type="float">
            <text:p>25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440" xlink:type="simple">8814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amba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440" xlink:type="simple">Some language options displayed as black boxes when start installation from FTP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625" calcext:value-type="float">
            <text:p>625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1471" xlink:type="simple">8814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1471" xlink:type="simple">SLED12 channels were not added after upgrade from SLED11SP3 to SLED12 </text:a> </text:p>
          </table:table-cell>
          <table:table-cell table:style-name="ce3" office:value-type="string" calcext:value-type="string">
            <text:p>2014-06-27 </text:p>
          </table:table-cell>
          <table:table-cell office:value-type="float" office:value="630" calcext:value-type="float">
            <text:p>63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497" xlink:type="simple">8814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497" xlink:type="simple">Some characters displayed abnormally when selecting language before installation. </text:a> </text:p>
          </table:table-cell>
          <table:table-cell table:style-name="ce3" office:value-type="string" calcext:value-type="string">
            <text:p>2014-06-05 </text:p>
          </table:table-cell>
          <table:table-cell office:value-type="float" office:value="495" calcext:value-type="float">
            <text:p>495</text:p>
          </table:table-cell>
          <table:table-cell office:value-type="float" office:value="391" calcext:value-type="float">
            <text:p>39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1532" xlink:type="simple">8815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532" xlink:type="simple">dependency issue: nothing provides libfipscheck.so.1 needed by libcryptsetup4-32bit-1.6.4-1.1.x86_64 </text:a> </text:p>
          </table:table-cell>
          <table:table-cell table:style-name="ce3" office:value-type="string" calcext:value-type="string">
            <text:p>2014-06-18 </text:p>
          </table:table-cell>
          <table:table-cell office:value-type="float" office:value="562" calcext:value-type="float">
            <text:p>56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554" xlink:type="simple">8815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554" xlink:type="simple">nfctool missing from neard package </text:a> </text:p>
          </table:table-cell>
          <table:table-cell table:style-name="ce3" office:value-type="string" calcext:value-type="string">
            <text:p>2014-06-17 </text:p>
          </table:table-cell>
          <table:table-cell office:value-type="float" office:value="178" calcext:value-type="float">
            <text:p>17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620" xlink:type="simple">8816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1620" xlink:type="simple">Install progress bar stuck </text:a> </text:p>
          </table:table-cell>
          <table:table-cell table:style-name="ce3" office:value-type="string" calcext:value-type="string">
            <text:p>2014-06-19 </text:p>
          </table:table-cell>
          <table:table-cell office:value-type="float" office:value="149" calcext:value-type="float">
            <text:p>14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634" xlink:type="simple">88163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81634" xlink:type="simple">internal error: invalid byte sequence in UTF-8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235" calcext:value-type="float">
            <text:p>23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659" xlink:type="simple">8816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659" xlink:type="simple">Default windowmanager was not updated by the hook when upgrading from SLED11SP3 </text:a> </text:p>
          </table:table-cell>
          <table:table-cell table:style-name="ce3" office:value-type="string" calcext:value-type="string">
            <text:p>2014-08-14 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1978" xlink:type="simple">8819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ehler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1978" xlink:type="simple">zd1211-firmware missing </text:a> </text:p>
          </table:table-cell>
          <table:table-cell table:style-name="ce1" office:value-type="string" calcext:value-type="string">
            <text:p>2014-06-26 </text:p>
          </table:table-cell>
          <table:table-cell office:value-type="float" office:value="315" calcext:value-type="float">
            <text:p>31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1997" xlink:type="simple">8819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1997" xlink:type="simple">USB wireless not usable when onboard wireless is disabled </text:a> </text:p>
          </table:table-cell>
          <table:table-cell table:style-name="ce1" office:value-type="string" calcext:value-type="string">
            <text:p>2014-07-04 </text:p>
          </table:table-cell>
          <table:table-cell office:value-type="float" office:value="40" calcext:value-type="float">
            <text:p>40</text:p>
          </table:table-cell>
          <table:table-cell office:value-type="float" office:value="397" calcext:value-type="float">
            <text:p>39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1999" xlink:type="simple">8819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1999" xlink:type="simple">Add to desktop does not work </text:a> </text:p>
          </table:table-cell>
          <table:table-cell table:style-name="ce1" office:value-type="string" calcext:value-type="string">
            <text:p>2014-06-13 </text:p>
          </table:table-cell>
          <table:table-cell office:value-type="float" office:value="188" calcext:value-type="float">
            <text:p>18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004" xlink:type="simple">8820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oheri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004" xlink:type="simple">webbrowser not started with webkey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14" calcext:value-type="float">
            <text:p>114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2056" xlink:type="simple">8820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2056" xlink:type="simple">SLES/SLED12_LOC : DE, CZ :Truncated text in AutoInstallation\‘Administrator Settings’ dialog in YaST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73" calcext:value-type="float">
            <text:p>673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2190" xlink:type="simple">8821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homas.blum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190" xlink:type="simple">Fate#314974 [BETA 2] Value of TMP_DIRS_TO_CLEAR from /etc/sysconfig/cron to be automatically migrated into appropriate systemd configuration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293" calcext:value-type="float">
            <text:p>293</text:p>
          </table:table-cell>
          <table:table-cell office:value-type="float" office:value="401" calcext:value-type="float">
            <text:p>40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2204" xlink:type="simple">8822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204" xlink:type="simple">Yast2-"Software Management" can not be launched after system upgraded from SLED11SP3 to SLED12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631" calcext:value-type="float">
            <text:p>631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235" xlink:type="simple">8822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235" xlink:type="simple">drm/KMS is taking several seconds to initialize screen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2256" xlink:type="simple">8822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record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256" xlink:type="simple">supportconfig(8) man page needs updating </text:a> </text:p>
          </table:table-cell>
          <table:table-cell table:style-name="ce3" office:value-type="string" calcext:value-type="string">
            <text:p>2014-06-11 </text:p>
          </table:table-cell>
          <table:table-cell office:value-type="float" office:value="470" calcext:value-type="float">
            <text:p>47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364" xlink:type="simple">8823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2364" xlink:type="simple">SLE12 beta7 cannot install over wireless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421" calcext:value-type="float">
            <text:p>42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2413" xlink:type="simple">8824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pcerny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413" xlink:type="simple">firefox import certificate manually does not take effect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74" calcext:value-type="float">
            <text:p>7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421" xlink:type="simple">8824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421" xlink:type="simple">gnome menu "add to Desktop" does not work in Chinese Environment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559" calcext:value-type="float">
            <text:p>559</text:p>
          </table:table-cell>
          <table:table-cell office:value-type="float" office:value="405" calcext:value-type="float">
            <text:p>40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2506" xlink:type="simple">8825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506" xlink:type="simple">Rename libreoffice-branding-openSUSE to libreoffice-branding-SLE </text:a> </text:p>
          </table:table-cell>
          <table:table-cell table:style-name="ce3" office:value-type="string" calcext:value-type="string">
            <text:p>2014-06-12 </text:p>
          </table:table-cell>
          <table:table-cell office:value-type="float" office:value="440" calcext:value-type="float">
            <text:p>44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597" xlink:type="simple">8825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gl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597" xlink:type="simple">wpa_supplicant unable to connect network reporting "wlp1s0: Failed to initiate AP scan"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2670" xlink:type="simple">8826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670" xlink:type="simple">Firefox 31.0 not working with proxy settings - Windows Domain - SLED12 Beta10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3">
          <table:table-cell table:style-name="ce1" office:value-type="string" calcext:value-type="string">
            <text:p><text:a xlink:href="https://bugzilla.suse.com/show_bug.cgi?id=882765" xlink:type="simple">8827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zypp-maintainers@forge.prov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2765" xlink:type="simple">Need to type Chinese Character to confirm with the terminal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2789" xlink:type="simple">8827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789" xlink:type="simple">No indication that VPN fails and why (NetworkManager, GNOME)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2790" xlink:type="simple">8827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790" xlink:type="simple">nm-connection-editor main window comes up too small. </text:a> </text:p>
          </table:table-cell>
          <table:table-cell table:style-name="ce3" office:value-type="string" calcext:value-type="string">
            <text:p>2014-11-14 </text:p>
          </table:table-cell>
          <table:table-cell office:value-type="float" office:value="41" calcext:value-type="float">
            <text:p>41</text:p>
          </table:table-cell>
          <table:table-cell office:value-type="float" office:value="407" calcext:value-type="float">
            <text:p>40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2791" xlink:type="simple">8827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791" xlink:type="simple">Calendar is too hard to read: contrast (and size)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441" calcext:value-type="float">
            <text:p>441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793" xlink:type="simple">8827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793" xlink:type="simple">"Organize Desktop by Name" puts icons outside the visible screen area (two screens)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23" calcext:value-type="float">
            <text:p>2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796" xlink:type="simple">8827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796" xlink:type="simple">nm-connection-editor and GNOME system status out of sync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2797" xlink:type="simple">8827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797" xlink:type="simple">"All Settings - Network" not able to remove connections, edit connections,... for Mobile Broadband and Wired </text:a> </text:p>
          </table:table-cell>
          <table:table-cell table:style-name="ce3" office:value-type="string" calcext:value-type="string">
            <text:p>2014-10-18 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2799" xlink:type="simple">8827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Artwork and Branding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799" xlink:type="simple">"When battery power is critical" in gnome-control-center, "Power" does not allow changes </text:a> </text:p>
          </table:table-cell>
          <table:table-cell table:style-name="ce3" office:value-type="string" calcext:value-type="string">
            <text:p>2014-07-01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2801" xlink:type="simple">8828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801" xlink:type="simple">ModemManager: has_system_secrets: assertion 'setting_name != NULL' failed </text:a> </text:p>
          </table:table-cell>
          <table:table-cell table:style-name="ce3" office:value-type="string" calcext:value-type="string">
            <text:p>2014-06-16 </text:p>
          </table:table-cell>
          <table:table-cell office:value-type="float" office:value="20" calcext:value-type="float">
            <text:p>2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802" xlink:type="simple">88280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802" xlink:type="simple">gnome-clocks does not allow sorting timezones / does not sort any more </text:a> </text:p>
          </table:table-cell>
          <table:table-cell table:style-name="ce3" office:value-type="string" calcext:value-type="string">
            <text:p>2014-07-24 </text:p>
          </table:table-cell>
          <table:table-cell office:value-type="float" office:value="264" calcext:value-type="float">
            <text:p>264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803" xlink:type="simple">8828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2803" xlink:type="simple">No way to suspend-to-disk/hibernate via regular GNOME GUI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70" calcext:value-type="float">
            <text:p>7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2926" xlink:type="simple">8829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gli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926" xlink:type="simple">wpa_supplicant didn't support AP mode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2965" xlink:type="simple">8829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2965" xlink:type="simple">SCC reports ERROR 500 "internal error" when email is left empty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190" calcext:value-type="float">
            <text:p>19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079" xlink:type="simple">8830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3079" xlink:type="simple">NetworkManager does not set hostname provide by DHCP Server - SLED12 Beta8 </text:a> </text:p>
          </table:table-cell>
          <table:table-cell table:style-name="ce3" office:value-type="string" calcext:value-type="string">
            <text:p>2014-10-03 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3123" xlink:type="simple">8831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83123" xlink:type="simple">[Test Case 1369990] Kernel panic in first reboot, after clean install SLED via HTTP with x86_64 mini ISO </text:a> </text:p>
          </table:table-cell>
          <table:table-cell table:style-name="ce3" office:value-type="string" calcext:value-type="string">
            <text:p>2014-07-15 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194" xlink:type="simple">8831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194" xlink:type="simple">grub2 SLE theme is not configured by installer </text:a> </text:p>
          </table:table-cell>
          <table:table-cell table:style-name="ce3" office:value-type="string" calcext:value-type="string">
            <text:p>2014-06-25 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465" xlink:type="simple">8834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465" xlink:type="simple">SLE 12 Beta 9 - The Floppy disk shows up when the device does not exist. </text:a> </text:p>
          </table:table-cell>
          <table:table-cell table:style-name="ce3" office:value-type="string" calcext:value-type="string">
            <text:p>2014-08-15 </text:p>
          </table:table-cell>
          <table:table-cell office:value-type="float" office:value="548" calcext:value-type="float">
            <text:p>54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491" xlink:type="simple">8834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491" xlink:type="simple">Nautilus cannot get to the top of the workspace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606" xlink:type="simple">8836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606" xlink:type="simple">selecting continue when no partitions selected prints ugly internal errors and hangs </text:a> </text:p>
          </table:table-cell>
          <table:table-cell table:style-name="ce3" office:value-type="string" calcext:value-type="string">
            <text:p>2014-06-23 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75" xlink:type="simple">8837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75" xlink:type="simple">SLED12_LOC :RU: LING: Wrong abbreviation </text:a> </text:p>
          </table:table-cell>
          <table:table-cell table:style-name="ce3" office:value-type="string" calcext:value-type="string">
            <text:p>2014-07-12 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76" xlink:type="simple">8837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76" xlink:type="simple">SLED12_LOC :RU: LING: Misspelling </text:a> </text:p>
          </table:table-cell>
          <table:table-cell table:style-name="ce3" office:value-type="string" calcext:value-type="string">
            <text:p>2014-08-07 </text:p>
          </table:table-cell>
          <table:table-cell office:value-type="float" office:value="570" calcext:value-type="float">
            <text:p>57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779" xlink:type="simple">8837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79" xlink:type="simple">SLED12_LOC :RU: LING: Wrong capitalization </text:a> </text:p>
          </table:table-cell>
          <table:table-cell table:style-name="ce3" office:value-type="string" calcext:value-type="string">
            <text:p>2014-07-12 </text:p>
          </table:table-cell>
          <table:table-cell office:value-type="float" office:value="571" calcext:value-type="float">
            <text:p>571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780" xlink:type="simple">8837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0" xlink:type="simple">SLED12_LOC :RU: LING: Wrong abbreviation </text:a> </text:p>
          </table:table-cell>
          <table:table-cell table:style-name="ce3" office:value-type="string" calcext:value-type="string">
            <text:p>2014-07-12 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81" xlink:type="simple">8837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1" xlink:type="simple">SLED12_LOC :RU: LING: Wrong capitalization </text:a> </text:p>
          </table:table-cell>
          <table:table-cell table:style-name="ce3" office:value-type="string" calcext:value-type="string">
            <text:p>2014-07-12 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86" xlink:type="simple">8837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6" xlink:type="simple">SLED12_LOC :RU: Mistranslation/word agreement mistakes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87" xlink:type="simple">8837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7" xlink:type="simple">SLED12_LOC :RU: LING: Wrong capitalization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88" xlink:type="simple">8837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8" xlink:type="simple">SLED12_LOC :RU: LING: Wrong capitalization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89" xlink:type="simple">8837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89" xlink:type="simple">SLED12_LOC :RU: LING: Wrong syntax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90" xlink:type="simple">8837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90" xlink:type="simple">SLED12_LOC :RU: LING: Wrong capitalization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91" xlink:type="simple">8837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91" xlink:type="simple">SLED12_LOC :RU: LING: Missing comma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92" xlink:type="simple">88379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92" xlink:type="simple">SLED12_LOC :RU: Word agreement mistakes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79" calcext:value-type="float">
            <text:p>579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793" xlink:type="simple">8837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93" xlink:type="simple">SLED12_LOC :RU: LING: Typo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796" xlink:type="simple">8837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796" xlink:type="simple">SLED12_LOC :RU: LING: Misspelling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3895" xlink:type="simple">8838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3895" xlink:type="simple">xorg-x11-driver-video-unichrome package missing from SLED12 Beta 8/9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905" xlink:type="simple">88390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3905" xlink:type="simple">SLED12_LOC :[KO]: LING: [Access key missing_03-Install-Network Settings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906" xlink:type="simple">8839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3906" xlink:type="simple">SLED12_LOC :[KO]: LING: [Access key mismatch_03-Install-Network Settings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83" calcext:value-type="float">
            <text:p>583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07" xlink:type="simple">88390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3907" xlink:type="simple">SLED12_LOC :[KO]: LING: [Access key mismatch_03-Install-Network Settings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84" calcext:value-type="float">
            <text:p>58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09" xlink:type="simple">8839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3909" xlink:type="simple">SLED12_LOC :[KO]: LING: [Access key missing_03-Install-Network Settings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85" calcext:value-type="float">
            <text:p>58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10" xlink:type="simple">88391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10" xlink:type="simple">SLED12_LOC :[KO]: LING: [Inconsistent translation_04-Install -System Probing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86" calcext:value-type="float">
            <text:p>586</text:p>
          </table:table-cell>
          <table:table-cell office:value-type="float" office:value="421" calcext:value-type="float">
            <text:p>42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3915" xlink:type="simple">8839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Evolution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3915" xlink:type="simple">Password dialog isn't launched after inputting remote location via ftp in Rhythmbox mediaplayer.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920" xlink:type="simple">8839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20" xlink:type="simple">SLED12_LOC : HU: LING: Inconsistent use of legal terms in installer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87" calcext:value-type="float">
            <text:p>587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23" xlink:type="simple">8839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23" xlink:type="simple">SLED12_LOC :HU: LING: incorrect quotation marks used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74" calcext:value-type="float">
            <text:p>674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26" xlink:type="simple">8839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26" xlink:type="simple">SLED12_LOC :HU: LING: incorrect quotation marks used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75" calcext:value-type="float">
            <text:p>67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27" xlink:type="simple">8839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3927" xlink:type="simple">SLED12_LOC :HU: LING: Missing full stop in a system message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76" calcext:value-type="float">
            <text:p>67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30" xlink:type="simple">8839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30" xlink:type="simple">SLED12_LOC :HU: LING: incorrect capitalisation in list of languages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3953" xlink:type="simple">8839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3953" xlink:type="simple">SLED12_LOC :[DE]: LING: [mistranslation in Install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588" calcext:value-type="float">
            <text:p>588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55" xlink:type="simple">8839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3955" xlink:type="simple">SLED12_LOC :[DE]: LING: [mistranslation in GNOME] </text:a> </text:p>
          </table:table-cell>
          <table:table-cell table:style-name="ce3" office:value-type="string" calcext:value-type="string">
            <text:p>2014-09-29 </text:p>
          </table:table-cell>
          <table:table-cell office:value-type="float" office:value="97" calcext:value-type="float">
            <text:p>9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58" xlink:type="simple">8839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3958" xlink:type="simple">SLED12_LOC :[DE]: LING: [mistranslation in GNOME] </text:a> </text:p>
          </table:table-cell>
          <table:table-cell table:style-name="ce3" office:value-type="string" calcext:value-type="string">
            <text:p>2014-09-29 </text:p>
          </table:table-cell>
          <table:table-cell office:value-type="float" office:value="98" calcext:value-type="float">
            <text:p>9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3960" xlink:type="simple">8839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3960" xlink:type="simple">SLED12_LOC :[DE]: LING: [mistranslation in GNOME] </text:a> </text:p>
          </table:table-cell>
          <table:table-cell table:style-name="ce3" office:value-type="string" calcext:value-type="string">
            <text:p>2014-09-29 </text:p>
          </table:table-cell>
          <table:table-cell office:value-type="float" office:value="99" calcext:value-type="float">
            <text:p>9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15" xlink:type="simple">8840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rryoc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4015" xlink:type="simple">SLED12_LOC :CS: LING: Untranslated "Expert Partitioner" </text:a> </text:p>
          </table:table-cell>
          <table:table-cell table:style-name="ce3" office:value-type="string" calcext:value-type="string">
            <text:p>2014-06-24 </text:p>
          </table:table-cell>
          <table:table-cell office:value-type="float" office:value="830" calcext:value-type="float">
            <text:p>830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017" xlink:type="simple">8840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tanislav.Kneifl@lqs-lionbr...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017" xlink:type="simple">SLED12_LOC :CS: LING: Inconsistent translation of Master Boot Record </text:a> </text:p>
          </table:table-cell>
          <table:table-cell table:style-name="ce3" office:value-type="string" calcext:value-type="string">
            <text:p>2014-07-18 </text:p>
          </table:table-cell>
          <table:table-cell office:value-type="float" office:value="107" calcext:value-type="float">
            <text:p>10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19" xlink:type="simple">8840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019" xlink:type="simple">SLED12_LOC :CS: LING: Inconsistent translation of "Next" button </text:a> </text:p>
          </table:table-cell>
          <table:table-cell table:style-name="ce3" office:value-type="string" calcext:value-type="string">
            <text:p>2014-09-29 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021" xlink:type="simple">8840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021" xlink:type="simple">SLED12_LOC :CS: LING: Grammar error from concatenated strings </text:a> </text:p>
          </table:table-cell>
          <table:table-cell table:style-name="ce3" office:value-type="string" calcext:value-type="string">
            <text:p>2014-09-24 </text:p>
          </table:table-cell>
          <table:table-cell office:value-type="float" office:value="101" calcext:value-type="float">
            <text:p>10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22" xlink:type="simple">8840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22" xlink:type="simple">SLED12_LOC :CS: LING: Incorrect form of "Open"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00" calcext:value-type="float">
            <text:p>80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23" xlink:type="simple">88402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23" xlink:type="simple">SLED12_LOC :[ES]: LING: [Incorrect translation on installer]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678" calcext:value-type="float">
            <text:p>678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24" xlink:type="simple">88402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arvin@suse.de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024" xlink:type="simple">SLED12_LOC :CS: LING: Wrong number format </text:a> </text:p>
          </table:table-cell>
          <table:table-cell table:style-name="ce3" office:value-type="string" calcext:value-type="string">
            <text:p>2014-07-29 </text:p>
          </table:table-cell>
          <table:table-cell office:value-type="float" office:value="26" calcext:value-type="float">
            <text:p>2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25" xlink:type="simple">8840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4025" xlink:type="simple">SLED12_LOC :CS: LING: Incorrect word form of "Don't run..."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01" calcext:value-type="float">
            <text:p>80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27" xlink:type="simple">8840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27" xlink:type="simple">SLED12_LOC :CS: LING: Incorrect word form of "Don't run..."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02" calcext:value-type="float">
            <text:p>80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29" xlink:type="simple">8840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29" xlink:type="simple">SLED12_LOC :[ES]: LING: [Incorrect translation on installer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79" calcext:value-type="float">
            <text:p>77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30" xlink:type="simple">8840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30" xlink:type="simple">SLED12_LOC :CS: LING: Mistranslation of "Open port in firewall"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03" calcext:value-type="float">
            <text:p>803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31" xlink:type="simple">88403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31" xlink:type="simple">SLED12_LOC :[ES]: LING: [Incorrect translation on installer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80" calcext:value-type="float">
            <text:p>78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32" xlink:type="simple">8840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032" xlink:type="simple">SLED12_LOC :[ES]: LING: [Incorrect translation on GNOME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79" calcext:value-type="float">
            <text:p>679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36" xlink:type="simple">8840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4036" xlink:type="simple">SLED12_LOC :[ES]: LING: [Incorrect translation on GNOME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81" calcext:value-type="float">
            <text:p>78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39" xlink:type="simple">88403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39" xlink:type="simple">SLED12_LOC :[ES]: LING: [Incorrect translation on yast2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782" calcext:value-type="float">
            <text:p>782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42" xlink:type="simple">8840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42" xlink:type="simple">SLED12_LOC :[ES]: LING: [Incorrect translation on yast2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783" calcext:value-type="float">
            <text:p>78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46" xlink:type="simple">88404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46" xlink:type="simple">SLED12_LOC :[ES]: LING: [Incorrect translation on yast2]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784" calcext:value-type="float">
            <text:p>78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50" xlink:type="simple">8840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50" xlink:type="simple">SLED12_LOC :[ES]: LING: [Incorrect translation on yast2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785" calcext:value-type="float">
            <text:p>78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054" xlink:type="simple">8840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054" xlink:type="simple">SLED12_LOC :[ES]: LING: [Incorrect translation on yast2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04" calcext:value-type="float">
            <text:p>80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42" xlink:type="simple">8841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42" xlink:type="simple">SLED12_LOC :[KO]: LING: [Access key missing_07-Install-Suggested Partitioning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05" calcext:value-type="float">
            <text:p>80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45" xlink:type="simple">8841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45" xlink:type="simple">SLED12_LOC :[KO]: LING: [Access key mismatch_08-Install-Clock and Time Zone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06" calcext:value-type="float">
            <text:p>806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47" xlink:type="simple">8841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47" xlink:type="simple">SLED12_LOC :[KO]: LING: [Spelling error_08-Install-Clock and Time Zone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07" calcext:value-type="float">
            <text:p>807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49" xlink:type="simple">8841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nVidia Dri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4149" xlink:type="simple">SLED12_LOC :[KO]: LING: [Access key missing and mismatches_09-Install-Change Date and Time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80" calcext:value-type="float">
            <text:p>680</text:p>
          </table:table-cell>
          <table:table-cell office:value-type="float" office:value="451" calcext:value-type="float">
            <text:p>45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50" xlink:type="simple">8841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50" xlink:type="simple">SLED12_LOC :[KO]: LING: [Contextually inaccurate translation_12-Install-Installation Settings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08" calcext:value-type="float">
            <text:p>808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51" xlink:type="simple">8841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51" xlink:type="simple">SLED12_LOC :[KO]: LING: [Access key mismatch_16-Install-Installation Settings-Boot Loader Settings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09" calcext:value-type="float">
            <text:p>809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53" xlink:type="simple">8841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153" xlink:type="simple">SLED12_LOC :[KO]: LING: [Inaccurate translation_35-Gnome-Settings-Keyboard] </text:a> </text:p>
          </table:table-cell>
          <table:table-cell table:style-name="ce3" office:value-type="string" calcext:value-type="string">
            <text:p>2014-10-14 </text:p>
          </table:table-cell>
          <table:table-cell office:value-type="float" office:value="377" calcext:value-type="float">
            <text:p>377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55" xlink:type="simple">8841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4155" xlink:type="simple">SLED12_LOC :[KO]: LING: [Inaccurate translation and spacing error_13-Install-Installation Settings-Software Selectio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71" calcext:value-type="float">
            <text:p>77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56" xlink:type="simple">8841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156" xlink:type="simple">SLED12_LOC [pt_BR] [Terminology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81" calcext:value-type="float">
            <text:p>681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4157" xlink:type="simple">8841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4157" xlink:type="simple">SLED12_LOC :[KO]: LING: [Unnecessarily long translation_13-Install-Installation Settings-Software Selectio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72" calcext:value-type="float">
            <text:p>77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58" xlink:type="simple">8841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158" xlink:type="simple">SLED12_LOC [pt_BR] [Terminology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82" calcext:value-type="float">
            <text:p>682</text:p>
          </table:table-cell>
          <table:table-cell office:value-type="float" office:value="457" calcext:value-type="float">
            <text:p>45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59" xlink:type="simple">8841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159" xlink:type="simple">SLED12_LOC :[KO]: LING: [Contextually inaccurate translation with a spacing error_39-Gnome-Settings-Mouse and Touchpad] </text:a> </text:p>
          </table:table-cell>
          <table:table-cell table:style-name="ce3" office:value-type="string" calcext:value-type="string">
            <text:p>2014-09-24 </text:p>
          </table:table-cell>
          <table:table-cell office:value-type="float" office:value="102" calcext:value-type="float">
            <text:p>102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60" xlink:type="simple">8841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0" xlink:type="simple">SLED12_LOC [pt_BR] [Terminolog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0" calcext:value-type="float">
            <text:p>81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61" xlink:type="simple">8841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161" xlink:type="simple">SLED12_LOC :[KO]: LING: [Spacing error_39-Gnome-Settings-Mouse and Touchpad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83" calcext:value-type="float">
            <text:p>683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62" xlink:type="simple">8841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162" xlink:type="simple">SLED12_LOC [pt_BR] [Terminology]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27" calcext:value-type="float">
            <text:p>2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63" xlink:type="simple">8841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163" xlink:type="simple">SLED12_LOC [pt_BR] [Terminology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84" calcext:value-type="float">
            <text:p>68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65" xlink:type="simple">8841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5" xlink:type="simple">SLED12_LOC :[KO]: LING: [Access key mismatch_41-YaST2-Prox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1" calcext:value-type="float">
            <text:p>811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66" xlink:type="simple">8841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6" xlink:type="simple">SLED12_LOC :[KO]: LING: [Access key dismatch_42-YaST2-Windows Domain Membership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2" calcext:value-type="float">
            <text:p>81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67" xlink:type="simple">8841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7" xlink:type="simple">SLED12_LOC [pt_BR] [Terminolog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3" calcext:value-type="float">
            <text:p>813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68" xlink:type="simple">8841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ichaelh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8" xlink:type="simple">SLED12_LOC :[KO]: LING: [Spelling error_43-YaST2-System Keyboard Layout]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169" xlink:type="simple">8841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69" xlink:type="simple">SLED12_LOC [pt_BR] [Terminolog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170" xlink:type="simple">8841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170" xlink:type="simple">SLED12_LOC :[KO]: LING: [Access key missing_46-YaST2-AutoInstallatio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85" calcext:value-type="float">
            <text:p>685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71" xlink:type="simple">8841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71" xlink:type="simple">SLED12_LOC [pt_BR] [Terminolog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172" xlink:type="simple">8841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172" xlink:type="simple">SLED12_LOC :[KO]: LING: [Access key missing_46-YaST2-AutoInstallatio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86" calcext:value-type="float">
            <text:p>68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173" xlink:type="simple">8841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73" xlink:type="simple">SLED12_LOC [pt_BR] [Terminology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174" xlink:type="simple">8841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74" xlink:type="simple">SLED12_LOC :[KO]: LING: [Access key missing_47-YaST2-Snapper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6" calcext:value-type="float">
            <text:p>816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4176" xlink:type="simple">8841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76" xlink:type="simple">SLED12_LOC :[KO]: LING: [Access key mismatches and inaccurate translation_48-YaST2-User and Group Management-Authentication Settings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7" calcext:value-type="float">
            <text:p>81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77" xlink:type="simple">8841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77" xlink:type="simple">SLED12_LOC [pt_BR] [Terminology]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688" calcext:value-type="float">
            <text:p>688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78" xlink:type="simple">8841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178" xlink:type="simple">SLED12_LOC :[KO]: LING: [Access key missing_50-YaST2-Authentication Client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89" calcext:value-type="float">
            <text:p>68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79" xlink:type="simple">8841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179" xlink:type="simple">SLED12_LOC :[KO]: LING: [Access key missing and mismatches_51-YaST2-Support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90" calcext:value-type="float">
            <text:p>69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80" xlink:type="simple">8841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180" xlink:type="simple">SLED12_LOC :[KO]: LING: [Access key missing_52-YaST2-Expert Partitioner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91" calcext:value-type="float">
            <text:p>691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84" xlink:type="simple">8841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4" xlink:type="simple">SLED12_LOC :[KO]: LING: [Spacing error and contextually inaccurate translation_53-YaST2-Mail Server-General Settings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8" calcext:value-type="float">
            <text:p>818</text:p>
          </table:table-cell>
          <table:table-cell office:value-type="float" office:value="472" calcext:value-type="float">
            <text:p>47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85" xlink:type="simple">8841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5" xlink:type="simple">SLED12_LOC :[KO]: LING: [Inaccurate translation_53-YaST2-Mail Server-General Settings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19" calcext:value-type="float">
            <text:p>819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86" xlink:type="simple">8841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6" xlink:type="simple">SLED12_LOC :[KO]: LING: [Internally inconsistent translation style_53-YaST2-Mail Server-General Settings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20" calcext:value-type="float">
            <text:p>820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87" xlink:type="simple">8841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7" xlink:type="simple">SLED12_LOC :[KO]: LING: [Contextually inaccurate translation_54-YaST2-Mail ServerIncoming Mail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21" calcext:value-type="float">
            <text:p>82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188" xlink:type="simple">8841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8" xlink:type="simple">SLED12_LOC :[KO]: LING: [Stylistic improvement_54-YaST2-Mail ServerIncoming Mail]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822" calcext:value-type="float">
            <text:p>822</text:p>
          </table:table-cell>
          <table:table-cell office:value-type="float" office:value="476" calcext:value-type="float">
            <text:p>47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189" xlink:type="simple">8841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189" xlink:type="simple">SLED12_LOC :[KO]: LING: [Access key mismatches_54-YaST2-Mail Server-IncomingMail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23" calcext:value-type="float">
            <text:p>82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04" xlink:type="simple">8842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04" xlink:type="simple">SLED12_LOC :Japanese: LING: Wrong style in one line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92" calcext:value-type="float">
            <text:p>69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08" xlink:type="simple">88420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08" xlink:type="simple">SLED12_LOC :JP: LING: Incorrect translation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93" calcext:value-type="float">
            <text:p>69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37" xlink:type="simple">88423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37" xlink:type="simple">SLED12_LOC :JP: LING: Incorrect translation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94" calcext:value-type="float">
            <text:p>69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38" xlink:type="simple">88423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238" xlink:type="simple">SLED12_LOC :JP: LING: Missing hot keys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95" calcext:value-type="float">
            <text:p>69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40" xlink:type="simple">8842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40" xlink:type="simple">SLED12_LOC :JP: LING: Incorrect translation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96" calcext:value-type="float">
            <text:p>69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42" xlink:type="simple">8842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84242" xlink:type="simple">SLED12_LOC :JP: LING: Incorrect translation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97" calcext:value-type="float">
            <text:p>697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43" xlink:type="simple">8842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43" xlink:type="simple">SLED12_LOC :JP: LING: A missing hot key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698" calcext:value-type="float">
            <text:p>698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45" xlink:type="simple">8842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wims@novell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245" xlink:type="simple">[yast2-apparmor] SLED12_LOC :JP: LING: Incorrect translation </text:a> </text:p>
          </table:table-cell>
          <table:table-cell table:style-name="ce3" office:value-type="string" calcext:value-type="string">
            <text:p>Mon 09:44 </text:p>
          </table:table-cell>
          <table:table-cell office:value-type="float" office:value="108" calcext:value-type="float">
            <text:p>10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47" xlink:type="simple">8842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247" xlink:type="simple">SLED12_LOC :JP: LING: Missing hot keys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699" calcext:value-type="float">
            <text:p>699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48" xlink:type="simple">8842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48" xlink:type="simple">SLED12_LOC :JP: LING: Incorrect translation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700" calcext:value-type="float">
            <text:p>70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51" xlink:type="simple">8842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4251" xlink:type="simple">SLED12_LOC :JP: LING: Missing hot keys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01" calcext:value-type="float">
            <text:p>701</text:p>
          </table:table-cell>
          <table:table-cell office:value-type="float" office:value="488" calcext:value-type="float">
            <text:p>488</text:p>
          </table:table-cell>
        </table:table-row>
        <table:table-row table:style-name="ro3">
          <table:table-cell table:style-name="ce1" office:value-type="string" calcext:value-type="string">
            <text:p><text:a xlink:href="https://bugzilla.suse.com/show_bug.cgi?id=884256" xlink:type="simple">8842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56" xlink:type="simple">SLED12_LOC :[PL]: LING: [Inconsistent "Probe" translation on "System Probing" scree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24" calcext:value-type="float">
            <text:p>82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69" xlink:type="simple">8842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69" xlink:type="simple">SLED12_LOC :[PL]: LING: [Incorrect inflection of demon on change date time scree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02" calcext:value-type="float">
            <text:p>70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72" xlink:type="simple">8842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X Serv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72" xlink:type="simple">SLED12_LOC :[PL]: LING: [Typo in translation on Create New User scree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03" calcext:value-type="float">
            <text:p>703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74" xlink:type="simple">8842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74" xlink:type="simple">SLED12_LOC :[PL]: LING: [Literal translation of "full name" on Create New User screen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825" calcext:value-type="float">
            <text:p>825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275" xlink:type="simple">8842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4275" xlink:type="simple">SLED12_LOC :[PL]: LING: [Truncation of "Oprogramowanie dodatkowe" on Software Selection screen] </text:a> </text:p>
          </table:table-cell>
          <table:table-cell table:style-name="ce3" office:value-type="string" calcext:value-type="string">
            <text:p>2014-08-21 </text:p>
          </table:table-cell>
          <table:table-cell office:value-type="float" office:value="728" calcext:value-type="float">
            <text:p>72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78" xlink:type="simple">8842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4278" xlink:type="simple">SLED12_LOC :[PL]: LING: [Period used as decimal mark instead of comma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04" calcext:value-type="float">
            <text:p>70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80" xlink:type="simple">8842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280" xlink:type="simple">SLED12_LOC :[PL]: LING: [Month names should be inflected in the calendar]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03" calcext:value-type="float">
            <text:p>10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85" xlink:type="simple">8842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285" xlink:type="simple">SLED12_LOC :[PL]: LING: [Incorrect translation of Speed in Keyboard Settings dialog]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04" calcext:value-type="float">
            <text:p>10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86" xlink:type="simple">8842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86" xlink:type="simple">SLED12_LOC :[PL]: LING: [Incorrect proxy translation in Proxy configuration dialog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26" calcext:value-type="float">
            <text:p>82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88" xlink:type="simple">8842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288" xlink:type="simple">SLED12_LOC :[PL]: LING: [Misleading translation in Revert changes dialog]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05" calcext:value-type="float">
            <text:p>10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290" xlink:type="simple">88429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90" xlink:type="simple">SLED12_LOC :[PL]: LING: [Incorrect SPAM translation in Authentication Client dialog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27" calcext:value-type="float">
            <text:p>827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291" xlink:type="simple">8842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91" xlink:type="simple">SLED12_LOC :[PL]: LING: [Inconsistent translation of "Edit" button in the Authentication Client dialog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705" calcext:value-type="float">
            <text:p>705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295" xlink:type="simple">8842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295" xlink:type="simple">SLED12_LOC :[PL]: LING: [Clumsy translation of "Do not start Postfix as daemon" in Mail Server dialog]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828" calcext:value-type="float">
            <text:p>82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321" xlink:type="simple">8843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321" xlink:type="simple">Firmware files potentially missing in SLED12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269" calcext:value-type="float">
            <text:p>26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386" xlink:type="simple">8843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mmare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386" xlink:type="simple">Machine hangs during reboot test with TPM error 7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539" calcext:value-type="float">
            <text:p>53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511" xlink:type="simple">8845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511" xlink:type="simple">Reregistration window asks to register after upgrade(auto-register to SCC ) </text:a> </text:p>
          </table:table-cell>
          <table:table-cell table:style-name="ce3" office:value-type="string" calcext:value-type="string">
            <text:p>2014-09-01 </text:p>
          </table:table-cell>
          <table:table-cell office:value-type="float" office:value="610" calcext:value-type="float">
            <text:p>61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632" xlink:type="simple">8846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renn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632" xlink:type="simple">Initrd is missing xen-vbd xen-vnif in Xen HVM environments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296" calcext:value-type="float">
            <text:p>29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764" xlink:type="simple">8847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4764" xlink:type="simple">"Bootable Snapshots" not displayed on HP laptop </text:a> </text:p>
          </table:table-cell>
          <table:table-cell table:style-name="ce3" office:value-type="string" calcext:value-type="string">
            <text:p>2014-07-02 </text:p>
          </table:table-cell>
          <table:table-cell office:value-type="float" office:value="182" calcext:value-type="float">
            <text:p>182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827" xlink:type="simple">88482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827" xlink:type="simple">gnome-control-center - color panel crashes </text:a> </text:p>
          </table:table-cell>
          <table:table-cell table:style-name="ce3" office:value-type="string" calcext:value-type="string">
            <text:p>2014-06-30 </text:p>
          </table:table-cell>
          <table:table-cell office:value-type="float" office:value="169" calcext:value-type="float">
            <text:p>16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881" xlink:type="simple">8848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881" xlink:type="simple">SLED12_LOC : [IT]: LING: [Terminology error in Install dialog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06" calcext:value-type="float">
            <text:p>706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4882" xlink:type="simple">8848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882" xlink:type="simple">SLED12_LOC : [IT]: LING: [Terminology error in Install dialog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3">
          <table:table-cell table:style-name="ce1" office:value-type="string" calcext:value-type="string">
            <text:p><text:a xlink:href="https://bugzilla.suse.com/show_bug.cgi?id=884883" xlink:type="simple">88488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883" xlink:type="simple">SLED12_LOC : [IT]: LING: [Terminology error in Install dialog]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708" calcext:value-type="float">
            <text:p>70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894" xlink:type="simple">8848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894" xlink:type="simple">SLED12_LOC : [IT]: LING: [Double space in sentence in Install]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709" calcext:value-type="float">
            <text:p>709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4940" xlink:type="simple">8849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Console Applications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4940" xlink:type="simple">SLED12_LOC: AR - FA - HE: Unsupported Character Alignment for Perso-Arabic+Hebrew Script in Gnome Terminal </text:a> </text:p>
          </table:table-cell>
          <table:table-cell table:style-name="ce3" office:value-type="string" calcext:value-type="string">
            <text:p>2014-07-28 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4974" xlink:type="simple">8849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4974" xlink:type="simple">"Show Keyboard Layout" is not translated in GNOME-Shell (French)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378" calcext:value-type="float">
            <text:p>37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5221" xlink:type="simple">8852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5221" xlink:type="simple">No bootsplash show up during system bootup into sled12 beta9 </text:a> </text:p>
          </table:table-cell>
          <table:table-cell table:style-name="ce3" office:value-type="string" calcext:value-type="string">
            <text:p>2014-07-21 </text:p>
          </table:table-cell>
          <table:table-cell office:value-type="float" office:value="526" calcext:value-type="float">
            <text:p>52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5257" xlink:type="simple">8852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5257" xlink:type="simple">YaST2 network doesn't detect NetworkManager properly </text:a> </text:p>
          </table:table-cell>
          <table:table-cell table:style-name="ce3" office:value-type="string" calcext:value-type="string">
            <text:p>2014-07-11 </text:p>
          </table:table-cell>
          <table:table-cell office:value-type="float" office:value="154" calcext:value-type="float">
            <text:p>15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5260" xlink:type="simple">8852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5260" xlink:type="simple">yast2 lan popup sasy unsupported service instead of Networkmanager </text:a> </text:p>
          </table:table-cell>
          <table:table-cell table:style-name="ce3" office:value-type="string" calcext:value-type="string">
            <text:p>2014-07-03 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5267" xlink:type="simple">8852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fehli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5267" xlink:type="simple">libvirt-daemon-driver-qemu package doesn't create qemu user </text:a> </text:p>
          </table:table-cell>
          <table:table-cell table:style-name="ce3" office:value-type="string" calcext:value-type="string">
            <text:p>2014-07-02 </text:p>
          </table:table-cell>
          <table:table-cell office:value-type="float" office:value="229" calcext:value-type="float">
            <text:p>22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5272" xlink:type="simple">8852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carnold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85272" xlink:type="simple">virt-manager os autodetection doesn't work properly </text:a> </text:p>
          </table:table-cell>
          <table:table-cell table:style-name="ce3" office:value-type="string" calcext:value-type="string">
            <text:p>2014-07-08 </text:p>
          </table:table-cell>
          <table:table-cell office:value-type="float" office:value="552" calcext:value-type="float">
            <text:p>55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5273" xlink:type="simple">8852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arnold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5273" xlink:type="simple">create virtual network wizard accept empty name </text:a> </text:p>
          </table:table-cell>
          <table:table-cell table:style-name="ce3" office:value-type="string" calcext:value-type="string">
            <text:p>2014-07-01 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5366" xlink:type="simple">8853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85366" xlink:type="simple">Running 'inputattach' command returns 'inputattach: can't set line discipline' - SLED12 Beta9 </text:a> </text:p>
          </table:table-cell>
          <table:table-cell table:style-name="ce3" office:value-type="string" calcext:value-type="string">
            <text:p>2014-08-18 </text:p>
          </table:table-cell>
          <table:table-cell office:value-type="float" office:value="191" calcext:value-type="float">
            <text:p>19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5368" xlink:type="simple">8853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5368" xlink:type="simple">gnome-keyring dialogue appears at login - SLED12 Beta9 </text:a> </text:p>
          </table:table-cell>
          <table:table-cell table:style-name="ce3" office:value-type="string" calcext:value-type="string">
            <text:p>2014-08-25 </text:p>
          </table:table-cell>
          <table:table-cell office:value-type="float" office:value="170" calcext:value-type="float">
            <text:p>170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5657" xlink:type="simple">88565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wicke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NORE </text:p>
          </table:table-cell>
          <table:table-cell table:style-name="ce1" office:value-type="string" calcext:value-type="string">
            <text:p><text:a xlink:href="https://bugzilla.suse.com/show_bug.cgi?id=885657" xlink:type="simple">Network configuration pops up as first step even while a DHCP server is available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173" calcext:value-type="float">
            <text:p>173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5844" xlink:type="simple">88584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5844" xlink:type="simple">Genius TVGo DVB-T03 is taken by rtl28xxu </text:a> </text:p>
          </table:table-cell>
          <table:table-cell table:style-name="ce3" office:value-type="string" calcext:value-type="string">
            <text:p>2014-07-04 </text:p>
          </table:table-cell>
          <table:table-cell office:value-type="float" office:value="476" calcext:value-type="float">
            <text:p>476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054" xlink:type="simple">8860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ehler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054" xlink:type="simple">: [SLE12 Beta 9] 32-bit versions of libusb libraries are not installed </text:a> </text:p>
          </table:table-cell>
          <table:table-cell table:style-name="ce3" office:value-type="string" calcext:value-type="string">
            <text:p>2014-08-28 </text:p>
          </table:table-cell>
          <table:table-cell office:value-type="float" office:value="185" calcext:value-type="float">
            <text:p>18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132" xlink:type="simple">8861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132" xlink:type="simple">press shutdown, the '60 seconds' message did not refresh every second </text:a> </text:p>
          </table:table-cell>
          <table:table-cell table:style-name="ce3" office:value-type="string" calcext:value-type="string">
            <text:p>2014-07-09 </text:p>
          </table:table-cell>
          <table:table-cell office:value-type="float" office:value="199" calcext:value-type="float">
            <text:p>199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6136" xlink:type="simple">8861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136" xlink:type="simple">Mouse and keyboard lost response when the installer was launched on specific hardware configuration </text:a> </text:p>
          </table:table-cell>
          <table:table-cell table:style-name="ce3" office:value-type="string" calcext:value-type="string">
            <text:p>2014-07-10 </text:p>
          </table:table-cell>
          <table:table-cell office:value-type="float" office:value="773" calcext:value-type="float">
            <text:p>773</text:p>
          </table:table-cell>
          <table:table-cell office:value-type="float" office:value="521" calcext:value-type="float">
            <text:p>52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6186" xlink:type="simple">8861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186" xlink:type="simple">Russian language character was crossed out during installation Welcome page. </text:a> </text:p>
          </table:table-cell>
          <table:table-cell table:style-name="ce3" office:value-type="string" calcext:value-type="string">
            <text:p>2014-09-22</text:p>
          </table:table-cell>
          <table:table-cell office:value-type="float" office:value="838" calcext:value-type="float">
            <text:p>83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231" xlink:type="simple">88623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ichaelh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231" xlink:type="simple">SLED12_LOC: KO: Mistranslated string in ntp-client.pot </text:a> </text:p>
          </table:table-cell>
          <table:table-cell table:style-name="ce3" office:value-type="string" calcext:value-type="string">
            <text:p>2014-09-17 </text:p>
          </table:table-cell>
          <table:table-cell office:value-type="float" office:value="750" calcext:value-type="float">
            <text:p>750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6369" xlink:type="simple">8863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369" xlink:type="simple">Cannot login after upgrading from SLES11SP3 to SLES12+SLE-WE12 add-on </text:a> </text:p>
          </table:table-cell>
          <table:table-cell table:style-name="ce3" office:value-type="string" calcext:value-type="string">
            <text:p>2014-07-21 </text:p>
          </table:table-cell>
          <table:table-cell office:value-type="float" office:value="189" calcext:value-type="float">
            <text:p>18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569" xlink:type="simple">8865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569" xlink:type="simple">user avatar is visible on SLE-classic panel </text:a> </text:p>
          </table:table-cell>
          <table:table-cell table:style-name="ce3" office:value-type="string" calcext:value-type="string">
            <text:p>2014-07-23 </text:p>
          </table:table-cell>
          <table:table-cell office:value-type="float" office:value="138" calcext:value-type="float">
            <text:p>13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572" xlink:type="simple">8865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nco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6572" xlink:type="simple">annoying nvidia repo popup </text:a> </text:p>
          </table:table-cell>
          <table:table-cell table:style-name="ce3" office:value-type="string" calcext:value-type="string">
            <text:p>2014-08-13 </text:p>
          </table:table-cell>
          <table:table-cell office:value-type="float" office:value="179" calcext:value-type="float">
            <text:p>17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633" xlink:type="simple">88663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633" xlink:type="simple">Logitech unified receiver not working on all USB ports of Sony SVS1511C5E notebook </text:a> </text:p>
          </table:table-cell>
          <table:table-cell table:style-name="ce3" office:value-type="string" calcext:value-type="string">
            <text:p>2014-07-10 </text:p>
          </table:table-cell>
          <table:table-cell office:value-type="float" office:value="486" calcext:value-type="float">
            <text:p>486</text:p>
          </table:table-cell>
          <table:table-cell office:value-type="float" office:value="527" calcext:value-type="float">
            <text:p>52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6670" xlink:type="simple">8866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670" xlink:type="simple">Pidgin resets main volume level </text:a> </text:p>
          </table:table-cell>
          <table:table-cell table:style-name="ce3" office:value-type="string" calcext:value-type="string">
            <text:p>2014-07-14 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6775" xlink:type="simple">8867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775" xlink:type="simple">linuxrc: failed to find repo when setting fixed ip and http repo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549" calcext:value-type="float">
            <text:p>549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778" xlink:type="simple">8867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778" xlink:type="simple">SLED is identified as SLES in plymouth progressbar in installer initrd </text:a> </text:p>
          </table:table-cell>
          <table:table-cell table:style-name="ce3" office:value-type="string" calcext:value-type="string">
            <text:p>2014-07-31 </text:p>
          </table:table-cell>
          <table:table-cell office:value-type="float" office:value="141" calcext:value-type="float">
            <text:p>14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6782" xlink:type="simple">8867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achernikov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782" xlink:type="simple">Faild to load available extensions when regisiter against SMT-Update </text:a> </text:p>
          </table:table-cell>
          <table:table-cell table:style-name="ce3" office:value-type="string" calcext:value-type="string">
            <text:p>2014-08-14 </text:p>
          </table:table-cell>
          <table:table-cell office:value-type="float" office:value="523" calcext:value-type="float">
            <text:p>523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6789" xlink:type="simple">8867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6789" xlink:type="simple">SLED installation splash screen shows suse linux server instead of desktop.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6804" xlink:type="simple">8868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804" xlink:type="simple">[Upgrade] SLP discovery not called during upgrading from sled11sp3 to sled12 </text:a> </text:p>
          </table:table-cell>
          <table:table-cell table:style-name="ce3" office:value-type="string" calcext:value-type="string">
            <text:p>2014-08-13 </text:p>
          </table:table-cell>
          <table:table-cell office:value-type="float" office:value="535" calcext:value-type="float">
            <text:p>535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6885" xlink:type="simple">8868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6885" xlink:type="simple">JMicron USB-ATA bridges fail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477" calcext:value-type="float">
            <text:p>477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074" xlink:type="simple">88707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ehler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074" xlink:type="simple">Debuginfo Pool channel is missing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186" calcext:value-type="float">
            <text:p>186</text:p>
          </table:table-cell>
          <table:table-cell office:value-type="float" office:value="533" calcext:value-type="float">
            <text:p>53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084" xlink:type="simple">8870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7084" xlink:type="simple">[Build0360] "Slide Show" and "Release Note" are missing during upgrading from SLED11SP3 to SLED12 with FTP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482" calcext:value-type="float">
            <text:p>482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108" xlink:type="simple">88710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108" xlink:type="simple">Add INPUT_PROP_TOPBUTTONPAD property to kernel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502" calcext:value-type="float">
            <text:p>50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177" xlink:type="simple">8871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177" xlink:type="simple">Upgrade libtasn1 </text:a> </text:p>
          </table:table-cell>
          <table:table-cell table:style-name="ce3" office:value-type="string" calcext:value-type="string">
            <text:p>2014-07-29 </text:p>
          </table:table-cell>
          <table:table-cell office:value-type="float" office:value="265" calcext:value-type="float">
            <text:p>265</text:p>
          </table:table-cell>
          <table:table-cell office:value-type="float" office:value="536" calcext:value-type="float">
            <text:p>53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265" xlink:type="simple">8872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265" xlink:type="simple">SLE 12_LOC : [AR]: LING: [Unlocalized Numerals Gobal Issue] [Both SLED &amp; SLES]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28" calcext:value-type="float">
            <text:p>28</text:p>
          </table:table-cell>
          <table:table-cell office:value-type="float" office:value="537" calcext:value-type="float">
            <text:p>53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277" xlink:type="simple">8872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utoyast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277" xlink:type="simple">SLED12_LOC : ALL_LANGS:Untranslated text in Autoinstallation/Software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34" calcext:value-type="float">
            <text:p>634</text:p>
          </table:table-cell>
          <table:table-cell office:value-type="float" office:value="538" calcext:value-type="float">
            <text:p>53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280" xlink:type="simple">8872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utoyast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280" xlink:type="simple">SLED12_LOC : ALL_LANGS:Untranslated text in Autoinstallation/Hardware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35" calcext:value-type="float">
            <text:p>635</text:p>
          </table:table-cell>
          <table:table-cell office:value-type="float" office:value="539" calcext:value-type="float">
            <text:p>53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284" xlink:type="simple">8872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utoyast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284" xlink:type="simple">SLED12_LOC : ALL_LANGS:Untranslated text in Autoinstallation/System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36" calcext:value-type="float">
            <text:p>636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287" xlink:type="simple">8872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7287" xlink:type="simple">SLED12_LOC : ALL_LANGS:Untranslated text in Autoinstallation/System/Services manager </text:a> </text:p>
          </table:table-cell>
          <table:table-cell table:style-name="ce3" office:value-type="string" calcext:value-type="string">
            <text:p>2014-08-21 </text:p>
          </table:table-cell>
          <table:table-cell office:value-type="float" office:value="710" calcext:value-type="float">
            <text:p>710</text:p>
          </table:table-cell>
          <table:table-cell office:value-type="float" office:value="541" calcext:value-type="float">
            <text:p>54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288" xlink:type="simple">8872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Sound </text:p>
          </table:table-cell>
          <table:table-cell table:style-name="ce1" office:value-type="string" calcext:value-type="string">
            <text:p>autoyast-maintainers@suse.d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288" xlink:type="simple">SLED12_LOC : ALL_LANGS:Untranslated text in Autoinstallation/Miscellaneous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329" xlink:type="simple">8873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329" xlink:type="simple">[AR]: LOC: [Unlocalized Numerals Gobal Issue] [Both SLED &amp; SLES]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7354" xlink:type="simple">8873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354" xlink:type="simple">SLED/SLES12_LOC : AR: Unlocalized Numerals for Arabic Text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15" calcext:value-type="float">
            <text:p>115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377" xlink:type="simple">8873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wimer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377" xlink:type="simple">SLED/SLES12_LOC : ALL_LANGS: Inconsistent Localization of Desktop Environment Names </text:a> </text:p>
          </table:table-cell>
          <table:table-cell table:style-name="ce3" office:value-type="string" calcext:value-type="string">
            <text:p>2014-10-13 </text:p>
          </table:table-cell>
          <table:table-cell office:value-type="float" office:value="51" calcext:value-type="float">
            <text:p>51</text:p>
          </table:table-cell>
          <table:table-cell office:value-type="float" office:value="544" calcext:value-type="float">
            <text:p>54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482" xlink:type="simple">8874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482" xlink:type="simple">SLED/SLES12_LOC :AR : Incosistent progress bar direction for installs/updates </text:a> </text:p>
          </table:table-cell>
          <table:table-cell table:style-name="ce3" office:value-type="string" calcext:value-type="string">
            <text:p>2014-07-16 </text:p>
          </table:table-cell>
          <table:table-cell office:value-type="float" office:value="30" calcext:value-type="float">
            <text:p>30</text:p>
          </table:table-cell>
          <table:table-cell office:value-type="float" office:value="545" calcext:value-type="float">
            <text:p>54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7498" xlink:type="simple">8874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87498" xlink:type="simple">SLED/SLES12_LOC : ALL_LANGS: Font Problem Displaying Language List for Installation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762" calcext:value-type="float">
            <text:p>76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505" xlink:type="simple">88750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05" xlink:type="simple">SLES12_LOC : AR: LOC: language names list in YaST: some items are backwards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711" calcext:value-type="float">
            <text:p>711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509" xlink:type="simple">8875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7509" xlink:type="simple">SLES/SLED12_LOC : AR: LOC: RTL text is flipped left-aligned incorrectly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7553" xlink:type="simple">8875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53" xlink:type="simple">ALL_Languages - SLED 12 - Boot loader - Untranslated strings in help </text:a> </text:p>
          </table:table-cell>
          <table:table-cell table:style-name="ce3" office:value-type="string" calcext:value-type="string">
            <text:p>2014-08-21 </text:p>
          </table:table-cell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7556" xlink:type="simple">8875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56" xlink:type="simple">ALL_Languages - SLED 12 - Network devices - Untranslated strings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730" calcext:value-type="float">
            <text:p>730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559" xlink:type="simple">8875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59" xlink:type="simple">ALL_Languages - SLED 12 - NTP configuration - Untranslated strings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7562" xlink:type="simple">8875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ichaelh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62" xlink:type="simple">ALL_Languages - SLED 12 - Printer - Unlocalized Test Server alert message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7566" xlink:type="simple">8875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566" xlink:type="simple">ALL_Languages - SLED 12 - SUSE Customer Center Configuration - Untranslated help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713" calcext:value-type="float">
            <text:p>713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725" xlink:type="simple">8877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7725" xlink:type="simple">SLED12_LOC : ES : Slight truncation in settings menu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714" calcext:value-type="float">
            <text:p>714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729" xlink:type="simple">8877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729" xlink:type="simple">SLED12_LOC : DE : Slight truncation in settings menu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715" calcext:value-type="float">
            <text:p>715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731" xlink:type="simple">88773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731" xlink:type="simple">SLED12_LOC : FR : Slight truncation in settings menu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716" calcext:value-type="float">
            <text:p>716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732" xlink:type="simple">8877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732" xlink:type="simple">SLED12_LOC : HU : Slight truncation in settings menu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717" calcext:value-type="float">
            <text:p>717</text:p>
          </table:table-cell>
          <table:table-cell/>
        </table:table-row>
        <table:table-row table:style-name="ro3">
          <table:table-cell table:style-name="ce1" office:value-type="string" calcext:value-type="string">
            <text:p><text:a xlink:href="https://bugzilla.suse.com/show_bug.cgi?id=887779" xlink:type="simple">8877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7779" xlink:type="simple">SLED12_LOC : SV: Untranslated text in Applications Menu </text:a> </text:p>
          </table:table-cell>
          <table:table-cell table:style-name="ce3" office:value-type="string" calcext:value-type="string">
            <text:p>2014-07-21 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7780" xlink:type="simple">8877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780" xlink:type="simple">SLED12_LOC : SV: Slight truncations in Settings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718" calcext:value-type="float">
            <text:p>718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7972" xlink:type="simple">8879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7972" xlink:type="simple">Installer screen corrupted: resolution 640x480x32 is too low </text:a> </text:p>
          </table:table-cell>
          <table:table-cell table:style-name="ce3" office:value-type="string" calcext:value-type="string">
            <text:p>2014-07-29 </text:p>
          </table:table-cell>
          <table:table-cell office:value-type="float" office:value="295" calcext:value-type="float">
            <text:p>29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8100" xlink:type="simple">8881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8100" xlink:type="simple">hub 7-0:1.0: connect-debounce failed, port 3 disabled </text:a> </text:p>
          </table:table-cell>
          <table:table-cell table:style-name="ce3" office:value-type="string" calcext:value-type="string">
            <text:p>2014-07-25 </text:p>
          </table:table-cell>
          <table:table-cell office:value-type="float" office:value="278" calcext:value-type="float">
            <text:p>27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8130" xlink:type="simple">8881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8130" xlink:type="simple">Missing iw package during install. </text:a> </text:p>
          </table:table-cell>
          <table:table-cell table:style-name="ce3" office:value-type="string" calcext:value-type="string">
            <text:p>2014-10-06 </text:p>
          </table:table-cell>
          <table:table-cell office:value-type="float" office:value="242" calcext:value-type="float">
            <text:p>242</text:p>
          </table:table-cell>
          <table:table-cell office:value-type="float" office:value="556" calcext:value-type="float">
            <text:p>556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8256" xlink:type="simple">8882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8256" xlink:type="simple">Evolution cannot detect the Kmail directory after system upgrade from SLED11SP3 to SLED12. </text:a> </text:p>
          </table:table-cell>
          <table:table-cell table:style-name="ce3" office:value-type="string" calcext:value-type="string">
            <text:p>2014-09-10 </text:p>
          </table:table-cell>
          <table:table-cell office:value-type="float" office:value="525" calcext:value-type="float">
            <text:p>525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8356" xlink:type="simple">8883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8356" xlink:type="simple">Booting Win7 from grub2 won't show login screen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11" calcext:value-type="float">
            <text:p>1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8396" xlink:type="simple">8883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hpj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8396" xlink:type="simple">GDM Microsoft domain name drop down list lost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8561" xlink:type="simple">8885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8561" xlink:type="simple">Registration message is misleading </text:a> </text:p>
          </table:table-cell>
          <table:table-cell table:style-name="ce3" office:value-type="string" calcext:value-type="string">
            <text:p>2014-07-30 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9175" xlink:type="simple">88917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t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89175" xlink:type="simple">[beta10] SLE12 - Failed to login with AD account (after reboot) caused by winbind-to-KDC contact failure </text:a> </text:p>
          </table:table-cell>
          <table:table-cell table:style-name="ce3" office:value-type="string" calcext:value-type="string">
            <text:p>Mon 10:49 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9211" xlink:type="simple">8892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pcerny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211" xlink:type="simple">install of MozillaFirefox-translations failed </text:a> </text:p>
          </table:table-cell>
          <table:table-cell table:style-name="ce3" office:value-type="string" calcext:value-type="string">
            <text:p>2014-08-25 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9218" xlink:type="simple">8892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218" xlink:type="simple">To force GNOME system bell through the X server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9295" xlink:type="simple">88929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urodriguez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295" xlink:type="simple">mptsas: 30 second timeout issue with systemd </text:a> </text:p>
          </table:table-cell>
          <table:table-cell table:style-name="ce3" office:value-type="string" calcext:value-type="string">
            <text:p>2014-11-06 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9393" xlink:type="simple">88939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NORE </text:p>
          </table:table-cell>
          <table:table-cell table:style-name="ce1" office:value-type="string" calcext:value-type="string">
            <text:p><text:a xlink:href="https://bugzilla.suse.com/show_bug.cgi?id=889393" xlink:type="simple">Graphics will not load after installation </text:a> </text:p>
          </table:table-cell>
          <table:table-cell table:style-name="ce3" office:value-type="string" calcext:value-type="string">
            <text:p>2014-07-31 </text:p>
          </table:table-cell>
          <table:table-cell office:value-type="float" office:value="401" calcext:value-type="float">
            <text:p>40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489" xlink:type="simple">8894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489" xlink:type="simple">[build0396] rpm verify packages got "wrong missing capabilities"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89503" xlink:type="simple">8895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503" xlink:type="simple">[upgrade] from sled11 sp3 to sled12, SMT registration upgrade failed when using old SMT server </text:a> </text:p>
          </table:table-cell>
          <table:table-cell table:style-name="ce3" office:value-type="string" calcext:value-type="string">
            <text:p>2014-10-31 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89513" xlink:type="simple">8895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513" xlink:type="simple">[sled build0396] garbled characters in installer using chinese language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545" calcext:value-type="float">
            <text:p>54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536" xlink:type="simple">8895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jack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89536" xlink:type="simple">xfs file system could not be mounted successfully cause boot into system failed </text:a> </text:p>
          </table:table-cell>
          <table:table-cell table:style-name="ce3" office:value-type="string" calcext:value-type="string">
            <text:p>2014-08-15 </text:p>
          </table:table-cell>
          <table:table-cell office:value-type="float" office:value="527" calcext:value-type="float">
            <text:p>527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670" xlink:type="simple">8896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670" xlink:type="simple">[RC1 urgent] undefined method nil: block in grub_updateMBR </text:a> </text:p>
          </table:table-cell>
          <table:table-cell table:style-name="ce3" office:value-type="string" calcext:value-type="string">
            <text:p>2014-08-01 </text:p>
          </table:table-cell>
          <table:table-cell office:value-type="float" office:value="151" calcext:value-type="float">
            <text:p>151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9765" xlink:type="simple">8897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765" xlink:type="simple">GRUB shows broken letters at boot </text:a> </text:p>
          </table:table-cell>
          <table:table-cell table:style-name="ce3" office:value-type="string" calcext:value-type="string">
            <text:p>2014-11-19 </text:p>
          </table:table-cell>
          <table:table-cell office:value-type="float" office:value="175" calcext:value-type="float">
            <text:p>175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9766" xlink:type="simple">8897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766" xlink:type="simple">Build 402: installer does not write mkinitrd </text:a> </text:p>
          </table:table-cell>
          <table:table-cell table:style-name="ce3" office:value-type="string" calcext:value-type="string">
            <text:p>2014-07-31 </text:p>
          </table:table-cell>
          <table:table-cell office:value-type="float" office:value="520" calcext:value-type="float">
            <text:p>52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781" xlink:type="simple">8897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msrb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781" xlink:type="simple">Could not connect to SLES12 VNC server with vinagre </text:a> </text:p>
          </table:table-cell>
          <table:table-cell table:style-name="ce3" office:value-type="string" calcext:value-type="string">
            <text:p>2014-08-04 </text:p>
          </table:table-cell>
          <table:table-cell office:value-type="float" office:value="540" calcext:value-type="float">
            <text:p>54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782" xlink:type="simple">8897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782" xlink:type="simple">drop support for "IsDocked" signal in upower </text:a> </text:p>
          </table:table-cell>
          <table:table-cell table:style-name="ce3" office:value-type="string" calcext:value-type="string">
            <text:p>2014-08-12 </text:p>
          </table:table-cell>
          <table:table-cell office:value-type="float" office:value="163" calcext:value-type="float">
            <text:p>163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868" xlink:type="simple">8898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868" xlink:type="simple">Cosmetic - A picture in the first installation slide show may need more beautify. </text:a> </text:p>
          </table:table-cell>
          <table:table-cell table:style-name="ce3" office:value-type="string" calcext:value-type="string">
            <text:p>2014-08-13 </text:p>
          </table:table-cell>
          <table:table-cell office:value-type="float" office:value="153" calcext:value-type="float">
            <text:p>153</text:p>
          </table:table-cell>
          <table:table-cell office:value-type="float" office:value="567" calcext:value-type="float">
            <text:p>56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9869" xlink:type="simple">8898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achernikov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869" xlink:type="simple">[RC1] SCC registration during installation failed by reason that the IP address can not be handled by Yast for submitting to server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524" calcext:value-type="float">
            <text:p>524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950" xlink:type="simple">8899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ckages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950" xlink:type="simple">incorrect french translation for "Encrypt Volume Group" (and other crypto stuff)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589" calcext:value-type="float">
            <text:p>589</text:p>
          </table:table-cell>
          <table:table-cell office:value-type="float" office:value="569" calcext:value-type="float">
            <text:p>56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89959" xlink:type="simple">8899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959" xlink:type="simple">[yast2-control-center-gnome] is shown and unmovable in the middle when invoked in 800x600 </text:a> </text:p>
          </table:table-cell>
          <table:table-cell table:style-name="ce3" office:value-type="string" calcext:value-type="string">
            <text:p>2014-08-11 </text:p>
          </table:table-cell>
          <table:table-cell office:value-type="float" office:value="223" calcext:value-type="float">
            <text:p>223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89961" xlink:type="simple">8899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89961" xlink:type="simple">ellipsisation in yast-control-center-gnome is too strong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0250" xlink:type="simple">8902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0250" xlink:type="simple">SLED12 / SLE12+WE: missing powertop tool </text:a> </text:p>
          </table:table-cell>
          <table:table-cell table:style-name="ce3" office:value-type="string" calcext:value-type="string">
            <text:p>2014-10-06 </text:p>
          </table:table-cell>
          <table:table-cell office:value-type="float" office:value="13" calcext:value-type="float">
            <text:p>1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362" xlink:type="simple">8903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362" xlink:type="simple">Yast2-bootloader doesn't handle grub2 entries in UTF-8 </text:a> </text:p>
          </table:table-cell>
          <table:table-cell table:style-name="ce3" office:value-type="string" calcext:value-type="string">
            <text:p>2014-08-08 </text:p>
          </table:table-cell>
          <table:table-cell office:value-type="float" office:value="168" calcext:value-type="float">
            <text:p>16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363" xlink:type="simple">8903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363" xlink:type="simple">incorrect translation for "Default boot section" in yast2-bootloader in French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0385" xlink:type="simple">89038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0385" xlink:type="simple">gnome-control-center disk info is incorrect on btrfs </text:a> </text:p>
          </table:table-cell>
          <table:table-cell table:style-name="ce3" office:value-type="string" calcext:value-type="string">
            <text:p>2014-08-05 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0563" xlink:type="simple">8905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reeves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0563" xlink:type="simple">[RC1]"Favorates" application items in SLED11 SP3 have not been kept after upgrading to SLED12 </text:a> </text:p>
          </table:table-cell>
          <table:table-cell table:style-name="ce3" office:value-type="string" calcext:value-type="string">
            <text:p>2014-08-07 </text:p>
          </table:table-cell>
          <table:table-cell office:value-type="float" office:value="22" calcext:value-type="float">
            <text:p>22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577" xlink:type="simple">89057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0577" xlink:type="simple">[RC1] Desktop wallpaper in SLED11SP3 have not been kept after upgrading to SLED12 </text:a> </text:p>
          </table:table-cell>
          <table:table-cell table:style-name="ce3" office:value-type="string" calcext:value-type="string">
            <text:p>2014-08-07 </text:p>
          </table:table-cell>
          <table:table-cell office:value-type="float" office:value="9" calcext:value-type="float">
            <text:p>9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588" xlink:type="simple">89058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ro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588" xlink:type="simple">Debuginfo update repo for SLE-WE: repository type can't be determined.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0599" xlink:type="simple">8905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599" xlink:type="simple">Broken graphics with modesetting/cirrus KMS on vanilla kernel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435" calcext:value-type="float">
            <text:p>435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0601" xlink:type="simple">89060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0601" xlink:type="simple">On a btrfs filesystem - lsblk reports incorrect mount labels </text:a> </text:p>
          </table:table-cell>
          <table:table-cell table:style-name="ce3" office:value-type="string" calcext:value-type="string">
            <text:p>2014-08-11 </text:p>
          </table:table-cell>
          <table:table-cell office:value-type="float" office:value="192" calcext:value-type="float">
            <text:p>19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611" xlink:type="simple">89061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0611" xlink:type="simple">nvidia driver fails to load on RC1 </text:a> </text:p>
          </table:table-cell>
          <table:table-cell table:style-name="ce3" office:value-type="string" calcext:value-type="string">
            <text:p>2014-08-06 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0622" xlink:type="simple">8906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pclement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0622" xlink:type="simple">NVIDIA Question: NVIDIA X driver fails to detect displays on NVS 310 </text:a> </text:p>
          </table:table-cell>
          <table:table-cell table:style-name="ce3" office:value-type="string" calcext:value-type="string">
            <text:p>2014-08-11 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0628" xlink:type="simple">89062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628" xlink:type="simple">SLED12_LOC : ALL_LANGS:Untranslated text in Autoinstallation/System/Services manager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731" calcext:value-type="float">
            <text:p>731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649" xlink:type="simple">8906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0649" xlink:type="simple">The first Domain account is not displayed in the login list after boot up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40" calcext:value-type="float">
            <text:p>140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658" xlink:type="simple">8906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0658" xlink:type="simple">Text is unlocalised in the Software Management window </text:a> </text:p>
          </table:table-cell>
          <table:table-cell table:style-name="ce3" office:value-type="string" calcext:value-type="string">
            <text:p>2014-08-25 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0762" xlink:type="simple">89076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s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0762" xlink:type="simple">ping binary is missing cap_net_raw capability after installation </text:a> </text:p>
          </table:table-cell>
          <table:table-cell table:style-name="ce3" office:value-type="string" calcext:value-type="string">
            <text:p>2014-08-18 </text:p>
          </table:table-cell>
          <table:table-cell office:value-type="float" office:value="165" calcext:value-type="float">
            <text:p>165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979" xlink:type="simple">8909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979" xlink:type="simple">[RC1] It is not possible to change user password with GUI for AD accounts </text:a> </text:p>
          </table:table-cell>
          <table:table-cell table:style-name="ce3" office:value-type="string" calcext:value-type="string">
            <text:p>2014-10-07 </text:p>
          </table:table-cell>
          <table:table-cell office:value-type="float" office:value="206" calcext:value-type="float">
            <text:p>20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0989" xlink:type="simple">89098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0989" xlink:type="simple">Favorites menu should be menu entry closer to "Applications" anchor </text:a> </text:p>
          </table:table-cell>
          <table:table-cell table:style-name="ce3" office:value-type="string" calcext:value-type="string">
            <text:p>2014-08-18 </text:p>
          </table:table-cell>
          <table:table-cell office:value-type="float" office:value="139" calcext:value-type="float">
            <text:p>139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1220" xlink:type="simple">8912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Patterns </text:p>
          </table:table-cell>
          <table:table-cell table:style-name="ce1" office:value-type="string" calcext:value-type="string">
            <text:p>lmuell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220" xlink:type="simple">[RC1] Failed to add windows sharing printer for an AD account </text:a> </text:p>
          </table:table-cell>
          <table:table-cell table:style-name="ce3" office:value-type="string" calcext:value-type="string">
            <text:p>2014-08-27 </text:p>
          </table:table-cell>
          <table:table-cell office:value-type="float" office:value="599" calcext:value-type="float">
            <text:p>599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1342" xlink:type="simple">8913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342" xlink:type="simple">Wrong text during installation </text:a> </text:p>
          </table:table-cell>
          <table:table-cell table:style-name="ce3" office:value-type="string" calcext:value-type="string">
            <text:p>2014-08-12 </text:p>
          </table:table-cell>
          <table:table-cell office:value-type="float" office:value="521" calcext:value-type="float">
            <text:p>52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1352" xlink:type="simple">8913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352" xlink:type="simple">Wrong translations to spanish during installation of SLED12 Beta10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719" calcext:value-type="float">
            <text:p>719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1517" xlink:type="simple">8915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mf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517" xlink:type="simple">[upgrade] after upgrade from sled11 sp3, network function in sled12 system does not work properly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1726" xlink:type="simple">8917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Artwork and Branding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1726" xlink:type="simple">libvirt daemon could not start successfully in sled12 RC1 build </text:a> </text:p>
          </table:table-cell>
          <table:table-cell table:style-name="ce3" office:value-type="string" calcext:value-type="string">
            <text:p>2014-08-14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1756" xlink:type="simple">89175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meissn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1756" xlink:type="simple">SLED12_LOC : All Lang : Unlocalized text appearing in Authentication dialog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1919" xlink:type="simple">8919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919" xlink:type="simple">Places menu doesn't work for bookmark of FTP and alike. </text:a> </text:p>
          </table:table-cell>
          <table:table-cell table:style-name="ce3" office:value-type="string" calcext:value-type="string">
            <text:p>2014-09-10 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1955" xlink:type="simple">89195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955" xlink:type="simple">Incorrect french translation for "Graphics" in YasT2/Software management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1982" xlink:type="simple">8919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msrb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1982" xlink:type="simple">tigervnc should obsolete tightvnc on SLE12 </text:a> </text:p>
          </table:table-cell>
          <table:table-cell table:style-name="ce3" office:value-type="string" calcext:value-type="string">
            <text:p>2014-08-18 </text:p>
          </table:table-cell>
          <table:table-cell office:value-type="float" office:value="752" calcext:value-type="float">
            <text:p>752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2370" xlink:type="simple">8923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mozilla@forge.prov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2370" xlink:type="simple">Firefox menu not translated in French- SLED12 RC1 </text:a> </text:p>
          </table:table-cell>
          <table:table-cell table:style-name="ce3" office:value-type="string" calcext:value-type="string">
            <text:p>2014-08-19 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3">
          <table:table-cell table:style-name="ce1" office:value-type="string" calcext:value-type="string">
            <text:p><text:a xlink:href="https://bugzilla.suse.com/show_bug.cgi?id=892648" xlink:type="simple">8926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2648" xlink:type="simple">[RC1-upgrade] Booting time consumption is getting longer after upgrading to SLE12. </text:a> </text:p>
          </table:table-cell>
          <table:table-cell table:style-name="ce3" office:value-type="string" calcext:value-type="string">
            <text:p>2014-09-25 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2899" xlink:type="simple">8928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2899" xlink:type="simple">Clean install SLED12 RC2 with vnc=1 enabled, during installation error msg show up </text:a> </text:p>
          </table:table-cell>
          <table:table-cell table:style-name="ce3" office:value-type="string" calcext:value-type="string">
            <text:p>2014-08-22 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065" xlink:type="simple">89306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cw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065" xlink:type="simple">[country] "Synchronize now" and "NTP Server Address" appear misaligned </text:a> </text:p>
          </table:table-cell>
          <table:table-cell table:style-name="ce3" office:value-type="string" calcext:value-type="string">
            <text:p>2014-09-10 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203" xlink:type="simple">8932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203" xlink:type="simple">Enabling "LVM Setup" during installation crashes installer </text:a> </text:p>
          </table:table-cell>
          <table:table-cell table:style-name="ce3" office:value-type="string" calcext:value-type="string">
            <text:p>2014-09-05 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213" xlink:type="simple">8932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aschnell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93213" xlink:type="simple">No snapper/snapshot configuration after installation </text:a> </text:p>
          </table:table-cell>
          <table:table-cell table:style-name="ce3" office:value-type="string" calcext:value-type="string">
            <text:p>2014-09-08 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3361" xlink:type="simple">8933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ooo@forge.provo.no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361" xlink:type="simple">libreoffice, cannot remove '/usr/share/libreoffice/help/en-US' </text:a> </text:p>
          </table:table-cell>
          <table:table-cell table:style-name="ce3" office:value-type="string" calcext:value-type="string">
            <text:p>2014-09-29 </text:p>
          </table:table-cell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363" xlink:type="simple">89336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strb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93363" xlink:type="simple">java post install error messages </text:a> </text:p>
          </table:table-cell>
          <table:table-cell table:style-name="ce3" office:value-type="string" calcext:value-type="string">
            <text:p>Sun 19:58 </text:p>
          </table:table-cell>
          <table:table-cell office:value-type="float" office:value="336" calcext:value-type="float">
            <text:p>336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3449" xlink:type="simple">89344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449" xlink:type="simple">SLED12 RC2 cannot boot into system after installation is complete when set / and /home be lvm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530" calcext:value-type="float">
            <text:p>530</text:p>
          </table:table-cell>
          <table:table-cell office:value-type="float" office:value="585" calcext:value-type="float">
            <text:p>58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3542" xlink:type="simple">8935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3542" xlink:type="simple">[RC2-upgrade] User setting of Gnome-terminal is not migrated after upgrading to SLE12. </text:a> </text:p>
          </table:table-cell>
          <table:table-cell table:style-name="ce3" office:value-type="string" calcext:value-type="string">
            <text:p>2014-08-26 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580" xlink:type="simple">8935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joe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580" xlink:type="simple">[TGCS] Touch is not accurate after booting up in 800x600 or 1024x768 </text:a> </text:p>
          </table:table-cell>
          <table:table-cell table:style-name="ce3" office:value-type="string" calcext:value-type="string">
            <text:p>2014-09-08 </text:p>
          </table:table-cell>
          <table:table-cell office:value-type="float" office:value="656" calcext:value-type="float">
            <text:p>65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581" xlink:type="simple">8935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o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93581" xlink:type="simple">[TGCS] 6140-120 - Mouse cursor disappears after resume from S3 </text:a> </text:p>
          </table:table-cell>
          <table:table-cell table:style-name="ce3" office:value-type="string" calcext:value-type="string">
            <text:p>2014-09-08 </text:p>
          </table:table-cell>
          <table:table-cell office:value-type="float" office:value="339" calcext:value-type="float">
            <text:p>33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3591" xlink:type="simple">89359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o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591" xlink:type="simple">[TGCS] 6140-120 - System hangs for a few seconds after returning from S3 </text:a> </text:p>
          </table:table-cell>
          <table:table-cell table:style-name="ce3" office:value-type="string" calcext:value-type="string">
            <text:p>2014-09-09 </text:p>
          </table:table-cell>
          <table:table-cell office:value-type="float" office:value="340" calcext:value-type="float">
            <text:p>34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3598" xlink:type="simple">8935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598" xlink:type="simple">minimize/maximize not translated </text:a> </text:p>
          </table:table-cell>
          <table:table-cell table:style-name="ce3" office:value-type="string" calcext:value-type="string">
            <text:p>2014-08-27 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599" xlink:type="simple">8935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3599" xlink:type="simple">gnome optimize tool truncates menu bars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606" xlink:type="simple">8936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ocilka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606" xlink:type="simple">yast2 remote admin restarts desktop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243" calcext:value-type="float">
            <text:p>243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3680" xlink:type="simple">89368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smeix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3680" xlink:type="simple">[RC2] Windows sharing printer with AD account logged in on SLED12 does not work </text:a> </text:p>
          </table:table-cell>
          <table:table-cell table:style-name="ce3" office:value-type="string" calcext:value-type="string">
            <text:p>2014-11-13 </text:p>
          </table:table-cell>
          <table:table-cell office:value-type="float" office:value="236" calcext:value-type="float">
            <text:p>236</text:p>
          </table:table-cell>
          <table:table-cell office:value-type="float" office:value="589" calcext:value-type="float">
            <text:p>58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3752" xlink:type="simple">8937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Translations </text:p>
          </table:table-cell>
          <table:table-cell table:style-name="ce1" office:value-type="string" calcext:value-type="string">
            <text:p>eic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3752" xlink:type="simple">intel: Mouse cursor displayed abnormally after swiching back from the screen rotation mode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3979" xlink:type="simple">8939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IN_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3979" xlink:type="simple">background for shield screen is sometime not displayed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120" calcext:value-type="float">
            <text:p>12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033" xlink:type="simple">89403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szeredi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033" xlink:type="simple">systemd oopses on disconnect of a dock </text:a> </text:p>
          </table:table-cell>
          <table:table-cell table:style-name="ce3" office:value-type="string" calcext:value-type="string">
            <text:p>2014-09-18 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4035" xlink:type="simple">8940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jonathanf@vistatec.i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035" xlink:type="simple">incorrect french translation in zypp.mo </text:a> </text:p>
          </table:table-cell>
          <table:table-cell table:style-name="ce3" office:value-type="string" calcext:value-type="string">
            <text:p>2014-09-01 </text:p>
          </table:table-cell>
          <table:table-cell office:value-type="float" office:value="230" calcext:value-type="float">
            <text:p>230</text:p>
          </table:table-cell>
          <table:table-cell office:value-type="float" office:value="591" calcext:value-type="float">
            <text:p>59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048" xlink:type="simple">8940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048" xlink:type="simple">gsettings org.gnome.settings-daemon.plugins.xsettings overrides not reset on non-SLE-classic modes </text:a> </text:p>
          </table:table-cell>
          <table:table-cell table:style-name="ce3" office:value-type="string" calcext:value-type="string">
            <text:p>2014-09-05 </text:p>
          </table:table-cell>
          <table:table-cell office:value-type="float" office:value="200" calcext:value-type="float">
            <text:p>2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050" xlink:type="simple">8940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dli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050" xlink:type="simple">SUSE logo is incorrectly positionned in gdm in multi-screen setup </text:a> </text:p>
          </table:table-cell>
          <table:table-cell table:style-name="ce3" office:value-type="string" calcext:value-type="string">
            <text:p>2014-10-30 </text:p>
          </table:table-cell>
          <table:table-cell office:value-type="float" office:value="64" calcext:value-type="float">
            <text:p>6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051" xlink:type="simple">89405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051" xlink:type="simple">wrong plymouth on multimonitor (and not visible cryptohome passphrase) </text:a> </text:p>
          </table:table-cell>
          <table:table-cell table:style-name="ce3" office:value-type="string" calcext:value-type="string">
            <text:p>2014-08-28 </text:p>
          </table:table-cell>
          <table:table-cell office:value-type="float" office:value="10" calcext:value-type="float">
            <text:p>1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078" xlink:type="simple">89407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078" xlink:type="simple">nvidia-glG03 is not required by x11-video-nvidiaG03 driver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546" calcext:value-type="float">
            <text:p>546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081" xlink:type="simple">8940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idonmez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081" xlink:type="simple">plymouth freezes (impossible to enter crypto phassphrase) when used with nvidia proprietary driver </text:a> </text:p>
          </table:table-cell>
          <table:table-cell table:style-name="ce3" office:value-type="string" calcext:value-type="string">
            <text:p>2014-09-11 </text:p>
          </table:table-cell>
          <table:table-cell office:value-type="float" office:value="227" calcext:value-type="float">
            <text:p>227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082" xlink:type="simple">8940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082" xlink:type="simple">python-yum missing in SLED (required for createrepo) </text:a> </text:p>
          </table:table-cell>
          <table:table-cell table:style-name="ce3" office:value-type="string" calcext:value-type="string">
            <text:p>2014-09-02 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4199" xlink:type="simple">8941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199" xlink:type="simple">Some SLE WE patterns conflicts with SLES patterns. </text:a> </text:p>
          </table:table-cell>
          <table:table-cell table:style-name="ce3" office:value-type="string" calcext:value-type="string">
            <text:p>2014-09-05 </text:p>
          </table:table-cell>
          <table:table-cell office:value-type="float" office:value="142" calcext:value-type="float">
            <text:p>142</text:p>
          </table:table-cell>
          <table:table-cell office:value-type="float" office:value="597" calcext:value-type="float">
            <text:p>59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204" xlink:type="simple">89420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mozilla@forge.prov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4204" xlink:type="simple">Firefox 31 full screen flash video displays Gnome-shell bar. </text:a> </text:p>
          </table:table-cell>
          <table:table-cell table:style-name="ce3" office:value-type="string" calcext:value-type="string">
            <text:p>2014-08-29 </text:p>
          </table:table-cell>
          <table:table-cell office:value-type="float" office:value="446" calcext:value-type="float">
            <text:p>446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220" xlink:type="simple">8942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vidner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220" xlink:type="simple">[libyui] YaST applications don't have an icon in Alt-Tab, nor window list (GNOME, KDE) </text:a> </text:p>
          </table:table-cell>
          <table:table-cell table:style-name="ce3" office:value-type="string" calcext:value-type="string">
            <text:p>2014-10-14 </text:p>
          </table:table-cell>
          <table:table-cell office:value-type="float" office:value="71" calcext:value-type="float">
            <text:p>7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394" xlink:type="simple">89439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394" xlink:type="simple">Firewall "zone" entry should be hidden in Network panel in GNOME control center </text:a> </text:p>
          </table:table-cell>
          <table:table-cell table:style-name="ce3" office:value-type="string" calcext:value-type="string">
            <text:p>2014-09-11 </text:p>
          </table:table-cell>
          <table:table-cell office:value-type="float" office:value="335" calcext:value-type="float">
            <text:p>335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4417" xlink:type="simple">89441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417" xlink:type="simple">[RC2-Upgrade] Gnome icons shows incorrect after upgrading to SLED12. </text:a> </text:p>
          </table:table-cell>
          <table:table-cell table:style-name="ce3" office:value-type="string" calcext:value-type="string">
            <text:p>2014-10-13 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4584" xlink:type="simple">89458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Registration </text:p>
          </table:table-cell>
          <table:table-cell table:style-name="ce1" office:value-type="string" calcext:value-type="string">
            <text:p>michaelh@vistatec.ie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584" xlink:type="simple">SLED12_LOC : Cheese and Planner application names should remain untranslated </text:a> </text:p>
          </table:table-cell>
          <table:table-cell table:style-name="ce3" office:value-type="string" calcext:value-type="string">
            <text:p>2014-10-17 </text:p>
          </table:table-cell>
          <table:table-cell office:value-type="float" office:value="614" calcext:value-type="float">
            <text:p>614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596" xlink:type="simple">89459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596" xlink:type="simple">[yast2-services-manager] SLED12_LOC: All_Languages : Graphical mode and text mode untranslated strings </text:a> </text:p>
          </table:table-cell>
          <table:table-cell table:style-name="ce3" office:value-type="string" calcext:value-type="string">
            <text:p>2014-11-18 </text:p>
          </table:table-cell>
          <table:table-cell office:value-type="float" office:value="406" calcext:value-type="float">
            <text:p>406</text:p>
          </table:table-cell>
          <table:table-cell office:value-type="float" office:value="601" calcext:value-type="float">
            <text:p>601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641" xlink:type="simple">89464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94641" xlink:type="simple">TGCS: [SLE12 RC2] Video not restored upon wake from S3 </text:a> </text:p>
          </table:table-cell>
          <table:table-cell table:style-name="ce3" office:value-type="string" calcext:value-type="string">
            <text:p>2014-09-19 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4642" xlink:type="simple">8946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4642" xlink:type="simple">TGCS: [SLED12 RC2] Input devices not able to interact with GNOME desktop after returning from S3 </text:a> </text:p>
          </table:table-cell>
          <table:table-cell table:style-name="ce3" office:value-type="string" calcext:value-type="string">
            <text:p>2014-09-09 </text:p>
          </table:table-cell>
          <table:table-cell office:value-type="float" office:value="442" calcext:value-type="float">
            <text:p>44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4661" xlink:type="simple">89466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acho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661" xlink:type="simple">Bluetooth device fails to connect after pairing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25" calcext:value-type="float">
            <text:p>25</text:p>
          </table:table-cell>
          <table:table-cell office:value-type="float" office:value="602" calcext:value-type="float">
            <text:p>602</text:p>
          </table:table-cell>
        </table:table-row>
        <table:table-row table:style-name="ro3">
          <table:table-cell table:style-name="ce1" office:value-type="string" calcext:value-type="string">
            <text:p><text:a xlink:href="https://bugzilla.suse.com/show_bug.cgi?id=894671" xlink:type="simple">8946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nld-maint@forge.provo.novel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4671" xlink:type="simple">Bluetooth file transfer (respective direction)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485" calcext:value-type="float">
            <text:p>485</text:p>
          </table:table-cell>
          <table:table-cell office:value-type="float" office:value="603" calcext:value-type="float">
            <text:p>60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800" xlink:type="simple">8948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800" xlink:type="simple">Kernel CPU firmware reload facility takes 1 minute per core if firmware is missing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478" calcext:value-type="float">
            <text:p>478</text:p>
          </table:table-cell>
          <table:table-cell office:value-type="float" office:value="604" calcext:value-type="float">
            <text:p>60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821" xlink:type="simple">8948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4821" xlink:type="simple">Lenovo Yoga Touchscreen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479" calcext:value-type="float">
            <text:p>479</text:p>
          </table:table-cell>
          <table:table-cell office:value-type="float" office:value="605" calcext:value-type="float">
            <text:p>60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836" xlink:type="simple">8948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4836" xlink:type="simple">post-RC2 regression with touchscreen </text:a> </text:p>
          </table:table-cell>
          <table:table-cell table:style-name="ce3" office:value-type="string" calcext:value-type="string">
            <text:p>2014-09-03 </text:p>
          </table:table-cell>
          <table:table-cell office:value-type="float" office:value="480" calcext:value-type="float">
            <text:p>480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4887" xlink:type="simple">8948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94887" xlink:type="simple">partially working F-keys on Lenovo 'Yoga' </text:a> </text:p>
          </table:table-cell>
          <table:table-cell table:style-name="ce3" office:value-type="string" calcext:value-type="string">
            <text:p>2014-09-08 </text:p>
          </table:table-cell>
          <table:table-cell office:value-type="float" office:value="431" calcext:value-type="float">
            <text:p>431</text:p>
          </table:table-cell>
          <table:table-cell office:value-type="float" office:value="607" calcext:value-type="float">
            <text:p>60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902" xlink:type="simple">89490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4902" xlink:type="simple">Tab completion at systemctl restart * fails ungracefully </text:a> </text:p>
          </table:table-cell>
          <table:table-cell table:style-name="ce3" office:value-type="string" calcext:value-type="string">
            <text:p>2014-09-04 </text:p>
          </table:table-cell>
          <table:table-cell office:value-type="float" office:value="389" calcext:value-type="float">
            <text:p>389</text:p>
          </table:table-cell>
          <table:table-cell office:value-type="float" office:value="608" calcext:value-type="float">
            <text:p>60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4913" xlink:type="simple">8949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brabec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4913" xlink:type="simple">translation-update-upstream: upstream-collect.sh: Logic for plural validation is not correct </text:a> </text:p>
          </table:table-cell>
          <table:table-cell table:style-name="ce3" office:value-type="string" calcext:value-type="string">
            <text:p>2014-09-04 </text:p>
          </table:table-cell>
          <table:table-cell office:value-type="float" office:value="76" calcext:value-type="float">
            <text:p>76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5026" xlink:type="simple">89502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RK </text:p>
          </table:table-cell>
          <table:table-cell table:style-name="ce1" office:value-type="string" calcext:value-type="string">
            <text:p><text:a xlink:href="https://bugzilla.suse.com/show_bug.cgi?id=895026" xlink:type="simple">nvidia kennel modul not loaded X server not running </text:a> </text:p>
          </table:table-cell>
          <table:table-cell table:style-name="ce3" office:value-type="string" calcext:value-type="string">
            <text:p>2014-09-04 </text:p>
          </table:table-cell>
          <table:table-cell office:value-type="float" office:value="380" calcext:value-type="float">
            <text:p>380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5042" xlink:type="simple">89504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95042" xlink:type="simple">HP USB Graphics Adapter with Probook6570b </text:a> </text:p>
          </table:table-cell>
          <table:table-cell table:style-name="ce3" office:value-type="string" calcext:value-type="string">
            <text:p>2014-09-04 </text:p>
          </table:table-cell>
          <table:table-cell office:value-type="float" office:value="490" calcext:value-type="float">
            <text:p>49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5068" xlink:type="simple">89506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5068" xlink:type="simple">clock application does not find cities / countries when using accentuated letter in search </text:a> </text:p>
          </table:table-cell>
          <table:table-cell table:style-name="ce3" office:value-type="string" calcext:value-type="string">
            <text:p>2014-11-03 </text:p>
          </table:table-cell>
          <table:table-cell office:value-type="float" office:value="366" calcext:value-type="float">
            <text:p>366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5952" xlink:type="simple">8959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5952" xlink:type="simple">[RC3][Build0503] Bootloader failed to installed when install SLED12 on a lvm root partition </text:a> </text:p>
          </table:table-cell>
          <table:table-cell table:style-name="ce3" office:value-type="string" calcext:value-type="string">
            <text:p>2014-09-10 </text:p>
          </table:table-cell>
          <table:table-cell office:value-type="float" office:value="531" calcext:value-type="float">
            <text:p>531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5960" xlink:type="simple">89596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5960" xlink:type="simple">Release notes may need for the feature #316212 dracut instead of mkinitrd - fill gaps.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238" calcext:value-type="float">
            <text:p>238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6019" xlink:type="simple">8960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96019" xlink:type="simple">suspend hibernate hybrid-sleep </text:a> </text:p>
          </table:table-cell>
          <table:table-cell table:style-name="ce3" office:value-type="string" calcext:value-type="string">
            <text:p>2014-09-25 </text:p>
          </table:table-cell>
          <table:table-cell office:value-type="float" office:value="381" calcext:value-type="float">
            <text:p>381</text:p>
          </table:table-cell>
          <table:table-cell office:value-type="float" office:value="615" calcext:value-type="float">
            <text:p>615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6025" xlink:type="simple">89602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6025" xlink:type="simple">hwclock is set wrong after suspend/hybrid-sleep/hibernate </text:a> </text:p>
          </table:table-cell>
          <table:table-cell table:style-name="ce3" office:value-type="string" calcext:value-type="string">
            <text:p>2014-09-30 </text:p>
          </table:table-cell>
          <table:table-cell office:value-type="float" office:value="239" calcext:value-type="float">
            <text:p>239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6229" xlink:type="simple">8962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6229" xlink:type="simple">SLED RC3 Installation Warnings </text:a> </text:p>
          </table:table-cell>
          <table:table-cell table:style-name="ce3" office:value-type="string" calcext:value-type="string">
            <text:p>2014-09-11 </text:p>
          </table:table-cell>
          <table:table-cell office:value-type="float" office:value="491" calcext:value-type="float">
            <text:p>491</text:p>
          </table:table-cell>
          <table:table-cell office:value-type="float" office:value="617" calcext:value-type="float">
            <text:p>617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6300" xlink:type="simple">89630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YaST2 </text:p>
          </table:table-cell>
          <table:table-cell table:style-name="ce1" office:value-type="string" calcext:value-type="string">
            <text:p>jreidinger@suse.com </text:p>
          </table:table-cell>
          <table:table-cell table:style-name="ce1" office:value-type="string" calcext:value-type="string">
            <text:p>VERI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6300" xlink:type="simple">TGCS: [SLED12 RC2] 4838-3/5/7xx - Machine does not preserve kernel parameter provided during install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722" calcext:value-type="float">
            <text:p>722</text:p>
          </table:table-cell>
          <table:table-cell office:value-type="float" office:value="618" calcext:value-type="float">
            <text:p>618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6664" xlink:type="simple">89666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ystemd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6664" xlink:type="simple">RC3 unable to set multi-user target.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390" calcext:value-type="float">
            <text:p>39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6676" xlink:type="simple">8966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wims@novell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UPST </text:p>
          </table:table-cell>
          <table:table-cell table:style-name="ce1" office:value-type="string" calcext:value-type="string">
            <text:p><text:a xlink:href="https://bugzilla.suse.com/show_bug.cgi?id=896676" xlink:type="simple">Shotwell - Settings - Raw developer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387" calcext:value-type="float">
            <text:p>387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6682" xlink:type="simple">89668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6682" xlink:type="simple">When using multiple displays in extended desktop mode, the icons are fixed to the bounding rectangle of the displays, instead of the visible area.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47" calcext:value-type="float">
            <text:p>47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6687" xlink:type="simple">8966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derico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6687" xlink:type="simple">Unknown display appears in display settings when plugging in external display </text:a> </text:p>
          </table:table-cell>
          <table:table-cell table:style-name="ce3" office:value-type="string" calcext:value-type="string">
            <text:p>2014-09-15 </text:p>
          </table:table-cell>
          <table:table-cell office:value-type="float" office:value="56" calcext:value-type="float">
            <text:p>56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6818" xlink:type="simple">89681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ohering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6818" xlink:type="simple">Truncated header for password dialog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424" calcext:value-type="float">
            <text:p>424</text:p>
          </table:table-cell>
          <table:table-cell office:value-type="float" office:value="623" calcext:value-type="float">
            <text:p>62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6829" xlink:type="simple">8968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896829" xlink:type="simple">Missing translation: Wired - cable unplugged </text:a> </text:p>
          </table:table-cell>
          <table:table-cell table:style-name="ce3" office:value-type="string" calcext:value-type="string">
            <text:p>2014-09-16 </text:p>
          </table:table-cell>
          <table:table-cell office:value-type="float" office:value="443" calcext:value-type="float">
            <text:p>443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7269" xlink:type="simple">8972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Firefox </text:p>
          </table:table-cell>
          <table:table-cell table:style-name="ce1" office:value-type="string" calcext:value-type="string">
            <text:p>poswald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7269" xlink:type="simple">missing ATI repo for SLED 12 </text:a> </text:p>
          </table:table-cell>
          <table:table-cell table:style-name="ce3" office:value-type="string" calcext:value-type="string">
            <text:p>2014-11-04 </text:p>
          </table:table-cell>
          <table:table-cell office:value-type="float" office:value="95" calcext:value-type="float">
            <text:p>9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7320" xlink:type="simple">89732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7320" xlink:type="simple">shutdown/reboot GNOME countdown is being incorrectly reset </text:a> </text:p>
          </table:table-cell>
          <table:table-cell table:style-name="ce3" office:value-type="string" calcext:value-type="string">
            <text:p>2014-09-22 </text:p>
          </table:table-cell>
          <table:table-cell office:value-type="float" office:value="62" calcext:value-type="float">
            <text:p>6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7903" xlink:type="simple">89790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7903" xlink:type="simple">libreoffice: Indented enumeration broken </text:a> </text:p>
          </table:table-cell>
          <table:table-cell table:style-name="ce3" office:value-type="string" calcext:value-type="string">
            <text:p>2014-09-24 </text:p>
          </table:table-cell>
          <table:table-cell office:value-type="float" office:value="217" calcext:value-type="float">
            <text:p>217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7937" xlink:type="simple">89793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c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7937" xlink:type="simple">[GRUB2] 30_os-prober misses btrfs file systems if /boot isn't in a subvolume </text:a> </text:p>
          </table:table-cell>
          <table:table-cell table:style-name="ce3" office:value-type="string" calcext:value-type="string">
            <text:p>2014-10-15 </text:p>
          </table:table-cell>
          <table:table-cell office:value-type="float" office:value="12" calcext:value-type="float">
            <text:p>12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8081" xlink:type="simple">89808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8081" xlink:type="simple">[RC3] USB printer device not listed in lsusb output after power cut off </text:a> </text:p>
          </table:table-cell>
          <table:table-cell table:style-name="ce3" office:value-type="string" calcext:value-type="string">
            <text:p>2014-11-19 </text:p>
          </table:table-cell>
          <table:table-cell office:value-type="float" office:value="15" calcext:value-type="float">
            <text:p>15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8169" xlink:type="simple">89816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ei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8169" xlink:type="simple">[intel] video mode becomes unusable because of failed buffer allocations do to unvalidated tiling mode </text:a> </text:p>
          </table:table-cell>
          <table:table-cell table:style-name="ce3" office:value-type="string" calcext:value-type="string">
            <text:p>2014-09-24 </text:p>
          </table:table-cell>
          <table:table-cell office:value-type="float" office:value="454" calcext:value-type="float">
            <text:p>454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8328" xlink:type="simple">89832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fezh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8328" xlink:type="simple">system do not have action entry for 'When Laptop Lid is Closed' </text:a> </text:p>
          </table:table-cell>
          <table:table-cell table:style-name="ce3" office:value-type="string" calcext:value-type="string">
            <text:p>2014-09-25 </text:p>
          </table:table-cell>
          <table:table-cell office:value-type="float" office:value="8" calcext:value-type="float">
            <text:p>8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8359" xlink:type="simple">89835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Artwork and Branding </text:p>
          </table:table-cell>
          <table:table-cell table:style-name="ce1" office:value-type="string" calcext:value-type="string">
            <text:p>cxiong@novell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8359" xlink:type="simple">[RC3] the "select a network" dialog displayed in front even screen is locked </text:a> </text:p>
          </table:table-cell>
          <table:table-cell table:style-name="ce3" office:value-type="string" calcext:value-type="string">
            <text:p>2014-09-25 </text:p>
          </table:table-cell>
          <table:table-cell office:value-type="float" office:value="3" calcext:value-type="float">
            <text:p>3</text:p>
          </table:table-cell>
          <table:table-cell office:value-type="float" office:value="632" calcext:value-type="float">
            <text:p>63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8445" xlink:type="simple">89844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EAT </text:p>
          </table:table-cell>
          <table:table-cell table:style-name="ce1" office:value-type="string" calcext:value-type="string">
            <text:p><text:a xlink:href="https://bugzilla.suse.com/show_bug.cgi?id=898445" xlink:type="simple">[TGCS] GNOME3 is not recognising 'Option "Position"' in /etc/X11/xorg.conf.d/50-monitors.conf </text:a> </text:p>
          </table:table-cell>
          <table:table-cell table:style-name="ce3" office:value-type="string" calcext:value-type="string">
            <text:p>2014-10-13 </text:p>
          </table:table-cell>
          <table:table-cell office:value-type="float" office:value="411" calcext:value-type="float">
            <text:p>411</text:p>
          </table:table-cell>
          <table:table-cell office:value-type="float" office:value="633" calcext:value-type="float">
            <text:p>633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8450" xlink:type="simple">89845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amba-maintainers@SuSE.de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8450" xlink:type="simple">Windows Domain user not able to mount share drives using 'Connect to Server' on SLED12 RC3 </text:a> </text:p>
          </table:table-cell>
          <table:table-cell table:style-name="ce3" office:value-type="string" calcext:value-type="string">
            <text:p>2014-10-06 </text:p>
          </table:table-cell>
          <table:table-cell office:value-type="float" office:value="44" calcext:value-type="float">
            <text:p>44</text:p>
          </table:table-cell>
          <table:table-cell office:value-type="float" office:value="634" calcext:value-type="float">
            <text:p>63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9106" xlink:type="simple">89910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xorg-enterprise-bugs@forge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9106" xlink:type="simple">Mesa swrast may crash in some cases (seen in the sw fallback path of the Intel driver) </text:a> </text:p>
          </table:table-cell>
          <table:table-cell table:style-name="ce3" office:value-type="string" calcext:value-type="string">
            <text:p>2014-11-06 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9121" xlink:type="simple">8991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Artwork and Branding </text:p>
          </table:table-cell>
          <table:table-cell table:style-name="ce1" office:value-type="string" calcext:value-type="string">
            <text:p>achernikov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9121" xlink:type="simple">Registration to SCC during upgrade complains about missing hostname </text:a> </text:p>
          </table:table-cell>
          <table:table-cell table:style-name="ce3" office:value-type="string" calcext:value-type="string">
            <text:p>2014-10-10 </text:p>
          </table:table-cell>
          <table:table-cell office:value-type="float" office:value="1" calcext:value-type="float">
            <text:p>1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9176" xlink:type="simple">8991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899176" xlink:type="simple">EliteBook 8740w doesn't wake up after s3/s4 </text:a> </text:p>
          </table:table-cell>
          <table:table-cell table:style-name="ce3" office:value-type="string" calcext:value-type="string">
            <text:p>2014-10-01 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899343" xlink:type="simple">89934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nwint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9343" xlink:type="simple">Unable to install SLED on Sony Vaio Pro 13 via built in wifi </text:a> </text:p>
          </table:table-cell>
          <table:table-cell table:style-name="ce3" office:value-type="string" calcext:value-type="string">
            <text:p>2014-10-02 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9366" xlink:type="simple">8993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Network </text:p>
          </table:table-cell>
          <table:table-cell table:style-name="ce1" office:value-type="string" calcext:value-type="string">
            <text:p>yast2-maintainers@suse.de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9366" xlink:type="simple">Installation of package clamav failed </text:a> </text:p>
          </table:table-cell>
          <table:table-cell table:style-name="ce3" office:value-type="string" calcext:value-type="string">
            <text:p>2014-10-01 </text:p>
          </table:table-cell>
          <table:table-cell office:value-type="float" office:value="522" calcext:value-type="float">
            <text:p>522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9397" xlink:type="simple">89939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Evolution </text:p>
          </table:table-cell>
          <table:table-cell table:style-name="ce1" office:value-type="string" calcext:value-type="string">
            <text:p>pcerny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9397" xlink:type="simple">Starting Firefox from terminal shows critical GLib error message </text:a> </text:p>
          </table:table-cell>
          <table:table-cell table:style-name="ce3" office:value-type="string" calcext:value-type="string">
            <text:p>2014-10-02 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table:style-name="ce1" office:value-type="string" calcext:value-type="string">
            <text:p><text:a xlink:href="https://bugzilla.suse.com/show_bug.cgi?id=899535" xlink:type="simple">89953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Documentation </text:p>
          </table:table-cell>
          <table:table-cell table:style-name="ce1" office:value-type="string" calcext:value-type="string">
            <text:p>kernel-maintainers@forge.pr...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9535" xlink:type="simple">SLED 12 RC3 - Wireless test is broken, always fails.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88" calcext:value-type="float">
            <text:p>88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9715" xlink:type="simple">899715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gors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9715" xlink:type="simple">shotwell aborts when altering image date+time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9787" xlink:type="simple">89978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ei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9787" xlink:type="simple">[intel][ilk]: BUG_ON hot when waiting for a pipe off for DP </text:a> </text:p>
          </table:table-cell>
          <table:table-cell table:style-name="ce3" office:value-type="string" calcext:value-type="string">
            <text:p>2014-11-06 </text:p>
          </table:table-cell>
          <table:table-cell office:value-type="float" office:value="455" calcext:value-type="float">
            <text:p>45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9852" xlink:type="simple">89985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INVA </text:p>
          </table:table-cell>
          <table:table-cell table:style-name="ce1" office:value-type="string" calcext:value-type="string">
            <text:p><text:a xlink:href="https://bugzilla.suse.com/show_bug.cgi?id=899852" xlink:type="simple">dhclinet6 failed to set the ip </text:a> </text:p>
          </table:table-cell>
          <table:table-cell table:style-name="ce3" office:value-type="string" calcext:value-type="string">
            <text:p>2014-10-07 </text:p>
          </table:table-cell>
          <table:table-cell office:value-type="float" office:value="372" calcext:value-type="float">
            <text:p>37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9854" xlink:type="simple">89985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9854" xlink:type="simple">[SDK] KDE4 devel packages missing </text:a> </text:p>
          </table:table-cell>
          <table:table-cell table:style-name="ce3" office:value-type="string" calcext:value-type="string">
            <text:p>2014-10-14 </text:p>
          </table:table-cell>
          <table:table-cell office:value-type="float" office:value="260" calcext:value-type="float">
            <text:p>26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899922" xlink:type="simple">8999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Artwork and Branding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899922" xlink:type="simple">Some files in webkitgtk are incorrectly licensed </text:a> </text:p>
          </table:table-cell>
          <table:table-cell table:style-name="ce3" office:value-type="string" calcext:value-type="string">
            <text:p>2014-11-07 </text:p>
          </table:table-cell>
          <table:table-cell office:value-type="float" office:value="5" calcext:value-type="float">
            <text:p>5</text:p>
          </table:table-cell>
          <table:table-cell office:value-type="float" office:value="642" calcext:value-type="float">
            <text:p>642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899999" xlink:type="simple">89999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899999" xlink:type="simple">Registration: unclear updates popup question, updates are also disabled in installed system </text:a> </text:p>
          </table:table-cell>
          <table:table-cell table:style-name="ce3" office:value-type="string" calcext:value-type="string">
            <text:p>2014-10-16 </text:p>
          </table:table-cell>
          <table:table-cell office:value-type="float" office:value="157" calcext:value-type="float">
            <text:p>157</text:p>
          </table:table-cell>
          <table:table-cell office:value-type="float" office:value="643" calcext:value-type="float">
            <text:p>643</text:p>
          </table:table-cell>
        </table:table-row>
        <table:table-row table:style-name="ro5">
          <table:table-cell table:style-name="ce1" office:value-type="string" calcext:value-type="string">
            <text:p><text:a xlink:href="https://bugzilla.suse.com/show_bug.cgi?id=900224" xlink:type="simple">900224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screening@forge.pr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900224" xlink:type="simple">[GMC] ntpd failed to start on SLE12 </text:a> </text:p>
          </table:table-cell>
          <table:table-cell table:style-name="ce3" office:value-type="string" calcext:value-type="string">
            <text:p>2014-10-08 </text:p>
          </table:table-cell>
          <table:table-cell office:value-type="float" office:value="450" calcext:value-type="float">
            <text:p>450</text:p>
          </table:table-cell>
          <table:table-cell office:value-type="float" office:value="644" calcext:value-type="float">
            <text:p>644</text:p>
          </table:table-cell>
        </table:table-row>
        <table:table-row table:style-name="ro2">
          <table:table-cell table:style-name="ce1" office:value-type="string" calcext:value-type="string">
            <text:p><text:a xlink:href="https://bugzilla.suse.com/show_bug.cgi?id=900770" xlink:type="simple">90077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bnc-team-gnome@forge.provo....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900770" xlink:type="simple">[GMC2] Sometimes, weird icons show on desktop and no action by clicking "applications" on system tray. </text:a> </text:p>
          </table:table-cell>
          <table:table-cell table:style-name="ce3" office:value-type="string" calcext:value-type="string">
            <text:p>2014-10-13 </text:p>
          </table:table-cell>
          <table:table-cell office:value-type="float" office:value="444" calcext:value-type="float">
            <text:p>44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0771" xlink:type="simple">90077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0771" xlink:type="simple">An extra space in "suseRegister" in the release notes. </text:a> </text:p>
          </table:table-cell>
          <table:table-cell table:style-name="ce3" office:value-type="string" calcext:value-type="string">
            <text:p>Fri 10:05 </text:p>
          </table:table-cell>
          <table:table-cell office:value-type="float" office:value="344" calcext:value-type="float">
            <text:p>344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0919" xlink:type="simple">90091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0919" xlink:type="simple">SLED 12 Release Notes Update Wanted </text:a> </text:p>
          </table:table-cell>
          <table:table-cell table:style-name="ce3" office:value-type="string" calcext:value-type="string">
            <text:p>2014-11-07 </text:p>
          </table:table-cell>
          <table:table-cell office:value-type="float" office:value="345" calcext:value-type="float">
            <text:p>345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1109" xlink:type="simple">90110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1109" xlink:type="simple">PackageKit systemd should not be restarted by postun script </text:a> </text:p>
          </table:table-cell>
          <table:table-cell table:style-name="ce3" office:value-type="string" calcext:value-type="string">
            <text:p>2014-11-07 </text:p>
          </table:table-cell>
          <table:table-cell office:value-type="float" office:value="218" calcext:value-type="float">
            <text:p>218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1273" xlink:type="simple">90127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lslezak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1273" xlink:type="simple">[GMC3] re-register vis SCC won't take effect after registering via SMT update server </text:a> </text:p>
          </table:table-cell>
          <table:table-cell table:style-name="ce3" office:value-type="string" calcext:value-type="string">
            <text:p>2014-10-28 </text:p>
          </table:table-cell>
          <table:table-cell office:value-type="float" office:value="36" calcext:value-type="float">
            <text:p>36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1472" xlink:type="simple">90147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oneukum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1472" xlink:type="simple">SLED 12 GMC : logi_dj_raw_event: invalid device index: </text:a> </text:p>
          </table:table-cell>
          <table:table-cell table:style-name="ce3" office:value-type="string" calcext:value-type="string">
            <text:p>2014-11-04 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901548" xlink:type="simple">90154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rw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1548" xlink:type="simple">SLED 12 GMC Multi boot issues </text:a> </text:p>
          </table:table-cell>
          <table:table-cell table:style-name="ce3" office:value-type="string" calcext:value-type="string">
            <text:p>2014-10-16 </text:p>
          </table:table-cell>
          <table:table-cell office:value-type="float" office:value="42" calcext:value-type="float">
            <text:p>4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1553" xlink:type="simple">90155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security-team@suse.de </text:p>
          </table:table-cell>
          <table:table-cell table:style-name="ce1" office:value-type="string" calcext:value-type="string">
            <text:p>IN_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1553" xlink:type="simple">VUL-0: evolution: Disable support for SSLv3 (POODLE attack) and use TLS instead </text:a> </text:p>
          </table:table-cell>
          <table:table-cell table:style-name="ce3" office:value-type="string" calcext:value-type="string">
            <text:p>Fri 08:38 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901940" xlink:type="simple">90194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ro@suse.com </text:p>
          </table:table-cell>
          <table:table-cell table:style-name="ce1" office:value-type="string" calcext:value-type="string">
            <text:p>REO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1940" xlink:type="simple">the package vlan is missing in the SLED-12 </text:a> </text:p>
          </table:table-cell>
          <table:table-cell table:style-name="ce3" office:value-type="string" calcext:value-type="string">
            <text:p>Fri 09:27 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bugzilla.suse.com/show_bug.cgi?id=902667" xlink:type="simple">90266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2667" xlink:type="simple">X not starting after stage 2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382" calcext:value-type="float">
            <text:p>382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2898" xlink:type="simple">90289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Kernel </text:p>
          </table:table-cell>
          <table:table-cell table:style-name="ce1" office:value-type="string" calcext:value-type="string">
            <text:p>tiwai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2898" xlink:type="simple">Annoying "invalid CONNECT_LIST..." messages from Haswell </text:a> </text:p>
          </table:table-cell>
          <table:table-cell table:style-name="ce3" office:value-type="string" calcext:value-type="string">
            <text:p>2014-11-06 </text:p>
          </table:table-cell>
          <table:table-cell office:value-type="float" office:value="503" calcext:value-type="float">
            <text:p>503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2922" xlink:type="simple">90292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2922" xlink:type="simple">unoconv not found by document manager </text:a> </text:p>
          </table:table-cell>
          <table:table-cell table:style-name="ce3" office:value-type="string" calcext:value-type="string">
            <text:p>2014-11-14 </text:p>
          </table:table-cell>
          <table:table-cell office:value-type="float" office:value="24" calcext:value-type="float">
            <text:p>2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2979" xlink:type="simple">90297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DUPL </text:p>
          </table:table-cell>
          <table:table-cell table:style-name="ce1" office:value-type="string" calcext:value-type="string">
            <text:p><text:a xlink:href="https://bugzilla.suse.com/show_bug.cgi?id=902979" xlink:type="simple">server does not provide glx extension </text:a> </text:p>
          </table:table-cell>
          <table:table-cell table:style-name="ce3" office:value-type="string" calcext:value-type="string">
            <text:p>2014-11-04 </text:p>
          </table:table-cell>
          <table:table-cell office:value-type="float" office:value="383" calcext:value-type="float">
            <text:p>38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3136" xlink:type="simple">90313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jlee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3136" xlink:type="simple">Installation hangs on Dell Egues platform </text:a> </text:p>
          </table:table-cell>
          <table:table-cell table:style-name="ce3" office:value-type="string" calcext:value-type="string">
            <text:p>2014-11-13 </text:p>
          </table:table-cell>
          <table:table-cell office:value-type="float" office:value="57" calcext:value-type="float">
            <text:p>5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3321" xlink:type="simple">903321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meissner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3321" xlink:type="simple">'zypper patch' lies about removing applications </text:a> </text:p>
          </table:table-cell>
          <table:table-cell table:style-name="ce3" office:value-type="string" calcext:value-type="string">
            <text:p>2014-11-14 </text:p>
          </table:table-cell>
          <table:table-cell office:value-type="float" office:value="353" calcext:value-type="float">
            <text:p>353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3732" xlink:type="simple">903732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3732" xlink:type="simple">uninstalling nvidia drivers leaves X not startable. </text:a> </text:p>
          </table:table-cell>
          <table:table-cell table:style-name="ce3" office:value-type="string" calcext:value-type="string">
            <text:p>2014-11-05 </text:p>
          </table:table-cell>
          <table:table-cell office:value-type="float" office:value="384" calcext:value-type="float">
            <text:p>38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3966" xlink:type="simple">90396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rlmu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3966" xlink:type="simple">SEGV in gnome-keyring-daemon caused by calling free() on static string </text:a> </text:p>
          </table:table-cell>
          <table:table-cell table:style-name="ce3" office:value-type="string" calcext:value-type="string">
            <text:p>2014-11-19 </text:p>
          </table:table-cell>
          <table:table-cell office:value-type="float" office:value="282" calcext:value-type="float">
            <text:p>28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4030" xlink:type="simple">904030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ke@suse.com </text:p>
          </table:table-cell>
          <table:table-cell table:style-name="ce1" office:value-type="string" calcext:value-type="string">
            <text:p>IN_P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4030" xlink:type="simple">SLED 12 Release Notes Update Wanted </text:a> </text:p>
          </table:table-cell>
          <table:table-cell table:style-name="ce3" office:value-type="string" calcext:value-type="string">
            <text:p>Mon 16:08 </text:p>
          </table:table-cell>
          <table:table-cell office:value-type="float" office:value="122" calcext:value-type="float">
            <text:p>122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4676" xlink:type="simple">90467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4676" xlink:type="simple">nothing provides libvncclient0 </text:a> </text:p>
          </table:table-cell>
          <table:table-cell table:style-name="ce3" office:value-type="string" calcext:value-type="string">
            <text:p>Mon 08:48 </text:p>
          </table:table-cell>
          <table:table-cell office:value-type="float" office:value="58" calcext:value-type="float">
            <text:p>58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4913" xlink:type="simple">904913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mfrueh@suse.com </text:p>
          </table:table-cell>
          <table:table-cell table:style-name="ce1" office:value-type="string" calcext:value-type="string">
            <text:p>NEW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4913" xlink:type="simple">flac-devel has unresolved dependencies </text:a> </text:p>
          </table:table-cell>
          <table:table-cell table:style-name="ce3" office:value-type="string" calcext:value-type="string">
            <text:p>2014-11-13 </text:p>
          </table:table-cell>
          <table:table-cell office:value-type="float" office:value="59" calcext:value-type="float">
            <text:p>59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5158" xlink:type="simple">905158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GNOME </text:p>
          </table:table-cell>
          <table:table-cell table:style-name="ce1" office:value-type="string" calcext:value-type="string">
            <text:p>tyang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5158" xlink:type="simple">invisible mouse cursor in icewm </text:a> </text:p>
          </table:table-cell>
          <table:table-cell table:style-name="ce3" office:value-type="string" calcext:value-type="string">
            <text:p>Thu 09:37 </text:p>
          </table:table-cell>
          <table:table-cell office:value-type="float" office:value="112" calcext:value-type="float">
            <text:p>112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5386" xlink:type="simple">905386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Basesystem </text:p>
          </table:table-cell>
          <table:table-cell table:style-name="ce1" office:value-type="string" calcext:value-type="string">
            <text:p>sndirsch@suse.com </text:p>
          </table:table-cell>
          <table:table-cell table:style-name="ce1" office:value-type="string" calcext:value-type="string">
            <text:p>CONF </text:p>
          </table:table-cell>
          <table:table-cell table:style-name="ce1" office:value-type="string" calcext:value-type="string">
            <text:p>--- </text:p>
          </table:table-cell>
          <table:table-cell table:style-name="ce1" office:value-type="string" calcext:value-type="string">
            <text:p><text:a xlink:href="https://bugzilla.suse.com/show_bug.cgi?id=905386" xlink:type="simple">No login dialog shown – nvidia appears to incorrectly detect external monitor connected </text:a> </text:p>
          </table:table-cell>
          <table:table-cell table:style-name="ce3" office:value-type="string" calcext:value-type="string">
            <text:p>2014-11-18 </text:p>
          </table:table-cell>
          <table:table-cell office:value-type="float" office:value="77" calcext:value-type="float">
            <text:p>77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6329" xlink:type="simple">906329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fcrozat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WONT </text:p>
          </table:table-cell>
          <table:table-cell table:style-name="ce1" office:value-type="string" calcext:value-type="string">
            <text:p><text:a xlink:href="https://bugzilla.suse.com/show_bug.cgi?id=906329" xlink:type="simple">Update freerdp package to the latest version from https://github.com/FreeRDP/FreeRDP </text:a> </text:p>
          </table:table-cell>
          <table:table-cell table:style-name="ce3" office:value-type="string" calcext:value-type="string">
            <text:p>2014-11-24 </text:p>
          </table:table-cell>
          <table:table-cell office:value-type="float" office:value="466" calcext:value-type="float">
            <text:p>466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table:style-name="ce1" office:value-type="string" calcext:value-type="string">
            <text:p><text:a xlink:href="https://bugzilla.suse.com/show_bug.cgi?id=907747" xlink:type="simple">907747</text:a> </text:p>
          </table:table-cell>
          <table:table-cell table:style-name="ce1" office:value-type="string" calcext:value-type="string">
            <text:p>SUSE Linux Enterprise Desktop 12 </text:p>
          </table:table-cell>
          <table:table-cell table:style-name="ce1" office:value-type="string" calcext:value-type="string">
            <text:p>Installer </text:p>
          </table:table-cell>
          <table:table-cell table:style-name="ce1" office:value-type="string" calcext:value-type="string">
            <text:p>carnold@suse.com </text:p>
          </table:table-cell>
          <table:table-cell table:style-name="ce1" office:value-type="string" calcext:value-type="string">
            <text:p>RESO </text:p>
          </table:table-cell>
          <table:table-cell table:style-name="ce1" office:value-type="string" calcext:value-type="string">
            <text:p>FIXE </text:p>
          </table:table-cell>
          <table:table-cell table:style-name="ce1" office:value-type="string" calcext:value-type="string">
            <text:p><text:a xlink:href="https://bugzilla.suse.com/show_bug.cgi?id=907747" xlink:type="simple">yast-vm fails to find the pattern on sled </text:a> </text:p>
          </table:table-cell>
          <table:table-cell table:style-name="ce3" office:value-type="string" calcext:value-type="string">
            <text:p>Mon 20:48 </text:p>
          </table:table-cell>
          <table:table-cell office:value-type="float" office:value="451" calcext:value-type="float">
            <text:p>451</text:p>
          </table:table-cell>
          <table:table-cell office:value-type="float" office:value="665" calcext:value-type="float">
            <text:p>665</text:p>
          </table:table-cell>
        </table:table-row>
        <table:table-row table:style-name="ro6" table:number-rows-repeated="2">
          <table:table-cell table:style-name="ce1" table:number-columns-repeated="2"/>
          <table:table-cell table:style-name="ce2"/>
          <table:table-cell table:style-name="ce1" table:number-columns-repeated="4"/>
          <table:table-cell table:style-name="ce3"/>
          <table:table-cell table:number-columns-repeated="2"/>
        </table:table-row>
        <table:table-row table:style-name="ro6" table:number-rows-repeated="1047704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sled12" table:style-name="ta1">
        <table:shapes>
          <draw:frame draw:z-index="0" draw:style-name="gr1" draw:text-style-name="P1" svg:width="8.8197in" svg:height="5.3906in" svg:x="7.0118in" svg:y="0.0106in">
            <draw:object draw:notify-on-update-of-ranges="sled12.A1:sled12.A1 sled12.A2:sled12.A32 sled12.B1:sled12.B1 sled12.B2:sled12.B32 sled12.C1:sled12.C1 sled12.C2:sled12.C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0.9669in" svg:height="5.3374in" svg:x="16.3902in" svg:y="0.0425in">
            <draw:object draw:notify-on-update-of-ranges="sled12.A1:sled12.A1 sled12.A2:sled12.A32 sled12.B1:sled12.B1 sled12.B2:sled12.B32 sled12.E1:sled12.E1 sled12.E2:sled12.E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6" table:default-cell-style-name="ce12"/>
        <table:table-column table:style-name="co10" table:default-cell-style-name="ce12"/>
        <table:table-column table:style-name="co17" table:default-cell-style-name="ce12"/>
        <table:table-column table:style-name="co18" table:number-columns-repeated="2" table:default-cell-style-name="ce12"/>
        <table:table-column table:style-name="co2" table:number-columns-repeated="1019" table:default-cell-style-name="ce12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valid bug num</text:p>
          </table:table-cell>
          <table:table-cell office:value-type="string" calcext:value-type="string">
            <text:p>all bug nu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otal valid num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GNOME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table:style-name="ce13" office:value-type="string" calcext:value-type="string">
            <text:p>Installer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float" office:value="193" calcext:value-type="float">
            <text:p>193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YaST2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 table:style-name="ce13"/>
          <table:table-cell table:style-name="ce13" office:value-type="float" office:value="665" calcext:value-type="float">
            <text:p>665</text:p>
          </table:table-cell>
          <table:table-cell table:style-name="ce13" table:number-columns-repeated="1019"/>
        </table:table-row>
        <table:table-row table:style-name="ro1">
          <table:table-cell office:value-type="string" calcext:value-type="string">
            <text:p>Basesystem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Packages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Kerne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ranslations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3"/>
          <table:table-cell table:style-name="ce13" office:value-type="float" office:value="665" calcext:value-type="float">
            <text:p>665</text:p>
          </table:table-cell>
          <table:table-cell table:style-name="ce13" table:number-columns-repeated="1019"/>
        </table:table-row>
        <table:table-row table:style-name="ro6">
          <table:table-cell office:value-type="string" calcext:value-type="string">
            <text:p>X Server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Patterns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3"/>
          <table:table-cell table:style-name="ce13" office:value-type="float" office:value="665" calcext:value-type="float">
            <text:p>665</text:p>
          </table:table-cell>
          <table:table-cell table:style-name="ce13" table:number-columns-repeated="1019"/>
        </table:table-row>
        <table:table-row table:style-name="ro6">
          <table:table-cell office:value-type="string" calcext:value-type="string">
            <text:p>Firefox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13"/>
          <table:table-cell table:style-name="ce13" office:value-type="float" office:value="665" calcext:value-type="float">
            <text:p>665</text:p>
          </table:table-cell>
          <table:table-cell table:style-name="ce13" table:number-columns-repeated="1019"/>
        </table:table-row>
        <table:table-row table:style-name="ro6">
          <table:table-cell office:value-type="string" calcext:value-type="string">
            <text:p>Network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table:style-name="ce13" office:value-type="string" calcext:value-type="string">
            <text:p>Samba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ou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nVidia Driv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rtwork and Branding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volution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egistration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665" calcext:value-type="float">
            <text:p>665</text:p>
          </table:table-cell>
          <table:table-cell table:style-name="ce13" table:number-columns-repeated="1019"/>
        </table:table-row>
        <table:table-row table:style-name="ro1">
          <table:table-cell table:style-name="ce13" office:value-type="string" calcext:value-type="string">
            <text:p>Virtualization: Management Tools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table:style-name="ce13" office:value-type="string" calcext:value-type="string">
            <text:p>Console Application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Printing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Update Problems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665" calcext:value-type="float">
            <text:p>665</text:p>
          </table:table-cell>
          <table:table-cell table:style-name="ce13" table:number-columns-repeated="1019"/>
        </table:table-row>
        <table:table-row table:style-name="ro6"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style-name="ce13" office:value-type="float" office:value="665" calcext:value-type="float">
            <text:p>665</text:p>
          </table:table-cell>
          <table:table-cell table:style-name="ce13" table:number-columns-repeated="1019"/>
        </table:table-row>
        <table:table-row table:style-name="ro1">
          <table:table-cell table:style-name="ce13" office:value-type="string" calcext:value-type="string">
            <text:p>Virtualization: Oth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665" calcext:value-type="float">
            <text:p>665</text:p>
          </table:table-cell>
          <table:table-cell table:style-name="ce13" table:number-columns-repeated="1019"/>
        </table:table-row>
        <table:table-row table:style-name="ro6">
          <table:table-cell table:style-name="ce13" office:value-type="string" calcext:value-type="string">
            <text:p>VPN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 ATI/fglrx Dri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table:style-name="ce13" office:value-type="string" calcext:value-type="string">
            <text:p>LibreOffic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libzypp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Default"/>
          <table:table-cell table:number-columns-repeated="1019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  <table:table-cell table:style-name="Default" office:value-type="string" calcext:value-type="string">
            <text:p>11sp3 all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 office:value-type="string" calcext:value-type="string">
            <text:p>sled12 all</text:p>
          </table:table-cell>
          <table:table-cell table:style-name="Default" office:value-type="string" calcext:value-type="string">
            <text:p>11sp3 valid</text:p>
          </table:table-cell>
        </table:table-row>
        <table:table-row table:style-name="ro6"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  <table:table-cell table:style-name="Default"/>
          <table:table-cell table:style-name="Default" office:value-type="string" calcext:value-type="string">
            <text:p>sled12 valid</text:p>
          </table:table-cell>
          <table:table-cell table:style-name="Default"/>
          <table:table-cell table:style-name="Default" office:value-type="string" calcext:value-type="string">
            <text:p>this comparison could be the reference for our bug reporting quality </text:p>
          </table:table-cell>
          <table:table-cell table:style-name="Default" office:value-type="string" calcext:value-type="string">
            <text:p>this comparison could be the reference for the product quality</text:p>
          </table:table-cell>
        </table:table-row>
        <table:table-row table:style-name="ro6"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4"/>
          <table:table-cell table:style-name="Default" office:value-type="string" calcext:value-type="string">
            <text:p>sled12 all</text:p>
          </table:table-cell>
          <table:table-cell table:style-name="Default" table:number-columns-repeated="3"/>
        </table:table-row>
        <table:table-row table:style-name="ro6"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4"/>
          <table:table-cell table:style-name="Default" office:value-type="string" calcext:value-type="string">
            <text:p>11sp3 valid</text:p>
          </table:table-cell>
          <table:table-cell table:style-name="Default" table:number-columns-repeated="3"/>
        </table:table-row>
        <table:table-row table:style-name="ro6"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4"/>
          <table:table-cell table:style-name="Default" office:value-type="string" calcext:value-type="string">
            <text:p>11sp3 all</text:p>
          </table:table-cell>
          <table:table-cell table:style-name="Default" table:number-columns-repeated="3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1sp3" table:style-name="ta1">
        <table:shapes>
          <draw:frame draw:z-index="0" draw:style-name="gr1" draw:text-style-name="P1" svg:width="8.9972in" svg:height="6.1799in" svg:x="7.213in" svg:y="0.013in">
            <draw:object draw:notify-on-update-of-ranges="11sp3.A2:11sp3.A37 11sp3.B2:11sp3.B37 11sp3.C2:11sp3.C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9421in" svg:height="6.2248in" svg:x="16.7583in" svg:y="0.0319in">
            <draw:object draw:notify-on-update-of-ranges="11sp3.A1:11sp3.A1 11sp3.A2:11sp3.A37 11sp3.B1:11sp3.B1 11sp3.B2:11sp3.B37 11sp3.E1:11sp3.E1 11sp3.E2:11sp3.E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valid bug num</text:p>
          </table:table-cell>
          <table:table-cell office:value-type="string" calcext:value-type="string">
            <text:p>all bug num</text:p>
          </table:table-cell>
          <table:table-cell/>
          <table:table-cell office:value-type="string" calcext:value-type="string">
            <text:p>total valid num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Mobile Devices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46" calcext:value-type="float">
            <text:p>146</text:p>
          </table:table-cell>
          <table:table-cell table:style-name="ce15"/>
          <table:table-cell table:style-name="ce15" office:value-type="float" office:value="473" calcext:value-type="float">
            <text:p>473</text:p>
          </table:table-cell>
          <table:table-cell table:style-name="ce15" table:number-columns-repeated="1019"/>
        </table:table-row>
        <table:table-row table:style-name="ro6">
          <table:table-cell office:value-type="string" calcext:value-type="string">
            <text:p>Kernel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GNOME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15" office:value-type="float" office:value="473" calcext:value-type="float">
            <text:p>473</text:p>
          </table:table-cell>
          <table:table-cell table:style-name="ce15" table:number-columns-repeated="1019"/>
        </table:table-row>
        <table:table-row table:style-name="ro6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X Server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5" office:value-type="float" office:value="473" calcext:value-type="float">
            <text:p>473</text:p>
          </table:table-cell>
          <table:table-cell table:style-name="ce15" table:number-columns-repeated="1019"/>
        </table:table-row>
        <table:table-row table:style-name="ro6">
          <table:table-cell office:value-type="string" calcext:value-type="string">
            <text:p>Documentation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5" office:value-type="float" office:value="473" calcext:value-type="float">
            <text:p>473</text:p>
          </table:table-cell>
          <table:table-cell table:style-name="ce15" table:number-columns-repeated="1019"/>
        </table:table-row>
        <table:table-row table:style-name="ro6">
          <table:table-cell table:style-name="ce15" office:value-type="string" calcext:value-type="string">
            <text:p>Installation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9" calcext:value-type="float">
            <text:p>29</text:p>
          </table:table-cell>
          <table:table-cell table:style-name="ce15"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YaST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Firefox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Network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5" office:value-type="float" office:value="473" calcext:value-type="float">
            <text:p>473</text:p>
          </table:table-cell>
          <table:table-cell table:style-name="ce15" table:number-columns-repeated="1019"/>
        </table:table-row>
        <table:table-row table:style-name="ro6">
          <table:table-cell office:value-type="string" calcext:value-type="string">
            <text:p>Package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KDE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1" calcext:value-type="float">
            <text:p>11</text:p>
          </table:table-cell>
          <table:table-cell table:style-name="ce15"/>
          <table:table-cell table:style-name="ce15" office:value-type="float" office:value="473" calcext:value-type="float">
            <text:p>473</text:p>
          </table:table-cell>
          <table:table-cell table:style-name="ce15" table:number-columns-repeated="1019"/>
        </table:table-row>
        <table:table-row table:style-name="ro1">
          <table:table-cell office:value-type="string" calcext:value-type="string">
            <text:p>X ATI/fglrx Driv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Bootloader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  <table:table-cell table:style-name="ce15" office:value-type="float" office:value="473" calcext:value-type="float">
            <text:p>473</text:p>
          </table:table-cell>
          <table:table-cell table:style-name="ce15" table:number-columns-repeated="1019"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style-name="ce15" office:value-type="float" office:value="473" calcext:value-type="float">
            <text:p>473</text:p>
          </table:table-cell>
          <table:table-cell table:style-name="ce15" table:number-columns-repeated="1019"/>
        </table:table-row>
        <table:table-row table:style-name="ro1">
          <table:table-cell office:value-type="string" calcext:value-type="string">
            <text:p>X nVidia 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Banshee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473" calcext:value-type="float">
            <text:p>473</text:p>
          </table:table-cell>
          <table:table-cell table:style-name="ce15" table:number-columns-repeated="1019"/>
        </table:table-row>
        <table:table-row table:style-name="ro6">
          <table:table-cell table:style-name="ce15" office:value-type="string" calcext:value-type="string">
            <text:p>Novell Client for Linux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5" office:value-type="float" office:value="473" calcext:value-type="float">
            <text:p>473</text:p>
          </table:table-cell>
          <table:table-cell table:style-name="ce15" table:number-columns-repeated="1019"/>
        </table:table-row>
        <table:table-row table:style-name="ro6">
          <table:table-cell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Translation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Update Problems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rtwork and Branding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AppArmo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Maintenance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Other Graphical Applications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5" office:value-type="float" office:value="473" calcext:value-type="float">
            <text:p>473</text:p>
          </table:table-cell>
          <table:table-cell table:style-name="ce15" table:number-columns-repeated="1019"/>
        </table:table-row>
        <table:table-row table:style-name="ro6">
          <table:table-cell office:value-type="string" calcext:value-type="string">
            <text:p>Printi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Virtualization: Keyboard, Mouse, Video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XEN: Kernel / Hypervisor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473" calcext:value-type="float">
            <text:p>473</text:p>
          </table:table-cell>
          <table:table-cell table:style-name="ce15" table:number-columns-repeated="1019"/>
        </table:table-row>
        <table:table-row table:style-name="ro6">
          <table:table-cell table:style-name="ce15" office:value-type="string" calcext:value-type="string">
            <text:p>XEN: Save / Restore / Migrat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73" calcext:value-type="float">
            <text:p>473</text:p>
          </table:table-cell>
          <table:table-cell table:style-name="ce15" table:number-columns-repeated="1019"/>
        </table:table-row>
        <table:table-row table:style-name="ro1">
          <table:table-cell table:style-name="ce15" office:value-type="string" calcext:value-type="string">
            <text:p>compiz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office:value-type="float" office:value="473" calcext:value-type="float">
            <text:p>473</text:p>
          </table:table-cell>
          <table:table-cell table:number-columns-repeated="1019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cenario" table:style-name="ta1">
        <table:table-column table:style-name="co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6" table:number-rows-repeated="4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heet5" table:style-name="ta1">
        <table:table-column table:style-name="co1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2" table:number-columns-repeated="4" table:default-cell-style-name="Default"/>
        <table:table-row table:style-name="ro1"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valid bug num</text:p>
          </table:table-cell>
          <table:table-cell table:style-name="ce4" office:value-type="string" calcext:value-type="string">
            <text:p>all bug num</text:p>
          </table:table-cell>
          <table:table-cell/>
          <table:table-cell office:value-type="string" calcext:value-type="string">
            <text:p>component</text:p>
          </table:table-cell>
          <table:table-cell office:value-type="string" calcext:value-type="string">
            <text:p>sled12 valid</text:p>
          </table:table-cell>
          <table:table-cell table:number-columns-repeated="3"/>
        </table:table-row>
        <table:table-row table:style-name="ro6">
          <table:table-cell table:style-name="ce4" office:value-type="string" calcext:value-type="string">
            <text:p>GNOME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76" calcext:value-type="float">
            <text:p>176</text:p>
          </table:table-cell>
          <table:table-cell/>
          <table:table-cell office:value-type="string" calcext:value-type="string">
            <text:p>Artwork-and-Brandi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6">
          <table:table-cell table:style-name="ce5" office:value-type="string" calcext:value-type="string">
            <text:p>Installer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93" calcext:value-type="float">
            <text:p>193</text:p>
          </table:table-cell>
          <table:table-cell/>
          <table:table-cell office:value-type="string" calcext:value-type="string">
            <text:p>Basesystem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6">
          <table:table-cell table:style-name="ce4" office:value-type="string" calcext:value-type="string">
            <text:p>YaST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35" calcext:value-type="float">
            <text:p>135</text:p>
          </table:table-cell>
          <table:table-cell table:style-name="ce8"/>
          <table:table-cell table:style-name="ce8" office:value-type="string" calcext:value-type="string">
            <text:p>Documentatio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4" office:value-type="string" calcext:value-type="string">
            <text:p>Basesystem</text:p>
          </table:table-cell>
          <table:table-cell table:number-columns-repeated="2" table:style-name="ce4" office:value-type="float" office:value="74" calcext:value-type="float">
            <text:p>74</text:p>
          </table:table-cell>
          <table:table-cell/>
          <table:table-cell office:value-type="string" calcext:value-type="string">
            <text:p>Evolu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table:style-name="ce4" office:value-type="string" calcext:value-type="string">
            <text:p>Other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office:value-type="string" calcext:value-type="string">
            <text:p>Firefox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6">
          <table:table-cell table:style-name="ce4" office:value-type="string" calcext:value-type="string">
            <text:p>Packages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office:value-type="string" calcext:value-type="string">
            <text:p>GNOME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</table:table-row>
        <table:table-row table:style-name="ro6">
          <table:table-cell table:style-name="ce4" office:value-type="string" calcext:value-type="string">
            <text:p>Kernel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3" calcext:value-type="float">
            <text:p>33</text:p>
          </table:table-cell>
          <table:table-cell/>
          <table:table-cell office:value-type="string" calcext:value-type="string">
            <text:p>Java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6">
          <table:table-cell table:style-name="ce4" office:value-type="string" calcext:value-type="string">
            <text:p>Translations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8"/>
          <table:table-cell table:style-name="ce8" office:value-type="string" calcext:value-type="string">
            <text:p>Kerne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 table:style-name="ce4" office:value-type="string" calcext:value-type="string">
            <text:p>X Server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office:value-type="string" calcext:value-type="string">
            <text:p>Network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6">
          <table:table-cell table:style-name="ce4" office:value-type="string" calcext:value-type="string">
            <text:p>Patterns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6">
          <table:table-cell table:style-name="ce4" office:value-type="string" calcext:value-type="string">
            <text:p>Documentati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8"/>
          <table:table-cell table:style-name="ce8" office:value-type="string" calcext:value-type="string">
            <text:p>Packages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6">
          <table:table-cell table:style-name="ce4" office:value-type="string" calcext:value-type="string">
            <text:p>Firefox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8"/>
          <table:table-cell table:style-name="ce8" office:value-type="string" calcext:value-type="string">
            <text:p>Patterns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table:style-name="ce4" office:value-type="string" calcext:value-type="string">
            <text:p>Networ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office:value-type="string" calcext:value-type="string">
            <text:p>Print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6">
          <table:table-cell table:style-name="ce5" office:value-type="string" calcext:value-type="string">
            <text:p>Samba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office:value-type="string" calcext:value-type="string">
            <text:p>Registr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6">
          <table:table-cell table:style-name="ce4" office:value-type="string" calcext:value-type="string">
            <text:p>Sound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X nVidia Drive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office:value-type="string" calcext:value-type="string">
            <text:p>Sou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table:style-name="ce4" office:value-type="string" calcext:value-type="string">
            <text:p>Artwork and Branding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/>
          <table:table-cell office:value-type="string" calcext:value-type="string">
            <text:p>Translations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6">
          <table:table-cell table:style-name="ce4" office:value-type="string" calcext:value-type="string">
            <text:p>Evolution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Update-Problem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6">
          <table:table-cell table:style-name="ce4" office:value-type="string" calcext:value-type="string">
            <text:p>Registration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8"/>
          <table:table-cell table:style-name="ce8" office:value-type="string" calcext:value-type="string">
            <text:p>Virtualization:-Guest-Installat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Virtualization: Management Too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X-ATI/fglrx-Dri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table:style-name="ce5" office:value-type="string" calcext:value-type="string">
            <text:p>Console Applications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X-nVidia-Driv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table:style-name="ce4" office:value-type="string" calcext:value-type="string">
            <text:p>Printing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/>
          <table:table-cell office:value-type="string" calcext:value-type="string">
            <text:p>X-Server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6">
          <table:table-cell table:style-name="ce4" office:value-type="string" calcext:value-type="string">
            <text:p>Update Problems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/>
          <table:table-cell office:value-type="string" calcext:value-type="string">
            <text:p>YaST2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4" office:value-type="string" calcext:value-type="string">
            <text:p>Virtualization: Guest Installation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Java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4"/>
        </table:table-row>
        <table:table-row table:style-name="ro6">
          <table:table-cell table:style-name="ce4" office:value-type="string" calcext:value-type="string">
            <text:p>Securit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>
            <text:p>Virtualization: Other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4"/>
        </table:table-row>
        <table:table-row table:style-name="ro6">
          <table:table-cell table:style-name="ce5" office:value-type="string" calcext:value-type="string">
            <text:p>VPN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X ATI/fglrx Driv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/>
        </table:table-row>
        <table:table-row table:style-name="ro6">
          <table:table-cell table:style-name="ce5" office:value-type="string" calcext:value-type="string">
            <text:p>LibreOffi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libzyp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6"/>
        </table:table-row>
        <table:table-row table:style-name="ro6">
          <table:table-cell table:style-name="ce7" office:value-type="string" calcext:value-type="string">
            <text:p>Mobile Devices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46" calcext:value-type="float">
            <text:p>146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ernel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NOME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X Server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cumentation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6">
          <table:table-cell table:style-name="ce7" office:value-type="string" calcext:value-type="string">
            <text:p>Installation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YaST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refox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twork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ckage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6">
          <table:table-cell table:style-name="ce7" office:value-type="string" calcext:value-type="string">
            <text:p>KDE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ATI/fglrx Driv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Bootloader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system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nVidia Driv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6">
          <table:table-cell table:style-name="ce7" office:value-type="string" calcext:value-type="string">
            <text:p>Banshee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6"/>
        </table:table-row>
        <table:table-row table:style-name="ro6">
          <table:table-cell table:style-name="ce7" office:value-type="string" calcext:value-type="string">
            <text:p>Novell Client for Linux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egistrati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ranslation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pdate Proble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Artwork and Brand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6">
          <table:table-cell table:style-name="ce7" office:value-type="string" calcext:value-type="string">
            <text:p>AppArmo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v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6">
          <table:table-cell table:style-name="ce7" office:value-type="string" calcext:value-type="string">
            <text:p>Maintenance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/>
        </table:table-row>
        <table:table-row table:style-name="ro6">
          <table:table-cell table:style-name="ce7" office:value-type="string" calcext:value-type="string">
            <text:p>Other Graphical Applications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tter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rint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rtualization: Guest Install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Virtualization: Keyboard, Mouse, Video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XEN: Kernel / Hyperviso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/>
        </table:table-row>
        <table:table-row table:style-name="ro6">
          <table:table-cell table:style-name="ce7" office:value-type="string" calcext:value-type="string">
            <text:p>XEN: Save / Restore / Migrat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compiz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6"/>
        </table:table-row>
        <table:table-row table:style-name="ro6" table:number-rows-repeated="1048507">
          <table:table-cell table:number-columns-repeated="9"/>
        </table:table-row>
        <table:table-row table:style-name="ro6">
          <table:table-cell table:number-columns-repeated="9"/>
        </table:table-row>
      </table:table>
      <table:named-expressions/>
      <table:database-ranges>
        <table:database-range table:name="__Anonymous_DB__1" table:target-range-address="All.C1:All.C841">
          <table:sort table:bind-styles-to-content="false">
            <table:sort-by table:field-number="0" table:data-type="automatic"/>
          </table:sort>
          <table:subtotal-rules table:bind-styles-to-content="false">
            <table:sort-groups/>
            <table:subtotal-rule table:group-by-field-number="2">
              <table:subtotal-field table:field-number="2" table:function="sum"/>
            </table:subtotal-rule>
          </table:subtotal-rules>
        </table:database-range>
        <table:database-range table:name="__Anonymous_Sheet_DB__0" table:target-range-address="All.A1:All.I839" table:display-filter-buttons="true">
          <table:sort table:bind-styles-to-content="false">
            <table:sort-by table:field-number="0" table:data-type="automatic"/>
            <table:sort-by table:field-number="2" table:data-type="automatic"/>
            <table:sort-by table:field-number="7" table:data-type="automatic"/>
          </table:sort>
          <table:subtotal-rules table:bind-styles-to-content="false">
            <table:sort-groups/>
            <table:subtotal-rule table:group-by-field-number="0"/>
          </table:subtotal-rules>
        </table:database-range>
        <table:database-range table:name="__Anonymous_Sheet_DB__1" table:target-range-address="sled12.A1:sled12.C32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11sp3.A1:11sp3.C37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0000-00-00T14:43:06.8178761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4:09:42.670044612</meta:creation-date>
    <meta:editing-duration>PT21H45M57S</meta:editing-duration>
    <meta:editing-cycles>16</meta:editing-cycles>
    <meta:generator>LibreOffice/4.1.6.2$Linux_X86_64 LibreOffice_project/410m0$Build-2</meta:generator>
    <meta:initial-creator>xiaojun </meta:initial-creator>
    <dc:date>2014-12-05T14:43:11.611632448</dc:date>
    <dc:creator>xiaojun </dc:creator>
    <meta:document-statistic meta:table-count="5" meta:cell-count="108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4cm" svg:height="15.698cm" xlink:href=".." xlink:type="simple" chart:class="chart:bar" chart:style-name="ch1">
        <chart:title svg:x="8.513cm" svg:y="0.449cm" chart:style-name="ch2">
          <text:p>11sp3: valid vs all /component</text:p>
        </chart:title>
        <chart:plot-area chart:style-name="ch3" table:cell-range-address="11sp3.A2:11sp3.C37" chart:data-source-has-labels="column" svg:x="0.907cm" svg:y="2.167cm" svg:width="21.033cm" svg:height="12.798cm">
          <chartooo:coordinate-region svg:x="2.432cm" svg:y="2.366cm" svg:width="19.508cm" svg:height="10.441cm"/>
          <chart:axis chart:dimension="x" chart:name="primary-x" chart:style-name="ch4" chartooo:axis-type="auto">
            <chartooo:date-scale/>
            <chart:categories table:cell-range-address="11sp3.A2:11sp3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1sp3.B2:11sp3.B37" chart:class="chart:bar">
            <chart:data-point chart:repeated="36"/>
          </chart:series>
          <chart:series chart:style-name="ch8" chart:values-cell-range-address="11sp3.C2:11sp3.C37" chart:class="chart:ba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obile Devices</text:p>
                <draw:g>
                  <svg:desc>11sp3.A2:11sp3.A37</svg:desc>
                </draw:g>
              </table:table-cell>
              <table:table-cell office:value-type="float" office:value="100">
                <text:p>100</text:p>
                <draw:g>
                  <svg:desc>11sp3.B2:11sp3.B37</svg:desc>
                </draw:g>
              </table:table-cell>
              <table:table-cell office:value-type="float" office:value="146">
                <text:p>146</text:p>
                <draw:g>
                  <svg:desc>11sp3.C2:11sp3.C37</svg:desc>
                </draw:g>
              </table:table-cell>
            </table:table-row>
            <table:table-row>
              <table:table-cell office:value-type="string">
                <text:p>Kernel</text:p>
              </table:table-cell>
              <table:table-cell office:value-type="float" office:value="82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NOME</text:p>
              </table:table-cell>
              <table:table-cell office:value-type="float" office:value="54">
                <text:p>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X Server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Documentatio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nstallation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YaST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Firefox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ound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ackages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KDE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X ATI/fglrx Driver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Bootloader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asesystem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X nVidia Driver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Banshe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vell Client for Linux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egistration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curity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ranslation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Update Problem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rtwork and Branding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volutio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ppArmo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ther Graphical Applicatio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ttern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int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rtualization: Guest Installatio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rtualization: Keyboard, Mouse, Video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EN: Kernel / Hyperviso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EN: Save / Restore / Migrat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mpiz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794cm" svg:height="15.812cm" xlink:href=".." xlink:type="simple" chart:class="chart:bar" chart:style-name="ch1">
        <chart:title svg:x="10.85cm" svg:y="0.452cm" chart:style-name="ch2">
          <text:p>11sp3: percentage /component</text:p>
        </chart:title>
        <chart:plot-area chart:style-name="ch3" table:cell-range-address="11sp3.A1:11sp3.B37 11sp3.E1:11sp3.E37" chart:data-source-has-labels="both" svg:x="1.005cm" svg:y="2.179cm" svg:width="25.679cm" svg:height="12.897cm">
          <chartooo:coordinate-region svg:x="2.463cm" svg:y="2.378cm" svg:width="24.221cm" svg:height="10.54cm"/>
          <chart:axis chart:dimension="x" chart:name="primary-x" chart:style-name="ch4" chartooo:axis-type="auto">
            <chartooo:date-scale/>
            <chart:categories table:cell-range-address="11sp3.A2:11sp3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1sp3.B2:11sp3.B37" chart:label-cell-address="11sp3.B1:11sp3.B1" chart:class="chart:bar">
            <chart:data-point chart:repeated="36"/>
          </chart:series>
          <chart:series chart:style-name="ch8" chart:values-cell-range-address="11sp3.E2:11sp3.E37" chart:label-cell-address="11sp3.E1:11sp3.E1" chart:class="chart:ba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id bug num</text:p>
                <draw:g>
                  <svg:desc>11sp3.B1:11sp3.B1</svg:desc>
                </draw:g>
              </table:table-cell>
              <table:table-cell office:value-type="string">
                <text:p>total valid num</text:p>
                <draw:g>
                  <svg:desc>11sp3.E1:11sp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bile Devices</text:p>
                <draw:g>
                  <svg:desc>11sp3.A2:11sp3.A37</svg:desc>
                </draw:g>
              </table:table-cell>
              <table:table-cell office:value-type="float" office:value="100">
                <text:p>100</text:p>
                <draw:g>
                  <svg:desc>11sp3.B2:11sp3.B37</svg:desc>
                </draw:g>
              </table:table-cell>
              <table:table-cell office:value-type="float" office:value="473">
                <text:p>473</text:p>
                <draw:g>
                  <svg:desc>11sp3.E2:11sp3.E37</svg:desc>
                </draw:g>
              </table:table-cell>
            </table:table-row>
            <table:table-row>
              <table:table-cell office:value-type="string">
                <text:p>Kernel</text:p>
              </table:table-cell>
              <table:table-cell office:value-type="float" office:value="82">
                <text:p>8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GNOME</text:p>
              </table:table-cell>
              <table:table-cell office:value-type="float" office:value="54">
                <text:p>5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2">
                <text:p>3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X Server</text:p>
              </table:table-cell>
              <table:table-cell office:value-type="float" office:value="27">
                <text:p>2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Documentation</text:p>
              </table:table-cell>
              <table:table-cell office:value-type="float" office:value="24">
                <text:p>2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Installation</text:p>
              </table:table-cell>
              <table:table-cell office:value-type="float" office:value="16">
                <text:p>1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YaST2</text:p>
              </table:table-cell>
              <table:table-cell office:value-type="float" office:value="16">
                <text:p>1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Firefox</text:p>
              </table:table-cell>
              <table:table-cell office:value-type="float" office:value="15">
                <text:p>1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Sound</text:p>
              </table:table-cell>
              <table:table-cell office:value-type="float" office:value="15">
                <text:p>1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13">
                <text:p>1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Packages</text:p>
              </table:table-cell>
              <table:table-cell office:value-type="float" office:value="10">
                <text:p>1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KDE</text:p>
              </table:table-cell>
              <table:table-cell office:value-type="float" office:value="9">
                <text:p>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X ATI/fglrx Driver</text:p>
              </table:table-cell>
              <table:table-cell office:value-type="float" office:value="8">
                <text:p>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Bootloader</text:p>
              </table:table-cell>
              <table:table-cell office:value-type="float" office:value="7">
                <text:p>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Basesystem</text:p>
              </table:table-cell>
              <table:table-cell office:value-type="float" office:value="6">
                <text:p>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X nVidia Driver</text:p>
              </table:table-cell>
              <table:table-cell office:value-type="float" office:value="5">
                <text:p>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Banshee</text:p>
              </table:table-cell>
              <table:table-cell office:value-type="float" office:value="4">
                <text:p>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Novell Client for Linux</text:p>
              </table:table-cell>
              <table:table-cell office:value-type="float" office:value="4">
                <text:p>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Registration</text:p>
              </table:table-cell>
              <table:table-cell office:value-type="float" office:value="3">
                <text:p>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Security</text:p>
              </table:table-cell>
              <table:table-cell office:value-type="float" office:value="3">
                <text:p>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Translations</text:p>
              </table:table-cell>
              <table:table-cell office:value-type="float" office:value="3">
                <text:p>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Update Problems</text:p>
              </table:table-cell>
              <table:table-cell office:value-type="float" office:value="3">
                <text:p>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Artwork and Branding</text:p>
              </table:table-cell>
              <table:table-cell office:value-type="float" office:value="2">
                <text:p>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Evolution</text:p>
              </table:table-cell>
              <table:table-cell office:value-type="float" office:value="2">
                <text:p>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AppArmor</text:p>
              </table:table-cell>
              <table:table-cell office:value-type="float" office:value="1">
                <text:p>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">
                <text:p>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Maintenance</text:p>
              </table:table-cell>
              <table:table-cell office:value-type="float" office:value="1">
                <text:p>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Other Graphical Applications</text:p>
              </table:table-cell>
              <table:table-cell office:value-type="float" office:value="1">
                <text:p>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Patterns</text:p>
              </table:table-cell>
              <table:table-cell office:value-type="float" office:value="1">
                <text:p>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Printing</text:p>
              </table:table-cell>
              <table:table-cell office:value-type="float" office:value="1">
                <text:p>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Virtualization: Guest Installation</text:p>
              </table:table-cell>
              <table:table-cell office:value-type="float" office:value="1">
                <text:p>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Virtualization: Keyboard, Mouse, Video</text:p>
              </table:table-cell>
              <table:table-cell office:value-type="float" office:value="1">
                <text:p>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XEN: Kernel / Hypervisor</text:p>
              </table:table-cell>
              <table:table-cell office:value-type="float" office:value="1">
                <text:p>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XEN: Save / Restore / Migrate</text:p>
              </table:table-cell>
              <table:table-cell office:value-type="float" office:value="1">
                <text:p>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compiz</text:p>
              </table:table-cell>
              <table:table-cell office:value-type="float" office:value="0">
                <text:p>0</text:p>
              </table:table-cell>
              <table:table-cell office:value-type="float" office:value="473">
                <text:p>4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03cm" svg:height="13.693cm" xlink:href=".." xlink:type="simple" chart:class="chart:bar" chart:style-name="ch1">
        <chart:title svg:x="8.221cm" svg:y="0.409cm" chart:style-name="ch2">
          <text:p>sled12: valid vs all /component</text:p>
        </chart:title>
        <chart:plot-area chart:style-name="ch3" table:cell-range-address="sled12.A1:sled12.C32" chart:data-source-has-labels="both" svg:x="0.898cm" svg:y="2.007cm" svg:width="20.609cm" svg:height="10.993cm">
          <chartooo:coordinate-region svg:x="1.705cm" svg:y="2.206cm" svg:width="19.802cm" svg:height="8.73cm"/>
          <chart:axis chart:dimension="x" chart:name="primary-x" chart:style-name="ch4" chartooo:axis-type="auto">
            <chartooo:date-scale/>
            <chart:categories table:cell-range-address="sled12.A2:sled12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led12.B2:sled12.B32" chart:label-cell-address="sled12.B1:sled12.B1" chart:class="chart:bar">
            <chart:data-point chart:repeated="31"/>
          </chart:series>
          <chart:series chart:style-name="ch8" chart:values-cell-range-address="sled12.C2:sled12.C32" chart:label-cell-address="sled12.C1:sled12.C1" chart:class="chart:ba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id bug num</text:p>
                <draw:g>
                  <svg:desc>sled12.B1:sled12.B1</svg:desc>
                </draw:g>
              </table:table-cell>
              <table:table-cell office:value-type="string">
                <text:p>all bug num</text:p>
                <draw:g>
                  <svg:desc>sled12.C1:sled1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NOME</text:p>
                <draw:g>
                  <svg:desc>sled12.A2:sled12.A32</svg:desc>
                </draw:g>
              </table:table-cell>
              <table:table-cell office:value-type="float" office:value="153">
                <text:p>153</text:p>
                <draw:g>
                  <svg:desc>sled12.B2:sled12.B32</svg:desc>
                </draw:g>
              </table:table-cell>
              <table:table-cell office:value-type="float" office:value="176">
                <text:p>176</text:p>
                <draw:g>
                  <svg:desc>sled12.C2:sled12.C32</svg:desc>
                </draw:g>
              </table:table-cell>
            </table:table-row>
            <table:table-row>
              <table:table-cell office:value-type="string">
                <text:p>Installer</text:p>
              </table:table-cell>
              <table:table-cell office:value-type="float" office:value="142">
                <text:p>14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YaST2</text:p>
              </table:table-cell>
              <table:table-cell office:value-type="float" office:value="96">
                <text:p>9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Basesystem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ackages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Kernel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Translations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X Server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atterns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ocumentation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refox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amba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ound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X nVidia Driver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rtwork and Branding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volutio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gistratio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irtualization: Management Tools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nsole Application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inting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pdate Problem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irtualization: Guest Installatio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curity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irtualization: Othe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P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X ATI/fglrx Driver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breOffice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bzypp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857cm" svg:height="13.558cm" xlink:href=".." xlink:type="simple" chart:class="chart:bar" chart:style-name="ch1">
        <chart:title svg:x="10.815cm" svg:y="0.407cm" chart:style-name="ch2">
          <text:p>sled12: percentage /component</text:p>
        </chart:title>
        <chart:plot-area chart:style-name="ch3" table:cell-range-address="sled12.A1:sled12.B32 sled12.E1:sled12.E32" chart:data-source-has-labels="both" svg:x="1.007cm" svg:y="1.999cm" svg:width="25.736cm" svg:height="10.868cm">
          <chartooo:coordinate-region svg:x="1.814cm" svg:y="2.198cm" svg:width="24.929cm" svg:height="8.605cm"/>
          <chart:axis chart:dimension="x" chart:name="primary-x" chart:style-name="ch4" chartooo:axis-type="auto">
            <chartooo:date-scale/>
            <chart:categories table:cell-range-address="sled12.A2:sled12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led12.B2:sled12.B32" chart:label-cell-address="sled12.B1:sled12.B1" chart:class="chart:bar">
            <chart:data-point chart:repeated="31"/>
          </chart:series>
          <chart:series chart:style-name="ch8" chart:values-cell-range-address="sled12.E2:sled12.E32" chart:label-cell-address="sled12.E1:sled12.E1" chart:class="chart:ba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id bug num</text:p>
                <draw:g>
                  <svg:desc>sled12.B1:sled12.B1</svg:desc>
                </draw:g>
              </table:table-cell>
              <table:table-cell office:value-type="string">
                <text:p>total valid num</text:p>
                <draw:g>
                  <svg:desc>sled12.E1:sled1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NOME</text:p>
                <draw:g>
                  <svg:desc>sled12.A2:sled12.A32</svg:desc>
                </draw:g>
              </table:table-cell>
              <table:table-cell office:value-type="float" office:value="153">
                <text:p>153</text:p>
                <draw:g>
                  <svg:desc>sled12.B2:sled12.B32</svg:desc>
                </draw:g>
              </table:table-cell>
              <table:table-cell office:value-type="float" office:value="665">
                <text:p>665</text:p>
                <draw:g>
                  <svg:desc>sled12.E2:sled12.E32</svg:desc>
                </draw:g>
              </table:table-cell>
            </table:table-row>
            <table:table-row>
              <table:table-cell office:value-type="string">
                <text:p>Installer</text:p>
              </table:table-cell>
              <table:table-cell office:value-type="float" office:value="142">
                <text:p>14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YaST2</text:p>
              </table:table-cell>
              <table:table-cell office:value-type="float" office:value="96">
                <text:p>9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Basesystem</text:p>
              </table:table-cell>
              <table:table-cell office:value-type="float" office:value="74">
                <text:p>7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8">
                <text:p>38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Packages</text:p>
              </table:table-cell>
              <table:table-cell office:value-type="float" office:value="22">
                <text:p>2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Kernel</text:p>
              </table:table-cell>
              <table:table-cell office:value-type="float" office:value="17">
                <text:p>17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Translations</text:p>
              </table:table-cell>
              <table:table-cell office:value-type="float" office:value="17">
                <text:p>17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X Server</text:p>
              </table:table-cell>
              <table:table-cell office:value-type="float" office:value="15">
                <text:p>1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Patterns</text:p>
              </table:table-cell>
              <table:table-cell office:value-type="float" office:value="14">
                <text:p>1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Documentation</text:p>
              </table:table-cell>
              <table:table-cell office:value-type="float" office:value="9">
                <text:p>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Firefox</text:p>
              </table:table-cell>
              <table:table-cell office:value-type="float" office:value="9">
                <text:p>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9">
                <text:p>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Samba</text:p>
              </table:table-cell>
              <table:table-cell office:value-type="float" office:value="7">
                <text:p>7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Sound</text:p>
              </table:table-cell>
              <table:table-cell office:value-type="float" office:value="7">
                <text:p>7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X nVidia Driver</text:p>
              </table:table-cell>
              <table:table-cell office:value-type="float" office:value="6">
                <text:p>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Artwork and Branding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Evolution</text:p>
              </table:table-cell>
              <table:table-cell office:value-type="float" office:value="4">
                <text:p>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Registration</text:p>
              </table:table-cell>
              <table:table-cell office:value-type="float" office:value="4">
                <text:p>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Virtualization: Management Tools</text:p>
              </table:table-cell>
              <table:table-cell office:value-type="float" office:value="4">
                <text:p>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Console Applications</text:p>
              </table:table-cell>
              <table:table-cell office:value-type="float" office:value="2">
                <text:p>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Printing</text:p>
              </table:table-cell>
              <table:table-cell office:value-type="float" office:value="2">
                <text:p>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Update Problems</text:p>
              </table:table-cell>
              <table:table-cell office:value-type="float" office:value="2">
                <text:p>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Virtualization: Guest Installation</text:p>
              </table:table-cell>
              <table:table-cell office:value-type="float" office:value="2">
                <text:p>2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">
                <text:p>1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Security</text:p>
              </table:table-cell>
              <table:table-cell office:value-type="float" office:value="1">
                <text:p>1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Virtualization: Other</text:p>
              </table:table-cell>
              <table:table-cell office:value-type="float" office:value="1">
                <text:p>1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VPN</text:p>
              </table:table-cell>
              <table:table-cell office:value-type="float" office:value="1">
                <text:p>1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X ATI/fglrx Driver</text:p>
              </table:table-cell>
              <table:table-cell office:value-type="float" office:value="1">
                <text:p>1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LibreOffice</text:p>
              </table:table-cell>
              <table:table-cell office:value-type="float" office:value="0">
                <text:p>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libzypp</text:p>
              </table:table-cell>
              <table:table-cell office:value-type="float" office:value="0">
                <text:p>0</text:p>
              </table:table-cell>
              <table:table-cell office:value-type="float" office:value="665">
                <text:p>6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